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00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es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2630.4348999214" calcext:value-type="float">
            <text:p>12630.4348999214</text:p>
          </table:table-cell>
          <table:table-cell office:value-type="string" calcext:value-type="string">
            <text:p>[7, 4, 2, 0, 20, 9, 37, 33, 32, 35, 30, 26, 15, 10, 11, 6, 5, 8, 14, 12, 19, 22, 17, 18, 3, 1, 13, 25, 23, 27, 36, 34, 28, 29, 31, 24, 21, 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3035.2300257072" calcext:value-type="float">
            <text:p>13035.2300257072</text:p>
          </table:table-cell>
          <table:table-cell office:value-type="string" calcext:value-type="string">
            <text:p>[13, 1, 3, 5, 19, 28, 20, 0, 21, 26, 10, 11, 8, 4, 2, 6, 23, 27, 36, 37, 35, 33, 32, 30, 15, 12, 14, 22, 25, 24, 34, 31, 29, 17, 16, 18, 7, 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3856.0346035154" calcext:value-type="float">
            <text:p>13856.0346035154</text:p>
          </table:table-cell>
          <table:table-cell office:value-type="string" calcext:value-type="string">
            <text:p>[25, 23, 14, 12, 19, 22, 7, 8, 15, 16, 17, 27, 33, 32, 28, 13, 20, 9, 0, 4, 6, 10, 11, 29, 31, 1, 2, 3, 5, 18, 26, 35, 34, 37, 30, 36, 21, 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4843.6605347368" calcext:value-type="float">
            <text:p>14843.6605347368</text:p>
          </table:table-cell>
          <table:table-cell office:value-type="string" calcext:value-type="string">
            <text:p>[17, 18, 23, 22, 34, 37, 28, 0, 1, 3, 2, 8, 26, 33, 30, 35, 27, 12, 4, 6, 5, 11, 15, 16, 10, 7, 13, 19, 14, 32, 36, 31, 29, 24, 25, 9, 20, 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4876.1560414341" calcext:value-type="float">
            <text:p>14876.1560414341</text:p>
          </table:table-cell>
          <table:table-cell office:value-type="string" calcext:value-type="string">
            <text:p>[23, 21, 12, 14, 3, 8, 30, 35, 33, 32, 27, 25, 29, 31, 36, 37, 34, 28, 20, 24, 26, 9, 0, 13, 2, 6, 18, 10, 11, 15, 22, 7, 5, 17, 16, 4, 1, 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3350.4283839925" calcext:value-type="float">
            <text:p>13350.4283839925</text:p>
          </table:table-cell>
          <table:table-cell office:value-type="string" calcext:value-type="string">
            <text:p>[36, 17, 18, 16, 10, 11, 15, 4, 2, 3, 1, 13, 25, 24, 26, 34, 29, 19, 12, 14, 21, 23, 27, 32, 33, 30, 31, 28, 22, 9, 20, 0, 5, 6, 8, 7, 35, 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5235.4365513169" calcext:value-type="float">
            <text:p>15235.4365513169</text:p>
          </table:table-cell>
          <table:table-cell office:value-type="string" calcext:value-type="string">
            <text:p>[21, 1, 9, 20, 28, 2, 4, 5, 6, 10, 7, 14, 19, 22, 37, 31, 29, 13, 0, 3, 34, 35, 36, 33, 32, 25, 24, 12, 18, 17, 15, 27, 26, 30, 23, 11, 8, 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4259.9060531966" calcext:value-type="float">
            <text:p>14259.9060531966</text:p>
          </table:table-cell>
          <table:table-cell office:value-type="string" calcext:value-type="string">
            <text:p>[17, 16, 21, 12, 8, 7, 2, 4, 23, 36, 37, 25, 19, 22, 29, 34, 24, 14, 13, 20, 0, 9, 1, 3, 28, 31, 33, 27, 5, 6, 10, 11, 15, 18, 32, 30, 35, 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4197.6747091131" calcext:value-type="float">
            <text:p>14197.6747091131</text:p>
          </table:table-cell>
          <table:table-cell office:value-type="string" calcext:value-type="string">
            <text:p>[2, 4, 5, 6, 32, 35, 37, 33, 30, 26, 27, 24, 13, 20, 15, 17, 25, 31, 28, 9, 3, 7, 8, 12, 14, 19, 23, 21, 22, 29, 36, 34, 10, 11, 16, 18, 1, 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1720.0422083633" calcext:value-type="float">
            <text:p>11720.0422083633</text:p>
          </table:table-cell>
          <table:table-cell office:value-type="string" calcext:value-type="string">
            <text:p>[17, 5, 2, 4, 3, 1, 0, 9, 13, 20, 22, 25, 24, 7, 6, 8, 26, 32, 27, 34, 29, 31, 28, 21, 15, 10, 11, 14, 12, 19, 30, 35, 37, 36, 33, 23, 16, 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3317.7049153753" calcext:value-type="float">
            <text:p>13317.7049153753</text:p>
          </table:table-cell>
          <table:table-cell office:value-type="string" calcext:value-type="string">
            <text:p>[9, 2, 4, 6, 13, 20, 0, 1, 14, 8, 12, 17, 26, 30, 35, 29, 28, 31, 36, 37, 23, 21, 27, 33, 32, 34, 11, 10, 18, 16, 15, 25, 24, 22, 19, 7, 5, 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3124.5445525432" calcext:value-type="float">
            <text:p>13124.5445525432</text:p>
          </table:table-cell>
          <table:table-cell office:value-type="string" calcext:value-type="string">
            <text:p>[30, 35, 33, 32, 26, 23, 19, 0, 1, 9, 29, 31, 28, 20, 13, 22, 25, 24, 16, 11, 10, 7, 8, 18, 36, 34, 37, 12, 4, 14, 21, 15, 5, 3, 2, 6, 17, 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2542.4337102054" calcext:value-type="float">
            <text:p>12542.4337102054</text:p>
          </table:table-cell>
          <table:table-cell office:value-type="string" calcext:value-type="string">
            <text:p>[28, 23, 17, 27, 30, 35, 36, 34, 31, 20, 9, 13, 12, 4, 5, 6, 15, 26, 32, 33, 37, 10, 8, 0, 1, 3, 2, 11, 16, 18, 7, 14, 21, 19, 22, 24, 25, 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4681.2320121622" calcext:value-type="float">
            <text:p>14681.2320121622</text:p>
          </table:table-cell>
          <table:table-cell office:value-type="string" calcext:value-type="string">
            <text:p>[27, 30, 18, 26, 15, 16, 17, 11, 8, 4, 2, 3, 6, 12, 23, 14, 19, 22, 28, 20, 9, 37, 36, 34, 21, 24, 13, 31, 29, 35, 32, 33, 25, 1, 0, 5, 7, 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2936.5155005065" calcext:value-type="float">
            <text:p>12936.5155005065</text:p>
          </table:table-cell>
          <table:table-cell office:value-type="string" calcext:value-type="string">
            <text:p>[34, 30, 33, 35, 28, 20, 0, 9, 13, 14, 12, 11, 10, 27, 26, 16, 7, 4, 1, 3, 2, 24, 25, 22, 19, 5, 6, 8, 15, 18, 17, 29, 31, 23, 21, 32, 37, 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2833.0710713861" calcext:value-type="float">
            <text:p>12833.0710713861</text:p>
          </table:table-cell>
          <table:table-cell office:value-type="string" calcext:value-type="string">
            <text:p>[31, 28, 29, 15, 10, 11, 2, 4, 6, 19, 25, 22, 1, 0, 13, 20, 34, 37, 36, 24, 12, 5, 3, 9, 14, 18, 16, 17, 8, 7, 23, 21, 26, 30, 35, 33, 32, 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11082.9771513865" calcext:value-type="float">
            <text:p>11082.9771513865</text:p>
          </table:table-cell>
          <table:table-cell office:value-type="string" calcext:value-type="string">
            <text:p>[1, 20, 9, 0, 13, 25, 28, 29, 31, 37, 33, 35, 32, 36, 34, 24, 22, 19, 12, 21, 23, 6, 8, 7, 14, 15, 18, 16, 10, 26, 30, 27, 17, 11, 5, 2, 4, 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3655.5442791733" calcext:value-type="float">
            <text:p>13655.5442791733</text:p>
          </table:table-cell>
          <table:table-cell office:value-type="string" calcext:value-type="string">
            <text:p>[27, 21, 19, 13, 1, 11, 24, 25, 28, 22, 14, 4, 7, 17, 18, 23, 34, 31, 37, 36, 29, 20, 9, 0, 12, 6, 2, 5, 3, 8, 15, 16, 10, 26, 33, 35, 30, 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1055.741727704" calcext:value-type="float">
            <text:p>11055.741727704</text:p>
          </table:table-cell>
          <table:table-cell office:value-type="string" calcext:value-type="string">
            <text:p>[9, 2, 4, 6, 5, 12, 14, 19, 29, 31, 28, 22, 11, 10, 18, 24, 25, 36, 37, 34, 27, 32, 33, 35, 30, 26, 7, 8, 16, 17, 15, 23, 21, 3, 1, 0, 20, 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2458.8095250078" calcext:value-type="float">
            <text:p>12458.8095250078</text:p>
          </table:table-cell>
          <table:table-cell office:value-type="string" calcext:value-type="string">
            <text:p>[28, 20, 9, 13, 27, 26, 30, 35, 37, 31, 23, 17, 16, 10, 11, 18, 15, 6, 0, 1, 3, 5, 12, 14, 7, 8, 22, 19, 24, 34, 36, 33, 32, 29, 25, 21, 4, 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3034.0132507558" calcext:value-type="float">
            <text:p>13034.0132507558</text:p>
          </table:table-cell>
          <table:table-cell office:value-type="string" calcext:value-type="string">
            <text:p>[37, 36, 17, 16, 15, 23, 21, 6, 5, 4, 10, 30, 35, 32, 34, 29, 31, 27, 25, 22, 0, 9, 13, 20, 28, 14, 1, 3, 2, 11, 7, 8, 12, 19, 24, 18, 26, 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2544.6549690527" calcext:value-type="float">
            <text:p>12544.6549690527</text:p>
          </table:table-cell>
          <table:table-cell office:value-type="string" calcext:value-type="string">
            <text:p>[21, 18, 17, 16, 15, 11, 10, 4, 5, 8, 7, 12, 6, 14, 19, 28, 20, 34, 36, 32, 37, 31, 29, 13, 9, 25, 26, 30, 33, 35, 27, 3, 2, 0, 1, 22, 24, 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3831.286207103" calcext:value-type="float">
            <text:p>13831.286207103</text:p>
          </table:table-cell>
          <table:table-cell office:value-type="string" calcext:value-type="string">
            <text:p>[26, 35, 33, 37, 32, 27, 15, 10, 11, 12, 14, 34, 36, 24, 13, 1, 0, 9, 20, 29, 28, 31, 30, 23, 17, 16, 18, 22, 6, 25, 21, 19, 2, 4, 3, 5, 7, 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2918.4908680778" calcext:value-type="float">
            <text:p>12918.4908680778</text:p>
          </table:table-cell>
          <table:table-cell office:value-type="string" calcext:value-type="string">
            <text:p>[29, 7, 8, 18, 11, 10, 5, 6, 27, 32, 35, 30, 12, 14, 4, 2, 3, 13, 20, 9, 0, 1, 22, 25, 21, 19, 24, 36, 33, 37, 34, 31, 28, 17, 16, 15, 26, 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1282.5887282459" calcext:value-type="float">
            <text:p>11282.5887282459</text:p>
          </table:table-cell>
          <table:table-cell office:value-type="string" calcext:value-type="string">
            <text:p>[22, 25, 29, 0, 1, 14, 19, 24, 21, 12, 7, 6, 5, 4, 2, 3, 8, 17, 16, 15, 23, 13, 9, 20, 28, 31, 34, 36, 37, 32, 30, 35, 10, 11, 18, 26, 33, 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2093.9254983181" calcext:value-type="float">
            <text:p>12093.9254983181</text:p>
          </table:table-cell>
          <table:table-cell office:value-type="string" calcext:value-type="string">
            <text:p>[25, 34, 37, 32, 33, 36, 3, 4, 2, 6, 7, 14, 19, 22, 29, 28, 31, 35, 30, 26, 27, 23, 21, 24, 20, 9, 13, 12, 16, 10, 15, 17, 18, 11, 8, 5, 1, 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2643.3732704966" calcext:value-type="float">
            <text:p>12643.3732704966</text:p>
          </table:table-cell>
          <table:table-cell office:value-type="string" calcext:value-type="string">
            <text:p>[5, 7, 8, 16, 15, 4, 2, 6, 12, 36, 34, 29, 23, 21, 19, 24, 25, 14, 3, 1, 0, 22, 27, 26, 33, 37, 30, 35, 32, 31, 13, 9, 20, 28, 18, 11, 10, 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1189.0178518016" calcext:value-type="float">
            <text:p>11189.0178518016</text:p>
          </table:table-cell>
          <table:table-cell office:value-type="string" calcext:value-type="string">
            <text:p>[10, 11, 16, 15, 8, 7, 6, 4, 5, 14, 12, 19, 22, 20, 28, 36, 30, 35, 26, 27, 25, 24, 13, 9, 1, 0, 2, 3, 23, 32, 33, 37, 34, 31, 29, 21, 17, 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1651.1129253007" calcext:value-type="float">
            <text:p>11651.1129253007</text:p>
          </table:table-cell>
          <table:table-cell office:value-type="string" calcext:value-type="string">
            <text:p>[25, 21, 11, 10, 26, 33, 35, 30, 37, 36, 23, 3, 1, 0, 9, 29, 31, 34, 32, 27, 18, 17, 16, 15, 14, 5, 4, 2, 6, 8, 7, 13, 20, 28, 24, 22, 19, 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2055.8634030443" calcext:value-type="float">
            <text:p>12055.8634030443</text:p>
          </table:table-cell>
          <table:table-cell office:value-type="string" calcext:value-type="string">
            <text:p>[14, 17, 18, 26, 33, 32, 37, 36, 34, 27, 6, 10, 11, 30, 35, 31, 29, 28, 25, 22, 19, 12, 9, 13, 20, 0, 3, 1, 2, 4, 5, 7, 8, 23, 24, 21, 16, 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3049.0400678616" calcext:value-type="float">
            <text:p>13049.0400678616</text:p>
          </table:table-cell>
          <table:table-cell office:value-type="string" calcext:value-type="string">
            <text:p>[33, 32, 23, 21, 24, 25, 22, 7, 6, 8, 11, 15, 16, 18, 29, 34, 27, 26, 10, 17, 28, 31, 36, 37, 35, 30, 20, 9, 13, 0, 1, 19, 12, 14, 5, 3, 2, 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1392.9431041655" calcext:value-type="float">
            <text:p>11392.9431041655</text:p>
          </table:table-cell>
          <table:table-cell office:value-type="string" calcext:value-type="string">
            <text:p>[10, 18, 26, 32, 33, 35, 30, 12, 14, 19, 24, 25, 37, 31, 29, 28, 20, 9, 0, 1, 13, 34, 36, 27, 22, 23, 21, 8, 7, 5, 15, 17, 16, 6, 3, 2, 4, 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4272.2745935569" calcext:value-type="float">
            <text:p>14272.2745935569</text:p>
          </table:table-cell>
          <table:table-cell office:value-type="string" calcext:value-type="string">
            <text:p>[30, 26, 10, 11, 16, 15, 8, 19, 37, 32, 33, 35, 7, 6, 5, 1, 9, 13, 2, 4, 3, 0, 22, 23, 27, 14, 12, 24, 25, 20, 29, 34, 36, 31, 28, 21, 17, 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1852.1962482898" calcext:value-type="float">
            <text:p>11852.1962482898</text:p>
          </table:table-cell>
          <table:table-cell office:value-type="string" calcext:value-type="string">
            <text:p>[6, 14, 27, 31, 29, 34, 36, 32, 37, 33, 35, 30, 26, 18, 10, 11, 15, 8, 0, 1, 13, 12, 3, 2, 5, 4, 17, 16, 19, 22, 25, 28, 20, 9, 24, 21, 23, 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14307.3419130054" calcext:value-type="float">
            <text:p>14307.3419130054</text:p>
          </table:table-cell>
          <table:table-cell office:value-type="string" calcext:value-type="string">
            <text:p>[29, 33, 30, 26, 11, 15, 12, 14, 8, 2, 4, 7, 35, 37, 28, 31, 20, 13, 9, 19, 18, 10, 16, 17, 27, 32, 23, 25, 24, 21, 3, 0, 1, 5, 6, 22, 34, 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3166.2877364228" calcext:value-type="float">
            <text:p>13166.2877364228</text:p>
          </table:table-cell>
          <table:table-cell office:value-type="string" calcext:value-type="string">
            <text:p>[28, 19, 15, 18, 16, 23, 24, 37, 35, 30, 33, 32, 36, 34, 13, 9, 0, 29, 31, 20, 1, 17, 26, 27, 11, 10, 8, 14, 12, 6, 2, 4, 3, 5, 7, 21, 22, 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1617.3044637568" calcext:value-type="float">
            <text:p>11617.3044637568</text:p>
          </table:table-cell>
          <table:table-cell office:value-type="string" calcext:value-type="string">
            <text:p>[5, 7, 22, 24, 25, 29, 31, 27, 23, 21, 19, 14, 12, 1, 0, 9, 13, 17, 15, 10, 8, 6, 2, 4, 3, 20, 28, 34, 36, 37, 30, 35, 33, 32, 16, 26, 18, 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801.1621212317" calcext:value-type="float">
            <text:p>10801.1621212317</text:p>
          </table:table-cell>
          <table:table-cell office:value-type="string" calcext:value-type="string">
            <text:p>[5, 8, 14, 12, 3, 1, 0, 22, 19, 21, 11, 15, 16, 17, 23, 29, 28, 20, 9, 13, 31, 34, 37, 36, 33, 35, 30, 32, 27, 25, 24, 26, 18, 10, 2, 4, 7, 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1688.6552489808" calcext:value-type="float">
            <text:p>11688.6552489808</text:p>
          </table:table-cell>
          <table:table-cell office:value-type="string" calcext:value-type="string">
            <text:p>[31, 29, 25, 19, 24, 22, 3, 13, 20, 9, 0, 1, 34, 37, 36, 32, 27, 30, 33, 35, 26, 11, 16, 23, 21, 8, 6, 5, 4, 2, 17, 10, 18, 15, 7, 12, 14, 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1860.0989636998" calcext:value-type="float">
            <text:p>11860.0989636998</text:p>
          </table:table-cell>
          <table:table-cell office:value-type="string" calcext:value-type="string">
            <text:p>[1, 19, 25, 22, 24, 21, 23, 27, 14, 12, 7, 8, 11, 15, 16, 18, 10, 17, 33, 32, 37, 36, 13, 9, 0, 5, 2, 4, 26, 30, 35, 34, 31, 29, 28, 20, 6, 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3170.1124194216" calcext:value-type="float">
            <text:p>13170.1124194216</text:p>
          </table:table-cell>
          <table:table-cell office:value-type="string" calcext:value-type="string">
            <text:p>[30, 35, 27, 23, 19, 21, 36, 37, 32, 26, 16, 15, 17, 18, 10, 2, 3, 0, 1, 20, 24, 22, 4, 7, 8, 11, 12, 6, 5, 14, 28, 9, 13, 29, 25, 34, 31, 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2191.2066228266" calcext:value-type="float">
            <text:p>12191.2066228266</text:p>
          </table:table-cell>
          <table:table-cell office:value-type="string" calcext:value-type="string">
            <text:p>[7, 12, 14, 11, 16, 15, 23, 22, 19, 24, 25, 21, 2, 3, 20, 5, 8, 4, 1, 0, 9, 13, 29, 31, 28, 36, 33, 30, 35, 32, 37, 34, 27, 17, 18, 26, 10, 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2118.2960638535" calcext:value-type="float">
            <text:p>12118.2960638535</text:p>
          </table:table-cell>
          <table:table-cell office:value-type="string" calcext:value-type="string">
            <text:p>[3, 2, 4, 5, 8, 18, 11, 10, 7, 12, 21, 19, 14, 15, 16, 23, 27, 34, 31, 37, 36, 24, 22, 25, 28, 13, 29, 32, 35, 33, 30, 26, 17, 6, 9, 20, 0, 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4076.3289969401" calcext:value-type="float">
            <text:p>14076.3289969401</text:p>
          </table:table-cell>
          <table:table-cell office:value-type="string" calcext:value-type="string">
            <text:p>[16, 13, 9, 20, 19, 14, 12, 8, 10, 27, 29, 28, 31, 25, 34, 37, 24, 22, 0, 1, 36, 33, 23, 21, 32, 30, 35, 26, 11, 7, 6, 4, 2, 3, 5, 15, 17, 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2759.8252252958" calcext:value-type="float">
            <text:p>12759.8252252958</text:p>
          </table:table-cell>
          <table:table-cell office:value-type="string" calcext:value-type="string">
            <text:p>[31, 37, 27, 7, 6, 11, 15, 16, 23, 21, 32, 33, 30, 35, 26, 10, 3, 2, 4, 5, 8, 17, 18, 24, 9, 1, 0, 14, 12, 22, 19, 25, 36, 34, 29, 13, 20, 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2078.1092554492" calcext:value-type="float">
            <text:p>12078.1092554492</text:p>
          </table:table-cell>
          <table:table-cell office:value-type="string" calcext:value-type="string">
            <text:p>[28, 31, 24, 19, 22, 14, 21, 25, 34, 37, 33, 27, 23, 17, 6, 7, 8, 4, 3, 5, 2, 0, 1, 13, 29, 36, 35, 30, 32, 26, 18, 10, 11, 15, 16, 12, 9, 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2305.7694907229" calcext:value-type="float">
            <text:p>12305.7694907229</text:p>
          </table:table-cell>
          <table:table-cell office:value-type="string" calcext:value-type="string">
            <text:p>[36, 37, 34, 31, 16, 15, 19, 22, 13, 9, 20, 0, 1, 3, 6, 5, 21, 23, 18, 17, 8, 12, 14, 24, 28, 29, 25, 27, 32, 30, 35, 33, 11, 10, 2, 4, 7, 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2476.8119373656" calcext:value-type="float">
            <text:p>12476.8119373656</text:p>
          </table:table-cell>
          <table:table-cell office:value-type="string" calcext:value-type="string">
            <text:p>[7, 1, 0, 9, 2, 4, 8, 11, 10, 15, 16, 26, 32, 37, 33, 35, 30, 18, 17, 14, 23, 21, 19, 29, 31, 34, 22, 27, 36, 28, 13, 20, 25, 24, 12, 3, 5, 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3142.7051246058" calcext:value-type="float">
            <text:p>13142.7051246058</text:p>
          </table:table-cell>
          <table:table-cell office:value-type="string" calcext:value-type="string">
            <text:p>[36, 35, 30, 26, 18, 17, 15, 11, 10, 8, 29, 28, 20, 9, 3, 19, 24, 22, 23, 25, 13, 0, 1, 6, 16, 4, 2, 5, 7, 12, 14, 32, 37, 31, 34, 33, 27, 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3034.0981001866" calcext:value-type="float">
            <text:p>13034.0981001866</text:p>
          </table:table-cell>
          <table:table-cell office:value-type="string" calcext:value-type="string">
            <text:p>[32, 33, 2, 1, 0, 20, 19, 24, 23, 21, 27, 26, 18, 17, 15, 8, 7, 16, 11, 10, 4, 6, 12, 14, 5, 3, 9, 13, 22, 25, 35, 30, 31, 34, 37, 36, 28, 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1757.5974574278" calcext:value-type="float">
            <text:p>11757.5974574278</text:p>
          </table:table-cell>
          <table:table-cell office:value-type="string" calcext:value-type="string">
            <text:p>[37, 30, 35, 33, 32, 34, 1, 3, 12, 15, 8, 7, 0, 13, 9, 20, 28, 31, 29, 22, 19, 14, 6, 5, 17, 11, 10, 4, 2, 16, 18, 23, 26, 27, 21, 24, 25, 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1727.8389739405" calcext:value-type="float">
            <text:p>11727.8389739405</text:p>
          </table:table-cell>
          <table:table-cell office:value-type="string" calcext:value-type="string">
            <text:p>[2, 3, 0, 1, 5, 19, 25, 24, 12, 8, 4, 16, 26, 27, 15, 14, 13, 9, 20, 22, 28, 29, 31, 34, 37, 36, 33, 32, 35, 30, 18, 17, 21, 23, 7, 11, 10, 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2490.2948376693" calcext:value-type="float">
            <text:p>12490.2948376693</text:p>
          </table:table-cell>
          <table:table-cell office:value-type="string" calcext:value-type="string">
            <text:p>[9, 13, 22, 16, 17, 18, 27, 24, 26, 30, 35, 32, 33, 37, 23, 29, 31, 12, 14, 19, 25, 21, 34, 36, 11, 10, 15, 6, 8, 7, 4, 5, 2, 3, 1, 0, 28, 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3435.936079335" calcext:value-type="float">
            <text:p>13435.936079335</text:p>
          </table:table-cell>
          <table:table-cell office:value-type="string" calcext:value-type="string">
            <text:p>[12, 18, 11, 10, 8, 6, 7, 26, 32, 35, 33, 17, 23, 24, 25, 9, 13, 20, 34, 36, 22, 19, 0, 1, 5, 15, 16, 27, 30, 37, 31, 28, 29, 21, 14, 3, 2, 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0249.3639351658" calcext:value-type="float">
            <text:p>10249.3639351658</text:p>
          </table:table-cell>
          <table:table-cell office:value-type="string" calcext:value-type="string">
            <text:p>[8, 7, 12, 14, 21, 26, 30, 35, 33, 32, 36, 34, 37, 27, 23, 15, 10, 18, 11, 16, 17, 6, 1, 0, 3, 5, 2, 4, 19, 25, 22, 13, 9, 20, 28, 31, 29, 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1718.691861597" calcext:value-type="float">
            <text:p>11718.691861597</text:p>
          </table:table-cell>
          <table:table-cell office:value-type="string" calcext:value-type="string">
            <text:p>[11, 16, 17, 18, 15, 6, 7, 8, 14, 21, 23, 27, 29, 31, 28, 13, 0, 1, 5, 24, 25, 19, 22, 32, 33, 30, 35, 26, 12, 4, 2, 3, 9, 20, 34, 37, 36, 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1734.960048671" calcext:value-type="float">
            <text:p>11734.960048671</text:p>
          </table:table-cell>
          <table:table-cell office:value-type="string" calcext:value-type="string">
            <text:p>[27, 32, 37, 36, 34, 29, 31, 28, 23, 14, 16, 10, 11, 8, 7, 3, 5, 12, 21, 24, 25, 26, 30, 33, 35, 22, 19, 2, 4, 6, 17, 18, 15, 1, 0, 9, 13, 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11391.8305617338" calcext:value-type="float">
            <text:p>11391.8305617338</text:p>
          </table:table-cell>
          <table:table-cell office:value-type="string" calcext:value-type="string">
            <text:p>[11, 16, 15, 7, 12, 19, 22, 25, 33, 35, 32, 27, 18, 10, 3, 1, 0, 9, 13, 20, 29, 31, 28, 21, 23, 17, 14, 5, 6, 4, 2, 8, 24, 34, 36, 37, 30, 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2457.3584386993" calcext:value-type="float">
            <text:p>12457.3584386993</text:p>
          </table:table-cell>
          <table:table-cell office:value-type="string" calcext:value-type="string">
            <text:p>[19, 21, 27, 15, 22, 24, 23, 34, 32, 35, 30, 26, 10, 11, 33, 36, 37, 18, 16, 17, 14, 12, 5, 4, 6, 7, 8, 2, 1, 0, 3, 9, 13, 28, 20, 31, 29, 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3403.3782759259" calcext:value-type="float">
            <text:p>13403.3782759259</text:p>
          </table:table-cell>
          <table:table-cell office:value-type="string" calcext:value-type="string">
            <text:p>[28, 37, 36, 14, 12, 5, 3, 6, 8, 7, 11, 15, 17, 23, 21, 13, 25, 22, 30, 35, 33, 32, 26, 10, 19, 24, 27, 16, 18, 4, 2, 1, 0, 9, 31, 34, 29, 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3175.3038543576" calcext:value-type="float">
            <text:p>13175.3038543576</text:p>
          </table:table-cell>
          <table:table-cell office:value-type="string" calcext:value-type="string">
            <text:p>[15, 7, 6, 8, 2, 1, 20, 28, 22, 24, 25, 19, 9, 13, 0, 3, 5, 4, 16, 17, 18, 27, 23, 34, 31, 29, 36, 32, 30, 35, 12, 21, 14, 11, 10, 37, 33, 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3727.7621564995" calcext:value-type="float">
            <text:p>13727.7621564995</text:p>
          </table:table-cell>
          <table:table-cell office:value-type="string" calcext:value-type="string">
            <text:p>[30, 35, 37, 34, 31, 29, 36, 33, 21, 19, 5, 8, 16, 12, 24, 28, 1, 3, 7, 6, 4, 2, 22, 25, 26, 27, 23, 14, 0, 20, 9, 13, 18, 17, 10, 11, 15, 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3186.9964661885" calcext:value-type="float">
            <text:p>13186.9964661885</text:p>
          </table:table-cell>
          <table:table-cell office:value-type="string" calcext:value-type="string">
            <text:p>[32, 36, 37, 31, 28, 29, 22, 21, 27, 17, 7, 6, 14, 12, 23, 25, 30, 35, 26, 18, 4, 5, 10, 11, 8, 15, 16, 19, 24, 3, 2, 0, 13, 20, 9, 1, 34, 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2198.17510652" calcext:value-type="float">
            <text:p>12198.17510652</text:p>
          </table:table-cell>
          <table:table-cell office:value-type="string" calcext:value-type="string">
            <text:p>[18, 1, 3, 14, 12, 5, 4, 2, 7, 6, 25, 22, 0, 20, 13, 9, 31, 28, 29, 37, 34, 19, 21, 24, 23, 27, 36, 32, 35, 30, 33, 26, 10, 11, 16, 8, 17, 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934.7815833632" calcext:value-type="float">
            <text:p>10934.7815833632</text:p>
          </table:table-cell>
          <table:table-cell office:value-type="string" calcext:value-type="string">
            <text:p>[14, 12, 6, 2, 4, 5, 3, 1, 0, 31, 37, 36, 34, 28, 20, 9, 13, 22, 25, 29, 23, 21, 11, 16, 10, 18, 26, 30, 35, 33, 32, 27, 15, 17, 8, 7, 19, 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3108.0066210546" calcext:value-type="float">
            <text:p>13108.0066210546</text:p>
          </table:table-cell>
          <table:table-cell office:value-type="string" calcext:value-type="string">
            <text:p>[31, 18, 17, 15, 4, 2, 3, 13, 20, 22, 24, 28, 29, 37, 35, 33, 32, 36, 34, 9, 0, 1, 21, 12, 8, 6, 7, 5, 14, 19, 25, 23, 11, 10, 16, 26, 30, 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3045.0063094997" calcext:value-type="float">
            <text:p>13045.0063094997</text:p>
          </table:table-cell>
          <table:table-cell office:value-type="string" calcext:value-type="string">
            <text:p>[12, 19, 24, 22, 8, 11, 10, 15, 26, 33, 32, 35, 30, 18, 17, 16, 37, 36, 27, 7, 2, 5, 3, 1, 0, 20, 9, 31, 29, 25, 34, 28, 13, 6, 4, 23, 21, 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2942.3895215573" calcext:value-type="float">
            <text:p>12942.3895215573</text:p>
          </table:table-cell>
          <table:table-cell office:value-type="string" calcext:value-type="string">
            <text:p>[34, 27, 22, 12, 7, 11, 26, 10, 8, 6, 4, 0, 1, 9, 13, 20, 28, 25, 18, 16, 15, 17, 33, 32, 37, 36, 19, 5, 3, 2, 14, 23, 21, 24, 30, 35, 31, 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1640.2652795885" calcext:value-type="float">
            <text:p>11640.2652795885</text:p>
          </table:table-cell>
          <table:table-cell office:value-type="string" calcext:value-type="string">
            <text:p>[5, 8, 15, 16, 19, 22, 1, 12, 14, 21, 27, 25, 24, 17, 11, 10, 26, 30, 35, 37, 34, 36, 23, 33, 32, 29, 31, 28, 20, 13, 9, 0, 3, 2, 4, 7, 18, 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4323.4802797724" calcext:value-type="float">
            <text:p>14323.4802797724</text:p>
          </table:table-cell>
          <table:table-cell office:value-type="string" calcext:value-type="string">
            <text:p>[7, 3, 1, 0, 13, 36, 37, 20, 9, 28, 22, 19, 17, 18, 10, 16, 8, 6, 5, 27, 26, 30, 12, 14, 4, 2, 25, 24, 34, 29, 31, 35, 33, 32, 23, 21, 11, 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3599.2783461854" calcext:value-type="float">
            <text:p>13599.2783461854</text:p>
          </table:table-cell>
          <table:table-cell office:value-type="string" calcext:value-type="string">
            <text:p>[29, 28, 5, 4, 8, 7, 12, 14, 32, 33, 27, 24, 25, 11, 10, 22, 19, 13, 9, 20, 0, 1, 2, 3, 6, 34, 36, 35, 26, 37, 30, 18, 15, 16, 17, 23, 21, 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3556.7563828618" calcext:value-type="float">
            <text:p>13556.7563828618</text:p>
          </table:table-cell>
          <table:table-cell office:value-type="string" calcext:value-type="string">
            <text:p>[8, 1, 9, 20, 13, 19, 29, 28, 21, 7, 12, 14, 23, 30, 35, 33, 31, 27, 26, 32, 37, 36, 34, 11, 15, 5, 0, 3, 2, 4, 6, 25, 24, 22, 16, 17, 18, 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1861.1655356769" calcext:value-type="float">
            <text:p>11861.1655356769</text:p>
          </table:table-cell>
          <table:table-cell office:value-type="string" calcext:value-type="string">
            <text:p>[31, 29, 25, 24, 22, 19, 23, 27, 26, 17, 18, 16, 15, 12, 8, 7, 6, 3, 4, 14, 21, 34, 36, 33, 35, 32, 28, 13, 20, 0, 1, 9, 5, 2, 11, 10, 30, 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2126.7134192939" calcext:value-type="float">
            <text:p>12126.7134192939</text:p>
          </table:table-cell>
          <table:table-cell office:value-type="string" calcext:value-type="string">
            <text:p>[37, 33, 32, 34, 31, 28, 29, 27, 23, 21, 4, 3, 0, 1, 2, 14, 24, 25, 22, 19, 12, 5, 6, 7, 8, 10, 16, 26, 30, 35, 20, 9, 13, 11, 15, 17, 18, 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2470.7804445219" calcext:value-type="float">
            <text:p>12470.7804445219</text:p>
          </table:table-cell>
          <table:table-cell office:value-type="string" calcext:value-type="string">
            <text:p>[15, 16, 26, 30, 35, 32, 33, 10, 11, 6, 7, 8, 1, 0, 3, 12, 29, 31, 24, 25, 36, 37, 34, 28, 19, 9, 20, 13, 22, 5, 4, 2, 14, 21, 23, 27, 18, 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1100.3131206281" calcext:value-type="float">
            <text:p>11100.3131206281</text:p>
          </table:table-cell>
          <table:table-cell office:value-type="string" calcext:value-type="string">
            <text:p>[2, 7, 27, 32, 33, 35, 18, 17, 16, 15, 19, 22, 25, 31, 29, 24, 21, 23, 14, 12, 11, 10, 3, 0, 1, 9, 13, 20, 28, 34, 37, 36, 30, 26, 8, 4, 5, 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1804.1771785651" calcext:value-type="float">
            <text:p>11804.1771785651</text:p>
          </table:table-cell>
          <table:table-cell office:value-type="string" calcext:value-type="string">
            <text:p>[29, 34, 30, 35, 32, 36, 26, 11, 17, 23, 21, 22, 19, 14, 8, 12, 24, 25, 13, 9, 0, 1, 3, 2, 4, 6, 10, 18, 15, 16, 5, 7, 20, 28, 27, 33, 37, 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3125.5415487015" calcext:value-type="float">
            <text:p>13125.5415487015</text:p>
          </table:table-cell>
          <table:table-cell office:value-type="string" calcext:value-type="string">
            <text:p>[24, 33, 32, 35, 30, 26, 17, 8, 6, 5, 2, 4, 10, 11, 16, 18, 37, 34, 25, 9, 0, 1, 3, 29, 31, 36, 27, 21, 12, 15, 7, 13, 20, 28, 23, 14, 19, 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3081.8131049017" calcext:value-type="float">
            <text:p>13081.8131049017</text:p>
          </table:table-cell>
          <table:table-cell office:value-type="string" calcext:value-type="string">
            <text:p>[32, 37, 35, 33, 30, 26, 18, 16, 10, 11, 2, 1, 0, 3, 5, 24, 25, 22, 12, 19, 20, 13, 14, 8, 7, 4, 6, 15, 21, 23, 27, 17, 34, 31, 28, 9, 29, 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1801.2696053508" calcext:value-type="float">
            <text:p>11801.2696053508</text:p>
          </table:table-cell>
          <table:table-cell office:value-type="string" calcext:value-type="string">
            <text:p>[3, 9, 0, 1, 13, 29, 31, 34, 36, 35, 30, 10, 11, 16, 17, 18, 15, 21, 19, 23, 8, 4, 6, 5, 7, 14, 22, 24, 25, 28, 20, 37, 33, 32, 26, 27, 12, 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2171.221068682" calcext:value-type="float">
            <text:p>12171.221068682</text:p>
          </table:table-cell>
          <table:table-cell office:value-type="string" calcext:value-type="string">
            <text:p>[21, 14, 6, 18, 17, 15, 11, 10, 7, 12, 24, 25, 19, 5, 3, 4, 2, 0, 13, 20, 9, 1, 22, 34, 37, 33, 32, 36, 31, 28, 29, 26, 16, 8, 30, 35, 27, 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2647.5834758621" calcext:value-type="float">
            <text:p>12647.5834758621</text:p>
          </table:table-cell>
          <table:table-cell office:value-type="string" calcext:value-type="string">
            <text:p>[3, 4, 6, 5, 12, 14, 10, 11, 16, 17, 18, 26, 35, 30, 33, 27, 23, 15, 21, 7, 8, 2, 1, 9, 28, 31, 36, 37, 32, 19, 22, 13, 25, 24, 34, 29, 20, 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3406.0675765772" calcext:value-type="float">
            <text:p>13406.0675765772</text:p>
          </table:table-cell>
          <table:table-cell office:value-type="string" calcext:value-type="string">
            <text:p>[35, 30, 37, 28, 20, 12, 14, 5, 4, 2, 1, 0, 9, 13, 3, 15, 11, 10, 26, 24, 22, 19, 16, 18, 21, 27, 23, 33, 32, 34, 36, 29, 31, 25, 8, 7, 6, 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3026.1033658209" calcext:value-type="float">
            <text:p>13026.1033658209</text:p>
          </table:table-cell>
          <table:table-cell office:value-type="string" calcext:value-type="string">
            <text:p>[35, 33, 27, 23, 24, 28, 31, 29, 32, 37, 36, 34, 18, 15, 6, 14, 9, 1, 3, 2, 7, 12, 19, 22, 25, 21, 10, 11, 16, 8, 20, 13, 0, 4, 5, 17, 26, 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3723.129953414" calcext:value-type="float">
            <text:p>13723.129953414</text:p>
          </table:table-cell>
          <table:table-cell office:value-type="string" calcext:value-type="string">
            <text:p>[21, 24, 25, 22, 20, 29, 36, 33, 35, 30, 37, 26, 18, 16, 14, 19, 27, 32, 0, 13, 9, 1, 3, 2, 8, 12, 6, 17, 11, 15, 10, 7, 5, 4, 28, 31, 34, 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3102.7843577502" calcext:value-type="float">
            <text:p>13102.7843577502</text:p>
          </table:table-cell>
          <table:table-cell office:value-type="string" calcext:value-type="string">
            <text:p>[29, 36, 37, 32, 26, 22, 25, 23, 27, 15, 14, 12, 19, 21, 33, 35, 30, 17, 11, 10, 18, 16, 8, 0, 1, 3, 4, 5, 2, 20, 13, 9, 7, 6, 24, 28, 34, 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2849.1966774753" calcext:value-type="float">
            <text:p>12849.1966774753</text:p>
          </table:table-cell>
          <table:table-cell office:value-type="string" calcext:value-type="string">
            <text:p>[14, 12, 5, 2, 3, 0, 1, 19, 25, 21, 15, 11, 10, 26, 18, 16, 7, 8, 22, 24, 28, 31, 32, 35, 33, 30, 27, 23, 17, 6, 4, 36, 34, 37, 29, 20, 13, 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3192.4799843306" calcext:value-type="float">
            <text:p>13192.4799843306</text:p>
          </table:table-cell>
          <table:table-cell office:value-type="string" calcext:value-type="string">
            <text:p>[12, 14, 24, 25, 22, 1, 0, 3, 5, 16, 18, 8, 7, 2, 4, 6, 36, 33, 37, 23, 15, 26, 34, 31, 29, 9, 13, 20, 28, 27, 30, 35, 32, 10, 11, 17, 21, 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4697.93389916" calcext:value-type="float">
            <text:p>14697.93389916</text:p>
          </table:table-cell>
          <table:table-cell office:value-type="string" calcext:value-type="string">
            <text:p>[37, 36, 14, 5, 10, 11, 16, 17, 7, 8, 21, 26, 30, 35, 33, 32, 27, 28, 31, 29, 9, 20, 23, 12, 6, 4, 2, 3, 13, 25, 34, 24, 0, 1, 22, 19, 18, 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4068.1239528648" calcext:value-type="float">
            <text:p>14068.1239528648</text:p>
          </table:table-cell>
          <table:table-cell office:value-type="string" calcext:value-type="string">
            <text:p>[24, 14, 19, 21, 23, 32, 30, 33, 35, 27, 16, 12, 11, 7, 6, 2, 0, 9, 1, 3, 5, 13, 20, 22, 25, 8, 4, 10, 26, 37, 36, 34, 15, 18, 17, 28, 31, 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0891.3282604322" calcext:value-type="float">
            <text:p>10891.3282604322</text:p>
          </table:table-cell>
          <table:table-cell office:value-type="string" calcext:value-type="string">
            <text:p>[9, 13, 20, 28, 31, 25, 21, 5, 7, 8, 15, 16, 17, 18, 12, 14, 19, 22, 24, 35, 30, 27, 23, 36, 37, 33, 32, 29, 34, 26, 10, 11, 6, 3, 4, 2, 1, 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2154.5021260466" calcext:value-type="float">
            <text:p>12154.5021260466</text:p>
          </table:table-cell>
          <table:table-cell office:value-type="string" calcext:value-type="string">
            <text:p>[18, 15, 8, 6, 5, 7, 14, 20, 13, 9, 3, 4, 2, 1, 0, 12, 26, 21, 19, 22, 24, 31, 29, 23, 25, 28, 36, 37, 30, 33, 35, 32, 34, 27, 16, 10, 11, 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2483.0553309614" calcext:value-type="float">
            <text:p>12483.0553309614</text:p>
          </table:table-cell>
          <table:table-cell office:value-type="string" calcext:value-type="string">
            <text:p>[8, 15, 16, 17, 18, 22, 25, 24, 34, 36, 37, 31, 29, 28, 9, 0, 1, 5, 4, 2, 19, 20, 13, 35, 30, 32, 33, 11, 10, 6, 3, 7, 23, 21, 27, 26, 12, 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3331.2397407613" calcext:value-type="float">
            <text:p>13331.2397407613</text:p>
          </table:table-cell>
          <table:table-cell office:value-type="string" calcext:value-type="string">
            <text:p>[10, 26, 30, 35, 32, 36, 24, 22, 16, 17, 18, 23, 25, 29, 34, 31, 37, 33, 27, 19, 21, 28, 20, 9, 13, 3, 5, 2, 4, 12, 0, 14, 15, 11, 8, 6, 1, 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3296.633827614" calcext:value-type="float">
            <text:p>13296.633827614</text:p>
          </table:table-cell>
          <table:table-cell office:value-type="string" calcext:value-type="string">
            <text:p>[1, 0, 9, 13, 19, 25, 31, 34, 29, 22, 14, 12, 8, 15, 23, 36, 37, 32, 35, 6, 2, 3, 5, 11, 18, 17, 7, 21, 24, 27, 33, 30, 26, 16, 10, 4, 28, 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4457.0229409045" calcext:value-type="float">
            <text:p>14457.0229409045</text:p>
          </table:table-cell>
          <table:table-cell office:value-type="string" calcext:value-type="string">
            <text:p>[5, 6, 12, 14, 20, 9, 13, 16, 10, 11, 7, 8, 2, 1, 0, 3, 4, 17, 34, 31, 36, 33, 23, 26, 30, 35, 32, 19, 24, 22, 25, 21, 29, 28, 27, 37, 18, 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3319.7490122263" calcext:value-type="float">
            <text:p>13319.7490122263</text:p>
          </table:table-cell>
          <table:table-cell office:value-type="string" calcext:value-type="string">
            <text:p>[18, 16, 11, 10, 26, 30, 35, 28, 31, 25, 23, 17, 21, 24, 22, 13, 9, 1, 3, 5, 2, 4, 6, 14, 8, 7, 15, 12, 0, 20, 36, 37, 29, 34, 33, 32, 27, 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12260.5871525373" calcext:value-type="float">
            <text:p>12260.5871525373</text:p>
          </table:table-cell>
          <table:table-cell office:value-type="string" calcext:value-type="string">
            <text:p>[13, 9, 16, 15, 7, 25, 24, 23, 32, 33, 26, 27, 30, 35, 12, 14, 22, 19, 21, 34, 37, 36, 31, 29, 28, 20, 0, 1, 4, 2, 3, 8, 11, 10, 17, 18, 6, 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2602.1511916261" calcext:value-type="float">
            <text:p>12602.1511916261</text:p>
          </table:table-cell>
          <table:table-cell office:value-type="string" calcext:value-type="string">
            <text:p>[0, 20, 22, 32, 33, 35, 30, 12, 14, 8, 11, 10, 23, 21, 34, 37, 36, 26, 27, 25, 29, 31, 28, 24, 19, 17, 18, 16, 15, 7, 5, 9, 13, 6, 4, 3, 2, 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0624.9887177487" calcext:value-type="float">
            <text:p>10624.9887177487</text:p>
          </table:table-cell>
          <table:table-cell office:value-type="string" calcext:value-type="string">
            <text:p>[35, 30, 26, 27, 23, 18, 11, 10, 4, 6, 8, 15, 16, 17, 7, 12, 14, 19, 22, 9, 13, 20, 29, 36, 37, 34, 31, 28, 25, 24, 1, 0, 3, 2, 5, 21, 32, 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0682.6234897215" calcext:value-type="float">
            <text:p>10682.6234897215</text:p>
          </table:table-cell>
          <table:table-cell office:value-type="string" calcext:value-type="string">
            <text:p>[19, 5, 6, 10, 11, 16, 8, 7, 12, 14, 24, 25, 27, 26, 30, 35, 33, 17, 18, 15, 4, 2, 3, 0, 1, 9, 20, 13, 28, 31, 29, 22, 21, 23, 36, 34, 37, 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1195.6930677762" calcext:value-type="float">
            <text:p>11195.6930677762</text:p>
          </table:table-cell>
          <table:table-cell office:value-type="string" calcext:value-type="string">
            <text:p>[12, 7, 10, 11, 23, 21, 0, 1, 3, 5, 4, 2, 6, 8, 14, 9, 20, 13, 19, 24, 25, 22, 28, 31, 34, 32, 26, 33, 35, 30, 37, 36, 29, 27, 15, 16, 18, 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2577.4175418733" calcext:value-type="float">
            <text:p>12577.4175418733</text:p>
          </table:table-cell>
          <table:table-cell office:value-type="string" calcext:value-type="string">
            <text:p>[1, 3, 4, 2, 5, 6, 7, 15, 21, 24, 25, 22, 19, 20, 29, 36, 17, 16, 30, 33, 35, 37, 31, 34, 32, 26, 23, 12, 8, 10, 11, 18, 14, 27, 28, 13, 9, 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2068.464749556" calcext:value-type="float">
            <text:p>12068.464749556</text:p>
          </table:table-cell>
          <table:table-cell office:value-type="string" calcext:value-type="string">
            <text:p>[30, 27, 23, 21, 19, 12, 6, 4, 2, 5, 14, 7, 8, 18, 17, 26, 31, 35, 33, 37, 34, 36, 24, 25, 29, 28, 22, 16, 15, 10, 11, 3, 1, 0, 9, 13, 20, 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3296.0200631612" calcext:value-type="float">
            <text:p>13296.0200631612</text:p>
          </table:table-cell>
          <table:table-cell office:value-type="string" calcext:value-type="string">
            <text:p>[6, 35, 37, 34, 31, 29, 19, 22, 21, 12, 7, 8, 27, 18, 14, 13, 9, 1, 3, 15, 17, 16, 10, 11, 5, 0, 20, 28, 24, 25, 26, 30, 33, 32, 36, 23, 4, 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2555.6197094685" calcext:value-type="float">
            <text:p>12555.6197094685</text:p>
          </table:table-cell>
          <table:table-cell office:value-type="string" calcext:value-type="string">
            <text:p>[37, 36, 35, 30, 26, 27, 23, 11, 10, 8, 7, 12, 16, 17, 18, 15, 9, 20, 28, 29, 31, 22, 25, 34, 21, 14, 5, 6, 19, 2, 4, 13, 0, 1, 3, 24, 33, 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2806.1329501742" calcext:value-type="float">
            <text:p>12806.1329501742</text:p>
          </table:table-cell>
          <table:table-cell office:value-type="string" calcext:value-type="string">
            <text:p>[18, 23, 29, 31, 28, 24, 25, 22, 6, 1, 0, 13, 9, 20, 5, 12, 14, 19, 7, 16, 15, 17, 27, 21, 33, 30, 26, 35, 37, 34, 36, 32, 8, 11, 10, 3, 2, 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2424.9112555373" calcext:value-type="float">
            <text:p>12424.9112555373</text:p>
          </table:table-cell>
          <table:table-cell office:value-type="string" calcext:value-type="string">
            <text:p>[6, 4, 2, 7, 12, 29, 34, 32, 33, 37, 27, 22, 19, 24, 25, 14, 5, 3, 1, 0, 36, 35, 30, 26, 21, 28, 31, 20, 9, 13, 23, 16, 18, 17, 15, 11, 10, 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1738.7731237789" calcext:value-type="float">
            <text:p>11738.7731237789</text:p>
          </table:table-cell>
          <table:table-cell office:value-type="string" calcext:value-type="string">
            <text:p>[18, 17, 16, 15, 24, 25, 28, 31, 29, 22, 19, 6, 14, 12, 7, 8, 11, 10, 27, 23, 21, 30, 35, 37, 36, 33, 34, 32, 26, 5, 3, 1, 9, 13, 20, 0, 4, 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2510.5371835246" calcext:value-type="float">
            <text:p>12510.5371835246</text:p>
          </table:table-cell>
          <table:table-cell office:value-type="string" calcext:value-type="string">
            <text:p>[7, 11, 10, 16, 15, 0, 1, 3, 2, 4, 8, 36, 37, 35, 30, 26, 22, 9, 13, 20, 28, 29, 27, 18, 17, 31, 34, 33, 32, 24, 21, 23, 25, 19, 6, 5, 12, 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1617.9698207746" calcext:value-type="float">
            <text:p>11617.9698207746</text:p>
          </table:table-cell>
          <table:table-cell office:value-type="string" calcext:value-type="string">
            <text:p>[27, 22, 19, 1, 0, 9, 31, 28, 29, 32, 33, 35, 30, 26, 12, 3, 2, 4, 6, 8, 7, 5, 13, 20, 34, 36, 37, 24, 25, 21, 23, 14, 11, 10, 17, 16, 15, 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2784.7647835305" calcext:value-type="float">
            <text:p>12784.7647835305</text:p>
          </table:table-cell>
          <table:table-cell office:value-type="string" calcext:value-type="string">
            <text:p>[2, 4, 10, 11, 16, 18, 17, 15, 8, 7, 26, 35, 32, 19, 24, 22, 5, 6, 14, 23, 27, 29, 28, 31, 37, 30, 33, 36, 34, 1, 0, 12, 21, 25, 13, 9, 20, 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2197.03566918" calcext:value-type="float">
            <text:p>12197.03566918</text:p>
          </table:table-cell>
          <table:table-cell office:value-type="string" calcext:value-type="string">
            <text:p>[2, 4, 17, 18, 23, 21, 22, 19, 12, 14, 8, 7, 16, 10, 11, 15, 24, 25, 28, 20, 31, 36, 34, 26, 35, 30, 32, 27, 33, 37, 29, 13, 9, 1, 5, 6, 3, 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1565.4630605793" calcext:value-type="float">
            <text:p>11565.4630605793</text:p>
          </table:table-cell>
          <table:table-cell office:value-type="string" calcext:value-type="string">
            <text:p>[15, 16, 2, 3, 5, 7, 18, 17, 6, 4, 11, 10, 8, 14, 19, 31, 28, 29, 34, 36, 30, 37, 33, 35, 32, 26, 21, 27, 23, 24, 22, 25, 1, 0, 9, 13, 20, 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2455.8659413025" calcext:value-type="float">
            <text:p>12455.8659413025</text:p>
          </table:table-cell>
          <table:table-cell office:value-type="string" calcext:value-type="string">
            <text:p>[5, 0, 1, 13, 9, 20, 28, 22, 19, 24, 34, 36, 37, 32, 33, 26, 29, 31, 18, 17, 16, 15, 21, 25, 14, 11, 10, 2, 4, 3, 7, 12, 6, 8, 23, 35, 30, 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13638.6487695502" calcext:value-type="float">
            <text:p>13638.6487695502</text:p>
          </table:table-cell>
          <table:table-cell office:value-type="string" calcext:value-type="string">
            <text:p>[21, 12, 2, 14, 35, 30, 26, 27, 23, 6, 5, 19, 24, 25, 34, 33, 32, 29, 28, 31, 37, 36, 20, 9, 13, 22, 18, 17, 15, 11, 4, 0, 1, 3, 16, 10, 7, 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1604.3467864745" calcext:value-type="float">
            <text:p>11604.3467864745</text:p>
          </table:table-cell>
          <table:table-cell office:value-type="string" calcext:value-type="string">
            <text:p>[17, 9, 20, 0, 13, 1, 3, 2, 6, 4, 11, 10, 16, 27, 23, 12, 22, 19, 21, 24, 28, 29, 31, 34, 33, 26, 35, 30, 32, 36, 37, 25, 14, 5, 7, 8, 15, 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9649.04116195548" calcext:value-type="float">
            <text:p>9649.04116195548</text:p>
          </table:table-cell>
          <table:table-cell office:value-type="string" calcext:value-type="string">
            <text:p>[18, 17, 6, 5, 12, 25, 20, 13, 9, 0, 1, 3, 2, 4, 8, 7, 16, 15, 11, 10, 26, 30, 35, 37, 36, 29, 28, 31, 34, 32, 33, 27, 23, 14, 19, 22, 24, 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2054.5141124068" calcext:value-type="float">
            <text:p>12054.5141124068</text:p>
          </table:table-cell>
          <table:table-cell office:value-type="string" calcext:value-type="string">
            <text:p>[23, 17, 8, 11, 10, 19, 29, 31, 28, 22, 13, 20, 9, 0, 1, 3, 5, 25, 34, 37, 35, 32, 33, 36, 21, 12, 14, 24, 27, 30, 26, 18, 16, 15, 7, 4, 2, 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1179.740278242" calcext:value-type="float">
            <text:p>11179.740278242</text:p>
          </table:table-cell>
          <table:table-cell office:value-type="string" calcext:value-type="string">
            <text:p>[19, 22, 25, 31, 34, 36, 37, 32, 33, 35, 30, 18, 15, 1, 0, 9, 13, 28, 20, 29, 24, 14, 6, 3, 21, 27, 26, 7, 12, 5, 4, 2, 8, 11, 10, 16, 17, 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9117.45686749413" calcext:value-type="float">
            <text:p>9117.45686749413</text:p>
          </table:table-cell>
          <table:table-cell office:value-type="string" calcext:value-type="string">
            <text:p>[11, 10, 15, 16, 17, 18, 21, 25, 22, 19, 3, 2, 4, 6, 7, 8, 24, 29, 23, 27, 26, 30, 32, 35, 33, 36, 37, 34, 31, 28, 20, 13, 9, 0, 1, 5, 12, 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2870.3261368567" calcext:value-type="float">
            <text:p>12870.3261368567</text:p>
          </table:table-cell>
          <table:table-cell office:value-type="string" calcext:value-type="string">
            <text:p>[33, 30, 35, 32, 36, 29, 31, 21, 8, 15, 16, 26, 37, 27, 24, 25, 7, 10, 11, 17, 18, 23, 6, 4, 2, 5, 14, 12, 19, 1, 0, 9, 22, 3, 13, 20, 28, 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1912.1126027074" calcext:value-type="float">
            <text:p>11912.1126027074</text:p>
          </table:table-cell>
          <table:table-cell office:value-type="string" calcext:value-type="string">
            <text:p>[30, 33, 32, 37, 27, 18, 10, 1, 0, 28, 20, 13, 9, 3, 2, 6, 5, 4, 12, 23, 25, 24, 14, 21, 11, 16, 17, 15, 8, 7, 36, 34, 31, 29, 22, 19, 26, 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2118.1389324821" calcext:value-type="float">
            <text:p>12118.1389324821</text:p>
          </table:table-cell>
          <table:table-cell office:value-type="string" calcext:value-type="string">
            <text:p>[19, 0, 1, 5, 26, 30, 35, 33, 32, 28, 20, 9, 13, 22, 21, 24, 25, 29, 31, 23, 14, 8, 17, 18, 11, 15, 16, 10, 4, 2, 3, 6, 7, 27, 36, 37, 34, 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3431.2960262323" calcext:value-type="float">
            <text:p>13431.2960262323</text:p>
          </table:table-cell>
          <table:table-cell office:value-type="string" calcext:value-type="string">
            <text:p>[28, 29, 25, 22, 14, 12, 10, 11, 3, 4, 6, 5, 21, 24, 15, 16, 17, 18, 26, 32, 36, 34, 20, 13, 9, 23, 27, 30, 35, 7, 8, 2, 1, 0, 19, 33, 37, 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1788.0570710201" calcext:value-type="float">
            <text:p>11788.0570710201</text:p>
          </table:table-cell>
          <table:table-cell office:value-type="string" calcext:value-type="string">
            <text:p>[33, 37, 36, 32, 14, 12, 7, 8, 5, 3, 2, 4, 6, 13, 9, 0, 1, 21, 22, 19, 25, 24, 34, 31, 28, 20, 29, 23, 18, 11, 10, 26, 30, 16, 17, 15, 27, 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1043.1474562657" calcext:value-type="float">
            <text:p>11043.1474562657</text:p>
          </table:table-cell>
          <table:table-cell office:value-type="string" calcext:value-type="string">
            <text:p>[25, 24, 21, 23, 27, 32, 33, 35, 30, 12, 4, 5, 3, 1, 0, 28, 34, 36, 37, 26, 18, 16, 10, 11, 17, 15, 6, 2, 7, 8, 14, 22, 29, 31, 20, 13, 9, 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0897.9212356582" calcext:value-type="float">
            <text:p>10897.9212356582</text:p>
          </table:table-cell>
          <table:table-cell office:value-type="string" calcext:value-type="string">
            <text:p>[13, 28, 20, 9, 0, 1, 2, 4, 19, 25, 29, 31, 34, 36, 26, 32, 33, 30, 35, 37, 21, 24, 27, 18, 16, 11, 10, 8, 7, 17, 15, 6, 5, 3, 12, 14, 23, 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2102.371450035" calcext:value-type="float">
            <text:p>12102.371450035</text:p>
          </table:table-cell>
          <table:table-cell office:value-type="string" calcext:value-type="string">
            <text:p>[15, 12, 14, 17, 18, 11, 8, 6, 3, 2, 4, 26, 30, 35, 32, 33, 36, 29, 25, 20, 28, 31, 37, 34, 27, 10, 16, 23, 22, 19, 21, 24, 1, 13, 9, 0, 5, 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2139.6125335402" calcext:value-type="float">
            <text:p>12139.6125335402</text:p>
          </table:table-cell>
          <table:table-cell office:value-type="string" calcext:value-type="string">
            <text:p>[29, 22, 14, 2, 4, 6, 19, 21, 23, 17, 15, 10, 11, 8, 7, 12, 5, 3, 9, 20, 28, 13, 0, 1, 18, 26, 30, 33, 32, 35, 16, 27, 31, 34, 37, 36, 25, 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2251.7374768065" calcext:value-type="float">
            <text:p>12251.7374768065</text:p>
          </table:table-cell>
          <table:table-cell office:value-type="string" calcext:value-type="string">
            <text:p>[1, 0, 28, 31, 34, 26, 17, 18, 15, 6, 4, 2, 3, 5, 30, 35, 32, 36, 37, 33, 29, 9, 13, 20, 24, 22, 27, 25, 19, 21, 23, 10, 11, 16, 12, 14, 7, 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1974.3549911524" calcext:value-type="float">
            <text:p>11974.3549911524</text:p>
          </table:table-cell>
          <table:table-cell office:value-type="string" calcext:value-type="string">
            <text:p>[10, 11, 15, 12, 14, 19, 21, 27, 37, 35, 33, 32, 26, 18, 16, 17, 1, 3, 2, 7, 8, 5, 4, 6, 25, 24, 22, 28, 29, 31, 34, 36, 30, 23, 20, 13, 9, 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2946.0761241421" calcext:value-type="float">
            <text:p>12946.0761241421</text:p>
          </table:table-cell>
          <table:table-cell office:value-type="string" calcext:value-type="string">
            <text:p>[4, 3, 5, 11, 10, 6, 15, 27, 32, 34, 36, 37, 31, 23, 8, 0, 1, 9, 13, 20, 33, 35, 30, 26, 14, 24, 25, 28, 29, 22, 19, 21, 12, 7, 17, 16, 18, 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2399.793581496" calcext:value-type="float">
            <text:p>12399.793581496</text:p>
          </table:table-cell>
          <table:table-cell office:value-type="string" calcext:value-type="string">
            <text:p>[1, 3, 2, 4, 10, 11, 8, 7, 19, 22, 24, 21, 15, 18, 26, 35, 30, 33, 36, 32, 27, 12, 14, 23, 34, 37, 31, 28, 16, 17, 6, 5, 13, 9, 20, 29, 25, 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3229.2943837739" calcext:value-type="float">
            <text:p>13229.2943837739</text:p>
          </table:table-cell>
          <table:table-cell office:value-type="string" calcext:value-type="string">
            <text:p>[6, 0, 9, 13, 20, 24, 22, 21, 15, 17, 16, 11, 10, 18, 7, 8, 12, 28, 29, 36, 32, 33, 19, 1, 5, 2, 3, 27, 26, 37, 30, 35, 34, 31, 25, 23, 14, 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0688.2026735858" calcext:value-type="float">
            <text:p>10688.2026735858</text:p>
          </table:table-cell>
          <table:table-cell office:value-type="string" calcext:value-type="string">
            <text:p>[2, 4, 8, 23, 21, 20, 13, 9, 0, 1, 19, 22, 24, 25, 17, 15, 14, 12, 28, 29, 31, 34, 36, 37, 33, 10, 11, 18, 16, 26, 30, 35, 32, 27, 7, 6, 5, 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1329.4834992964" calcext:value-type="float">
            <text:p>11329.4834992964</text:p>
          </table:table-cell>
          <table:table-cell office:value-type="string" calcext:value-type="string">
            <text:p>[22, 24, 19, 14, 23, 21, 27, 36, 37, 34, 31, 29, 13, 0, 1, 2, 6, 8, 7, 18, 15, 17, 16, 10, 5, 3, 9, 20, 28, 25, 33, 35, 30, 32, 26, 11, 4, 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0028.1709307553" calcext:value-type="float">
            <text:p>10028.1709307553</text:p>
          </table:table-cell>
          <table:table-cell office:value-type="string" calcext:value-type="string">
            <text:p>[18, 17, 16, 14, 12, 7, 8, 11, 26, 30, 35, 33, 32, 36, 37, 34, 31, 29, 22, 13, 20, 28, 25, 24, 19, 21, 9, 0, 1, 3, 6, 5, 2, 4, 15, 23, 27, 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12420.9540833412" calcext:value-type="float">
            <text:p>12420.9540833412</text:p>
          </table:table-cell>
          <table:table-cell office:value-type="string" calcext:value-type="string">
            <text:p>[12, 8, 7, 5, 3, 4, 6, 10, 11, 17, 18, 15, 16, 14, 22, 21, 24, 31, 26, 27, 25, 36, 30, 35, 33, 32, 37, 34, 29, 28, 9, 0, 20, 1, 2, 13, 19, 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2560.3205370166" calcext:value-type="float">
            <text:p>12560.3205370166</text:p>
          </table:table-cell>
          <table:table-cell office:value-type="string" calcext:value-type="string">
            <text:p>[13, 31, 37, 35, 32, 33, 4, 2, 3, 1, 0, 9, 7, 8, 6, 11, 17, 18, 16, 15, 10, 26, 30, 27, 24, 22, 25, 29, 34, 36, 14, 12, 5, 23, 19, 21, 28, 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2061.952081089" calcext:value-type="float">
            <text:p>12061.952081089</text:p>
          </table:table-cell>
          <table:table-cell office:value-type="string" calcext:value-type="string">
            <text:p>[20, 9, 13, 0, 1, 21, 23, 12, 14, 15, 16, 17, 3, 37, 36, 35, 30, 33, 32, 27, 11, 8, 6, 7, 5, 26, 18, 10, 4, 2, 19, 24, 25, 22, 31, 34, 29, 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2915.1916735663" calcext:value-type="float">
            <text:p>12915.1916735663</text:p>
          </table:table-cell>
          <table:table-cell office:value-type="string" calcext:value-type="string">
            <text:p>[6, 1, 28, 25, 24, 19, 3, 12, 14, 22, 21, 23, 8, 15, 27, 32, 33, 36, 34, 29, 31, 13, 9, 20, 0, 11, 10, 18, 17, 16, 35, 37, 30, 26, 7, 5, 2, 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5138.9885744111" calcext:value-type="float">
            <text:p>15138.9885744111</text:p>
          </table:table-cell>
          <table:table-cell office:value-type="string" calcext:value-type="string">
            <text:p>[4, 3, 13, 0, 1, 6, 7, 2, 5, 8, 34, 32, 30, 18, 16, 15, 11, 26, 35, 27, 21, 23, 24, 31, 29, 28, 12, 10, 17, 14, 19, 22, 9, 20, 33, 37, 36, 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3920.6920514613" calcext:value-type="float">
            <text:p>13920.6920514613</text:p>
          </table:table-cell>
          <table:table-cell office:value-type="string" calcext:value-type="string">
            <text:p>[12, 14, 18, 17, 24, 29, 34, 36, 15, 16, 8, 11, 10, 7, 6, 23, 27, 21, 5, 4, 19, 25, 22, 33, 35, 32, 31, 28, 37, 30, 26, 2, 1, 0, 9, 20, 13, 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0868.0285064954" calcext:value-type="float">
            <text:p>10868.0285064954</text:p>
          </table:table-cell>
          <table:table-cell office:value-type="string" calcext:value-type="string">
            <text:p>[17, 16, 15, 11, 10, 27, 36, 37, 34, 31, 29, 28, 25, 23, 21, 24, 22, 19, 5, 7, 35, 32, 33, 30, 26, 4, 2, 3, 6, 14, 12, 13, 9, 20, 0, 1, 8, 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9999.66779360769" calcext:value-type="float">
            <text:p>9999.66779360769</text:p>
          </table:table-cell>
          <table:table-cell office:value-type="string" calcext:value-type="string">
            <text:p>[4, 6, 14, 12, 7, 8, 11, 10, 16, 15, 17, 18, 24, 22, 20, 13, 9, 28, 29, 32, 33, 35, 30, 26, 27, 25, 31, 34, 37, 36, 23, 21, 19, 0, 1, 3, 5, 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1768.7376526229" calcext:value-type="float">
            <text:p>11768.7376526229</text:p>
          </table:table-cell>
          <table:table-cell office:value-type="string" calcext:value-type="string">
            <text:p>[24, 22, 13, 4, 6, 8, 12, 14, 5, 2, 3, 1, 0, 9, 20, 28, 31, 34, 29, 25, 15, 16, 10, 26, 32, 37, 36, 27, 23, 21, 17, 18, 30, 35, 33, 11, 7, 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1069.9016988206" calcext:value-type="float">
            <text:p>11069.9016988206</text:p>
          </table:table-cell>
          <table:table-cell office:value-type="string" calcext:value-type="string">
            <text:p>[24, 32, 33, 30, 35, 37, 36, 34, 23, 27, 26, 18, 19, 22, 12, 3, 4, 2, 14, 16, 15, 8, 5, 7, 6, 17, 10, 11, 0, 1, 9, 13, 20, 28, 31, 29, 21, 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0445.3571083626" calcext:value-type="float">
            <text:p>10445.3571083626</text:p>
          </table:table-cell>
          <table:table-cell office:value-type="string" calcext:value-type="string">
            <text:p>[6, 7, 12, 14, 8, 26, 33, 37, 34, 36, 32, 35, 30, 27, 25, 24, 19, 22, 21, 23, 18, 15, 16, 17, 11, 10, 4, 2, 3, 5, 9, 0, 1, 20, 13, 28, 31, 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2516.9785369475" calcext:value-type="float">
            <text:p>12516.9785369475</text:p>
          </table:table-cell>
          <table:table-cell office:value-type="string" calcext:value-type="string">
            <text:p>[26, 30, 32, 33, 37, 35, 18, 10, 24, 25, 22, 14, 12, 19, 27, 23, 15, 8, 13, 28, 20, 9, 0, 1, 3, 6, 4, 5, 2, 7, 21, 31, 29, 34, 36, 11, 16, 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3664.9327842695" calcext:value-type="float">
            <text:p>13664.9327842695</text:p>
          </table:table-cell>
          <table:table-cell office:value-type="string" calcext:value-type="string">
            <text:p>[6, 4, 11, 16, 36, 34, 28, 22, 19, 14, 5, 12, 2, 3, 1, 10, 26, 30, 27, 0, 9, 13, 20, 29, 31, 37, 35, 32, 33, 15, 8, 7, 17, 18, 21, 24, 25, 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1936.9388746222" calcext:value-type="float">
            <text:p>11936.9388746222</text:p>
          </table:table-cell>
          <table:table-cell office:value-type="string" calcext:value-type="string">
            <text:p>[35, 30, 33, 32, 36, 28, 20, 31, 29, 23, 16, 11, 10, 8, 6, 4, 2, 12, 14, 18, 24, 3, 5, 7, 17, 15, 1, 0, 9, 13, 19, 21, 22, 25, 27, 26, 34, 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2597.7969191028" calcext:value-type="float">
            <text:p>12597.7969191028</text:p>
          </table:table-cell>
          <table:table-cell office:value-type="string" calcext:value-type="string">
            <text:p>[31, 28, 1, 0, 3, 6, 5, 12, 9, 20, 13, 25, 29, 34, 37, 36, 15, 4, 2, 8, 23, 24, 26, 35, 30, 33, 32, 27, 21, 14, 7, 11, 10, 16, 18, 17, 19, 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1377.9752320113" calcext:value-type="float">
            <text:p>11377.9752320113</text:p>
          </table:table-cell>
          <table:table-cell office:value-type="string" calcext:value-type="string">
            <text:p>[31, 36, 37, 33, 32, 35, 30, 26, 25, 21, 27, 23, 29, 34, 28, 20, 9, 13, 19, 3, 1, 0, 2, 6, 4, 14, 12, 7, 10, 11, 18, 8, 5, 17, 15, 16, 22, 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1428.9641338263" calcext:value-type="float">
            <text:p>11428.9641338263</text:p>
          </table:table-cell>
          <table:table-cell office:value-type="string" calcext:value-type="string">
            <text:p>[8, 7, 11, 10, 17, 18, 26, 35, 30, 33, 32, 27, 13, 20, 9, 0, 1, 14, 12, 21, 34, 37, 36, 23, 16, 15, 6, 5, 4, 3, 2, 22, 19, 28, 29, 31, 25, 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1425.9915675278" calcext:value-type="float">
            <text:p>11425.9915675278</text:p>
          </table:table-cell>
          <table:table-cell office:value-type="string" calcext:value-type="string">
            <text:p>[25, 29, 31, 34, 36, 37, 33, 26, 27, 18, 11, 10, 12, 19, 22, 28, 20, 0, 1, 14, 3, 2, 4, 5, 6, 7, 8, 13, 9, 24, 23, 21, 17, 16, 15, 30, 35, 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1932.4528346999" calcext:value-type="float">
            <text:p>11932.4528346999</text:p>
          </table:table-cell>
          <table:table-cell office:value-type="string" calcext:value-type="string">
            <text:p>[37, 26, 18, 17, 25, 22, 28, 20, 13, 9, 2, 4, 10, 11, 16, 15, 21, 7, 12, 14, 23, 19, 1, 0, 3, 5, 6, 8, 27, 30, 32, 33, 35, 36, 34, 31, 29, 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1909.3531503572" calcext:value-type="float">
            <text:p>11909.3531503572</text:p>
          </table:table-cell>
          <table:table-cell office:value-type="string" calcext:value-type="string">
            <text:p>[11, 14, 12, 7, 8, 15, 16, 17, 18, 9, 13, 20, 0, 1, 5, 6, 2, 4, 3, 19, 36, 34, 37, 32, 33, 28, 22, 25, 29, 31, 27, 23, 21, 24, 30, 35, 26, 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2858.6247107431" calcext:value-type="float">
            <text:p>12858.6247107431</text:p>
          </table:table-cell>
          <table:table-cell office:value-type="string" calcext:value-type="string">
            <text:p>[20, 13, 19, 21, 14, 12, 5, 1, 9, 0, 3, 4, 6, 11, 17, 16, 8, 7, 10, 2, 28, 29, 37, 35, 33, 32, 24, 25, 22, 23, 30, 26, 15, 18, 27, 36, 34, 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3598.1686718015" calcext:value-type="float">
            <text:p>13598.1686718015</text:p>
          </table:table-cell>
          <table:table-cell office:value-type="string" calcext:value-type="string">
            <text:p>[34, 15, 10, 11, 4, 2, 5, 6, 7, 19, 22, 20, 9, 1, 0, 8, 18, 17, 16, 23, 27, 33, 35, 37, 28, 13, 24, 25, 29, 31, 36, 32, 30, 26, 21, 12, 3, 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2580.0460760043" calcext:value-type="float">
            <text:p>12580.0460760043</text:p>
          </table:table-cell>
          <table:table-cell office:value-type="string" calcext:value-type="string">
            <text:p>[37, 35, 32, 34, 36, 27, 26, 10, 11, 8, 7, 23, 22, 19, 1, 13, 20, 28, 29, 25, 0, 9, 31, 24, 21, 4, 2, 3, 5, 6, 17, 15, 14, 12, 16, 18, 30, 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4004.2660409466" calcext:value-type="float">
            <text:p>14004.2660409466</text:p>
          </table:table-cell>
          <table:table-cell office:value-type="string" calcext:value-type="string">
            <text:p>[16, 18, 15, 27, 37, 32, 33, 35, 30, 26, 17, 10, 8, 14, 21, 36, 22, 19, 12, 6, 1, 2, 9, 20, 28, 31, 34, 29, 5, 4, 7, 13, 0, 3, 23, 24, 25, 1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1363.7714114314" calcext:value-type="float">
            <text:p>11363.7714114314</text:p>
          </table:table-cell>
          <table:table-cell office:value-type="string" calcext:value-type="string">
            <text:p>[29, 31, 28, 25, 24, 22, 21, 23, 2, 4, 3, 1, 0, 9, 20, 13, 14, 16, 18, 15, 26, 17, 10, 7, 8, 34, 37, 32, 36, 33, 30, 35, 27, 11, 6, 5, 12, 1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2184.271444424" calcext:value-type="float">
            <text:p>12184.271444424</text:p>
          </table:table-cell>
          <table:table-cell office:value-type="string" calcext:value-type="string">
            <text:p>[29, 25, 24, 22, 9, 13, 28, 31, 34, 36, 16, 18, 17, 15, 10, 11, 14, 19, 21, 23, 26, 27, 30, 35, 33, 32, 37, 8, 5, 4, 3, 0, 1, 7, 6, 2, 12, 2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3272.0305208054" calcext:value-type="float">
            <text:p>13272.0305208054</text:p>
          </table:table-cell>
          <table:table-cell office:value-type="string" calcext:value-type="string">
            <text:p>[20, 28, 31, 37, 32, 33, 35, 30, 18, 11, 4, 6, 7, 2, 27, 21, 36, 34, 29, 25, 9, 13, 12, 3, 1, 0, 5, 8, 17, 15, 16, 10, 26, 23, 22, 19, 14, 2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5408.9452006063" calcext:value-type="float">
            <text:p>15408.9452006063</text:p>
          </table:table-cell>
          <table:table-cell office:value-type="string" calcext:value-type="string">
            <text:p>[7, 6, 4, 2, 3, 5, 14, 25, 27, 30, 35, 26, 11, 8, 10, 12, 33, 32, 36, 28, 13, 22, 20, 9, 16, 15, 17, 37, 31, 34, 29, 0, 1, 18, 23, 24, 19, 2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7022.400273585" calcext:value-type="float">
            <text:p>17022.400273585</text:p>
          </table:table-cell>
          <table:table-cell office:value-type="string" calcext:value-type="string">
            <text:p>[15, 30, 35, 33, 32, 36, 9, 0, 13, 22, 34, 37, 18, 16, 7, 8, 27, 4, 10, 6, 12, 2, 20, 5, 11, 26, 17, 25, 24, 29, 28, 31, 1, 3, 14, 19, 21, 23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3174.7525154139" calcext:value-type="float">
            <text:p>13174.7525154139</text:p>
          </table:table-cell>
          <table:table-cell office:value-type="string" calcext:value-type="string">
            <text:p>[19, 15, 17, 32, 37, 33, 36, 34, 31, 29, 12, 14, 18, 16, 11, 10, 35, 26, 30, 27, 21, 23, 7, 5, 8, 6, 4, 2, 1, 13, 28, 0, 9, 20, 3, 25, 22, 2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4145.2272027902" calcext:value-type="float">
            <text:p>14145.2272027902</text:p>
          </table:table-cell>
          <table:table-cell office:value-type="string" calcext:value-type="string">
            <text:p>[36, 23, 21, 15, 6, 5, 3, 0, 1, 4, 2, 9, 20, 28, 31, 13, 8, 14, 19, 25, 33, 32, 30, 27, 11, 17, 7, 10, 12, 16, 18, 26, 35, 37, 29, 24, 22, 3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3160.1006705394" calcext:value-type="float">
            <text:p>13160.1006705394</text:p>
          </table:table-cell>
          <table:table-cell office:value-type="string" calcext:value-type="string">
            <text:p>[4, 6, 8, 12, 14, 24, 25, 21, 23, 5, 3, 2, 10, 11, 19, 22, 28, 13, 0, 9, 29, 31, 20, 1, 37, 34, 36, 27, 18, 16, 17, 32, 33, 35, 30, 26, 15, 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3677.9826893162" calcext:value-type="float">
            <text:p>13677.9826893162</text:p>
          </table:table-cell>
          <table:table-cell office:value-type="string" calcext:value-type="string">
            <text:p>[2, 5, 27, 23, 21, 9, 13, 20, 24, 31, 34, 36, 29, 28, 0, 4, 7, 8, 11, 10, 12, 3, 1, 19, 14, 18, 17, 15, 16, 22, 25, 35, 32, 37, 33, 30, 26, 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0910.2637577015" calcext:value-type="float">
            <text:p>10910.2637577015</text:p>
          </table:table-cell>
          <table:table-cell office:value-type="string" calcext:value-type="string">
            <text:p>[30, 35, 33, 26, 18, 15, 6, 5, 4, 2, 3, 13, 20, 28, 21, 17, 16, 10, 11, 7, 8, 14, 1, 0, 9, 31, 29, 22, 24, 19, 12, 25, 23, 27, 34, 37, 36, 3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2567.5174610846" calcext:value-type="float">
            <text:p>12567.5174610846</text:p>
          </table:table-cell>
          <table:table-cell office:value-type="string" calcext:value-type="string">
            <text:p>[10, 4, 2, 5, 1, 9, 13, 12, 14, 21, 25, 24, 22, 19, 28, 20, 0, 3, 11, 26, 35, 32, 30, 27, 7, 6, 8, 23, 29, 31, 37, 33, 34, 36, 15, 18, 17, 1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2761.8543959854" calcext:value-type="float">
            <text:p>12761.8543959854</text:p>
          </table:table-cell>
          <table:table-cell office:value-type="string" calcext:value-type="string">
            <text:p>[28, 29, 31, 25, 22, 24, 0, 1, 4, 18, 17, 27, 37, 35, 30, 26, 16, 23, 21, 19, 12, 2, 3, 14, 32, 33, 36, 34, 15, 11, 10, 8, 7, 5, 6, 20, 13, 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3110.4747114652" calcext:value-type="float">
            <text:p>13110.4747114652</text:p>
          </table:table-cell>
          <table:table-cell office:value-type="string" calcext:value-type="string">
            <text:p>[28, 29, 24, 15, 11, 10, 16, 17, 18, 34, 37, 36, 27, 23, 5, 6, 7, 12, 13, 0, 1, 22, 25, 19, 14, 9, 20, 31, 33, 32, 35, 30, 26, 8, 4, 2, 3, 2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2746.2786966768" calcext:value-type="float">
            <text:p>12746.2786966768</text:p>
          </table:table-cell>
          <table:table-cell office:value-type="string" calcext:value-type="string">
            <text:p>[23, 22, 19, 28, 29, 31, 34, 24, 25, 18, 17, 16, 15, 12, 13, 0, 3, 5, 6, 2, 4, 8, 7, 1, 9, 20, 36, 37, 32, 33, 27, 14, 26, 30, 35, 11, 10, 2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1810.7883412563" calcext:value-type="float">
            <text:p>11810.7883412563</text:p>
          </table:table-cell>
          <table:table-cell office:value-type="string" calcext:value-type="string">
            <text:p>[9, 13, 20, 28, 25, 11, 16, 18, 17, 10, 26, 34, 36, 32, 35, 30, 33, 37, 29, 31, 24, 22, 21, 14, 6, 8, 3, 1, 12, 19, 23, 27, 15, 4, 2, 5, 7, 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4197.9971887632" calcext:value-type="float">
            <text:p>14197.9971887632</text:p>
          </table:table-cell>
          <table:table-cell office:value-type="string" calcext:value-type="string">
            <text:p>[10, 35, 30, 26, 22, 19, 17, 33, 32, 37, 28, 20, 9, 0, 13, 25, 24, 23, 34, 31, 21, 29, 36, 27, 14, 12, 16, 7, 4, 2, 3, 1, 5, 11, 18, 8, 6, 1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14359.3200210682" calcext:value-type="float">
            <text:p>14359.3200210682</text:p>
          </table:table-cell>
          <table:table-cell office:value-type="string" calcext:value-type="string">
            <text:p>[30, 26, 10, 8, 23, 32, 31, 24, 5, 6, 22, 25, 19, 3, 1, 0, 20, 9, 2, 4, 11, 18, 7, 14, 12, 13, 28, 29, 27, 33, 35, 37, 36, 34, 21, 17, 15, 1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1889.969861456" calcext:value-type="float">
            <text:p>11889.969861456</text:p>
          </table:table-cell>
          <table:table-cell office:value-type="string" calcext:value-type="string">
            <text:p>[37, 34, 14, 5, 4, 7, 12, 6, 8, 23, 15, 11, 10, 16, 17, 18, 2, 3, 13, 20, 9, 1, 0, 21, 27, 25, 24, 22, 19, 26, 33, 30, 35, 32, 31, 29, 28, 3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0883.823058116" calcext:value-type="float">
            <text:p>10883.823058116</text:p>
          </table:table-cell>
          <table:table-cell office:value-type="string" calcext:value-type="string">
            <text:p>[13, 9, 0, 25, 22, 19, 7, 8, 6, 4, 5, 15, 11, 10, 16, 17, 18, 27, 26, 24, 23, 21, 14, 12, 2, 3, 1, 20, 28, 31, 34, 30, 33, 32, 35, 37, 36, 2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1739.7969045237" calcext:value-type="float">
            <text:p>11739.7969045237</text:p>
          </table:table-cell>
          <table:table-cell office:value-type="string" calcext:value-type="string">
            <text:p>[0, 9, 13, 20, 28, 31, 37, 32, 36, 34, 29, 5, 2, 4, 12, 14, 22, 27, 33, 35, 30, 26, 7, 6, 1, 3, 24, 25, 23, 17, 15, 8, 11, 10, 16, 18, 21, 1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3251.0228658899" calcext:value-type="float">
            <text:p>13251.0228658899</text:p>
          </table:table-cell>
          <table:table-cell office:value-type="string" calcext:value-type="string">
            <text:p>[3, 9, 0, 2, 12, 11, 10, 30, 35, 33, 32, 36, 31, 29, 25, 24, 22, 19, 34, 26, 27, 18, 16, 17, 1, 13, 20, 28, 37, 23, 21, 5, 8, 7, 15, 14, 6, 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4542.7937594434" calcext:value-type="float">
            <text:p>14542.7937594434</text:p>
          </table:table-cell>
          <table:table-cell office:value-type="string" calcext:value-type="string">
            <text:p>[9, 0, 2, 4, 6, 14, 12, 19, 24, 36, 32, 27, 22, 21, 16, 15, 26, 10, 8, 33, 35, 30, 11, 17, 18, 37, 34, 29, 7, 5, 3, 1, 28, 31, 23, 25, 20, 13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3012.5677895336" calcext:value-type="float">
            <text:p>13012.5677895336</text:p>
          </table:table-cell>
          <table:table-cell office:value-type="string" calcext:value-type="string">
            <text:p>[9, 34, 36, 37, 32, 33, 30, 35, 26, 16, 11, 10, 23, 20, 13, 0, 1, 14, 12, 24, 22, 25, 29, 31, 4, 2, 3, 19, 21, 15, 17, 18, 5, 7, 8, 6, 27, 28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2518.3359450578" calcext:value-type="float">
            <text:p>12518.3359450578</text:p>
          </table:table-cell>
          <table:table-cell office:value-type="string" calcext:value-type="string">
            <text:p>[0, 1, 2, 4, 6, 8, 11, 10, 17, 37, 27, 23, 21, 18, 30, 32, 33, 35, 26, 16, 15, 7, 5, 12, 14, 3, 25, 22, 19, 24, 28, 13, 20, 29, 34, 36, 31, 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1788.0187818665" calcext:value-type="float">
            <text:p>11788.0187818665</text:p>
          </table:table-cell>
          <table:table-cell office:value-type="string" calcext:value-type="string">
            <text:p>[33, 35, 30, 32, 37, 36, 27, 34, 31, 29, 28, 24, 25, 3, 2, 4, 1, 0, 9, 20, 13, 11, 10, 12, 14, 5, 16, 21, 23, 7, 17, 18, 15, 22, 19, 6, 8, 2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1454.2000365439" calcext:value-type="float">
            <text:p>11454.2000365439</text:p>
          </table:table-cell>
          <table:table-cell office:value-type="string" calcext:value-type="string">
            <text:p>[29, 24, 21, 19, 22, 25, 28, 13, 9, 20, 1, 0, 3, 2, 4, 5, 27, 35, 33, 23, 15, 16, 12, 14, 6, 8, 11, 10, 7, 17, 18, 26, 34, 36, 37, 30, 32, 3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1997.1577011316" calcext:value-type="float">
            <text:p>11997.1577011316</text:p>
          </table:table-cell>
          <table:table-cell office:value-type="string" calcext:value-type="string">
            <text:p>[9, 20, 28, 31, 34, 33, 35, 32, 37, 36, 29, 22, 21, 26, 30, 16, 15, 17, 18, 27, 23, 12, 5, 13, 19, 8, 7, 4, 2, 11, 10, 25, 24, 14, 6, 3, 1, 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993.62895366866" calcext:value-type="float">
            <text:p>9993.62895366866</text:p>
          </table:table-cell>
          <table:table-cell office:value-type="string" calcext:value-type="string">
            <text:p>[18, 23, 21, 19, 14, 12, 7, 6, 4, 5, 2, 3, 0, 1, 13, 9, 20, 22, 25, 29, 34, 37, 35, 30, 27, 24, 28, 31, 36, 32, 33, 26, 16, 15, 8, 10, 11, 1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1073.1724665608" calcext:value-type="float">
            <text:p>11073.1724665608</text:p>
          </table:table-cell>
          <table:table-cell office:value-type="string" calcext:value-type="string">
            <text:p>[16, 17, 18, 21, 14, 1, 3, 19, 22, 24, 36, 34, 31, 29, 25, 28, 20, 13, 9, 0, 10, 11, 4, 5, 2, 6, 7, 8, 12, 23, 27, 37, 32, 35, 33, 30, 26, 1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1238.4755895532" calcext:value-type="float">
            <text:p>11238.4755895532</text:p>
          </table:table-cell>
          <table:table-cell office:value-type="string" calcext:value-type="string">
            <text:p>[2, 5, 14, 19, 22, 24, 25, 29, 28, 20, 0, 1, 3, 6, 7, 12, 9, 13, 21, 17, 18, 23, 27, 26, 36, 31, 34, 35, 30, 32, 33, 37, 16, 15, 11, 10, 8, 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3337.2195964222" calcext:value-type="float">
            <text:p>13337.2195964222</text:p>
          </table:table-cell>
          <table:table-cell office:value-type="string" calcext:value-type="string">
            <text:p>[4, 11, 15, 2, 3, 9, 0, 1, 12, 14, 22, 24, 29, 28, 20, 13, 26, 30, 36, 25, 19, 21, 23, 5, 6, 7, 8, 18, 37, 32, 35, 33, 34, 31, 27, 16, 17, 1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1910.849445282" calcext:value-type="float">
            <text:p>11910.849445282</text:p>
          </table:table-cell>
          <table:table-cell office:value-type="string" calcext:value-type="string">
            <text:p>[35, 32, 33, 30, 37, 36, 28, 25, 7, 8, 15, 17, 18, 2, 4, 6, 12, 14, 5, 3, 0, 1, 22, 24, 27, 26, 10, 11, 16, 20, 9, 13, 19, 23, 21, 29, 31, 3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3485.7103692191" calcext:value-type="float">
            <text:p>13485.7103692191</text:p>
          </table:table-cell>
          <table:table-cell office:value-type="string" calcext:value-type="string">
            <text:p>[16, 18, 23, 27, 34, 25, 22, 19, 14, 3, 2, 1, 0, 9, 31, 37, 36, 28, 29, 24, 21, 26, 17, 15, 10, 12, 6, 4, 5, 13, 20, 32, 33, 30, 35, 8, 7, 1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3041.5909598976" calcext:value-type="float">
            <text:p>13041.5909598976</text:p>
          </table:table-cell>
          <table:table-cell office:value-type="string" calcext:value-type="string">
            <text:p>[30, 33, 24, 22, 19, 14, 5, 12, 1, 9, 20, 29, 25, 18, 26, 27, 23, 21, 17, 16, 11, 10, 6, 2, 3, 0, 13, 28, 31, 34, 37, 32, 36, 7, 8, 4, 15, 3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12095.3769972007" calcext:value-type="float">
            <text:p>12095.3769972007</text:p>
          </table:table-cell>
          <table:table-cell office:value-type="string" calcext:value-type="string">
            <text:p>[27, 30, 35, 33, 32, 26, 23, 24, 22, 19, 14, 2, 3, 1, 21, 29, 28, 20, 9, 13, 0, 15, 11, 6, 4, 5, 7, 25, 31, 34, 36, 37, 12, 8, 10, 17, 18, 1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3703.6900671654" calcext:value-type="float">
            <text:p>13703.6900671654</text:p>
          </table:table-cell>
          <table:table-cell office:value-type="string" calcext:value-type="string">
            <text:p>[9, 3, 15, 10, 11, 21, 24, 6, 2, 4, 7, 8, 16, 17, 18, 19, 25, 37, 33, 35, 30, 32, 36, 31, 29, 27, 23, 14, 12, 5, 1, 0, 26, 34, 22, 13, 20, 28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1602.1451253536" calcext:value-type="float">
            <text:p>11602.1451253536</text:p>
          </table:table-cell>
          <table:table-cell office:value-type="string" calcext:value-type="string">
            <text:p>[3, 9, 13, 20, 28, 29, 31, 34, 24, 25, 22, 19, 17, 16, 15, 18, 10, 4, 2, 30, 35, 37, 36, 32, 33, 26, 7, 12, 23, 27, 21, 14, 1, 0, 6, 11, 8, 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9394.54381296827" calcext:value-type="float">
            <text:p>9394.54381296827</text:p>
          </table:table-cell>
          <table:table-cell office:value-type="string" calcext:value-type="string">
            <text:p>[18, 17, 27, 26, 30, 35, 33, 32, 37, 34, 36, 29, 28, 31, 20, 9, 13, 1, 0, 3, 6, 10, 4, 2, 5, 7, 8, 11, 23, 21, 25, 19, 22, 24, 14, 12, 16, 1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2688.1127834985" calcext:value-type="float">
            <text:p>12688.1127834985</text:p>
          </table:table-cell>
          <table:table-cell office:value-type="string" calcext:value-type="string">
            <text:p>[28, 29, 31, 25, 13, 9, 20, 34, 36, 37, 35, 30, 26, 27, 10, 15, 17, 16, 18, 32, 33, 21, 3, 0, 1, 23, 14, 11, 7, 8, 19, 12, 6, 5, 4, 2, 24, 2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1902.2914209589" calcext:value-type="float">
            <text:p>11902.2914209589</text:p>
          </table:table-cell>
          <table:table-cell office:value-type="string" calcext:value-type="string">
            <text:p>[18, 14, 12, 19, 22, 20, 13, 9, 0, 1, 3, 6, 25, 34, 35, 30, 26, 27, 21, 23, 17, 15, 11, 10, 16, 8, 5, 4, 2, 7, 37, 36, 33, 32, 28, 31, 29, 2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2417.8920285846" calcext:value-type="float">
            <text:p>12417.8920285846</text:p>
          </table:table-cell>
          <table:table-cell office:value-type="string" calcext:value-type="string">
            <text:p>[33, 34, 31, 14, 12, 5, 2, 4, 6, 19, 21, 22, 28, 13, 9, 20, 29, 25, 24, 17, 18, 16, 10, 11, 7, 8, 15, 26, 35, 32, 27, 23, 3, 1, 0, 36, 37, 3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3505.1521288929" calcext:value-type="float">
            <text:p>13505.1521288929</text:p>
          </table:table-cell>
          <table:table-cell office:value-type="string" calcext:value-type="string">
            <text:p>[27, 15, 16, 26, 35, 30, 36, 34, 29, 20, 5, 4, 11, 10, 3, 0, 1, 9, 13, 14, 2, 6, 8, 7, 19, 24, 22, 23, 18, 17, 37, 33, 32, 31, 28, 25, 21, 1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2349.0223567274" calcext:value-type="float">
            <text:p>12349.0223567274</text:p>
          </table:table-cell>
          <table:table-cell office:value-type="string" calcext:value-type="string">
            <text:p>[3, 2, 15, 12, 27, 23, 18, 17, 16, 11, 10, 26, 33, 30, 35, 32, 29, 25, 24, 21, 14, 6, 7, 8, 36, 37, 34, 31, 28, 0, 4, 5, 19, 22, 13, 20, 9, 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1421.5821543313" calcext:value-type="float">
            <text:p>11421.5821543313</text:p>
          </table:table-cell>
          <table:table-cell office:value-type="string" calcext:value-type="string">
            <text:p>[21, 28, 20, 13, 9, 0, 1, 2, 4, 7, 3, 19, 14, 12, 17, 15, 8, 5, 6, 16, 18, 26, 30, 32, 33, 22, 24, 25, 11, 10, 29, 31, 34, 37, 36, 35, 27, 23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3857.0703278531" calcext:value-type="float">
            <text:p>13857.0703278531</text:p>
          </table:table-cell>
          <table:table-cell office:value-type="string" calcext:value-type="string">
            <text:p>[5, 28, 20, 23, 27, 26, 36, 34, 31, 29, 16, 18, 17, 8, 9, 13, 25, 19, 22, 24, 21, 12, 1, 0, 14, 37, 33, 32, 35, 30, 15, 10, 7, 11, 6, 2, 3, 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9688.53474483741" calcext:value-type="float">
            <text:p>9688.53474483741</text:p>
          </table:table-cell>
          <table:table-cell office:value-type="string" calcext:value-type="string">
            <text:p>[18, 15, 8, 7, 5, 2, 4, 6, 3, 0, 1, 9, 13, 20, 28, 31, 29, 22, 19, 21, 14, 12, 23, 26, 32, 36, 37, 34, 24, 25, 35, 30, 33, 27, 17, 11, 10, 1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2037.0807332809" calcext:value-type="float">
            <text:p>12037.0807332809</text:p>
          </table:table-cell>
          <table:table-cell office:value-type="string" calcext:value-type="string">
            <text:p>[9, 17, 18, 27, 36, 34, 29, 31, 37, 32, 33, 35, 30, 26, 15, 5, 3, 1, 0, 2, 4, 12, 7, 10, 11, 16, 21, 24, 25, 22, 20, 28, 23, 8, 6, 14, 19, 13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2391.382057015" calcext:value-type="float">
            <text:p>12391.382057015</text:p>
          </table:table-cell>
          <table:table-cell office:value-type="string" calcext:value-type="string">
            <text:p>[26, 34, 31, 29, 28, 22, 19, 5, 3, 4, 16, 17, 18, 32, 36, 37, 30, 35, 33, 23, 14, 12, 21, 25, 24, 27, 15, 11, 10, 8, 13, 20, 9, 1, 0, 6, 2, 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2723.5457967481" calcext:value-type="float">
            <text:p>12723.5457967481</text:p>
          </table:table-cell>
          <table:table-cell office:value-type="string" calcext:value-type="string">
            <text:p>[18, 17, 15, 16, 26, 10, 11, 7, 8, 6, 4, 5, 3, 2, 1, 13, 9, 19, 14, 24, 22, 34, 31, 20, 0, 12, 23, 21, 37, 36, 28, 29, 25, 30, 35, 32, 33, 2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3097.3629830647" calcext:value-type="float">
            <text:p>13097.3629830647</text:p>
          </table:table-cell>
          <table:table-cell office:value-type="string" calcext:value-type="string">
            <text:p>[17, 15, 16, 18, 35, 36, 27, 20, 13, 9, 0, 4, 6, 23, 32, 37, 34, 31, 28, 29, 12, 5, 2, 3, 1, 19, 14, 26, 30, 33, 25, 24, 22, 21, 8, 7, 11, 1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1085.5399711442" calcext:value-type="float">
            <text:p>11085.5399711442</text:p>
          </table:table-cell>
          <table:table-cell office:value-type="string" calcext:value-type="string">
            <text:p>[23, 12, 8, 7, 11, 10, 18, 26, 30, 35, 32, 33, 37, 36, 17, 16, 15, 21, 22, 4, 3, 1, 0, 9, 20, 28, 13, 2, 5, 6, 14, 24, 25, 19, 31, 29, 34, 2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1760.0492789916" calcext:value-type="float">
            <text:p>11760.0492789916</text:p>
          </table:table-cell>
          <table:table-cell office:value-type="string" calcext:value-type="string">
            <text:p>[36, 33, 35, 37, 34, 29, 31, 9, 3, 2, 4, 15, 18, 21, 25, 24, 28, 20, 13, 0, 1, 5, 6, 23, 14, 8, 12, 7, 27, 22, 19, 11, 10, 16, 17, 26, 30, 3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3239.5431911247" calcext:value-type="float">
            <text:p>13239.5431911247</text:p>
          </table:table-cell>
          <table:table-cell office:value-type="string" calcext:value-type="string">
            <text:p>[20, 28, 34, 37, 32, 35, 30, 27, 24, 22, 14, 18, 17, 12, 3, 5, 4, 2, 10, 26, 1, 0, 9, 6, 7, 8, 11, 16, 15, 33, 36, 31, 25, 29, 21, 23, 19, 13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2164.5223473516" calcext:value-type="float">
            <text:p>12164.5223473516</text:p>
          </table:table-cell>
          <table:table-cell office:value-type="string" calcext:value-type="string">
            <text:p>[6, 16, 18, 26, 32, 33, 37, 36, 25, 21, 24, 19, 3, 1, 0, 9, 28, 13, 20, 22, 12, 14, 8, 17, 10, 4, 2, 5, 7, 11, 15, 23, 27, 35, 30, 34, 31, 2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0927.2377811743" calcext:value-type="float">
            <text:p>10927.2377811743</text:p>
          </table:table-cell>
          <table:table-cell office:value-type="string" calcext:value-type="string">
            <text:p>[19, 21, 23, 7, 5, 12, 14, 17, 16, 18, 8, 6, 3, 2, 4, 11, 10, 15, 0, 13, 9, 20, 28, 29, 31, 34, 24, 25, 27, 26, 30, 33, 32, 35, 37, 36, 22, 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1778.1828436011" calcext:value-type="float">
            <text:p>11778.1828436011</text:p>
          </table:table-cell>
          <table:table-cell office:value-type="string" calcext:value-type="string">
            <text:p>[29, 25, 19, 22, 2, 3, 1, 0, 9, 13, 20, 28, 7, 17, 18, 26, 27, 32, 33, 35, 30, 14, 12, 5, 4, 6, 8, 23, 24, 34, 37, 36, 15, 16, 10, 11, 21, 3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2151.3406078069" calcext:value-type="float">
            <text:p>12151.3406078069</text:p>
          </table:table-cell>
          <table:table-cell office:value-type="string" calcext:value-type="string">
            <text:p>[9, 26, 30, 35, 33, 32, 37, 27, 15, 16, 18, 17, 11, 10, 4, 5, 2, 3, 14, 22, 31, 29, 28, 13, 0, 1, 21, 19, 25, 24, 12, 8, 6, 7, 23, 36, 34, 2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12797.9565632413" calcext:value-type="float">
            <text:p>12797.9565632413</text:p>
          </table:table-cell>
          <table:table-cell office:value-type="string" calcext:value-type="string">
            <text:p>[31, 28, 21, 23, 8, 7, 2, 5, 12, 14, 13, 25, 19, 24, 22, 20, 9, 0, 1, 3, 15, 16, 18, 27, 36, 32, 26, 11, 10, 6, 4, 17, 34, 37, 30, 35, 33, 2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1890.8570111353" calcext:value-type="float">
            <text:p>11890.8570111353</text:p>
          </table:table-cell>
          <table:table-cell office:value-type="string" calcext:value-type="string">
            <text:p>[2, 4, 3, 5, 19, 22, 29, 32, 33, 27, 23, 12, 14, 7, 6, 8, 30, 35, 26, 11, 10, 15, 36, 37, 34, 31, 28, 9, 13, 20, 0, 1, 24, 25, 21, 16, 17, 18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1507.7154388133" calcext:value-type="float">
            <text:p>11507.7154388133</text:p>
          </table:table-cell>
          <table:table-cell office:value-type="string" calcext:value-type="string">
            <text:p>[15, 26, 30, 35, 33, 32, 37, 36, 34, 27, 23, 24, 25, 8, 7, 17, 19, 9, 1, 0, 3, 14, 5, 6, 2, 4, 12, 29, 13, 20, 28, 31, 22, 21, 18, 16, 11, 1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2464.1673381329" calcext:value-type="float">
            <text:p>12464.1673381329</text:p>
          </table:table-cell>
          <table:table-cell office:value-type="string" calcext:value-type="string">
            <text:p>[30, 33, 31, 29, 28, 25, 24, 14, 12, 8, 15, 10, 11, 16, 27, 23, 22, 7, 1, 0, 3, 5, 6, 2, 4, 17, 18, 26, 32, 36, 37, 21, 19, 20, 13, 9, 34, 3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2960.4951713615" calcext:value-type="float">
            <text:p>12960.4951713615</text:p>
          </table:table-cell>
          <table:table-cell office:value-type="string" calcext:value-type="string">
            <text:p>[7, 0, 1, 17, 18, 10, 11, 15, 23, 6, 5, 19, 22, 21, 24, 16, 27, 37, 36, 29, 34, 25, 20, 9, 13, 28, 31, 30, 35, 32, 33, 26, 14, 12, 2, 3, 4, 8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2932.1081921086" calcext:value-type="float">
            <text:p>12932.1081921086</text:p>
          </table:table-cell>
          <table:table-cell office:value-type="string" calcext:value-type="string">
            <text:p>[18, 17, 11, 10, 7, 8, 4, 5, 19, 22, 25, 21, 23, 16, 15, 14, 3, 0, 1, 12, 27, 36, 34, 13, 20, 28, 31, 29, 24, 9, 2, 6, 35, 37, 33, 32, 30, 2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2370.4569392632" calcext:value-type="float">
            <text:p>12370.4569392632</text:p>
          </table:table-cell>
          <table:table-cell office:value-type="string" calcext:value-type="string">
            <text:p>[7, 19, 22, 28, 29, 31, 32, 25, 24, 8, 6, 4, 2, 3, 14, 23, 21, 12, 11, 10, 26, 18, 15, 17, 16, 27, 36, 37, 33, 30, 35, 34, 20, 1, 0, 9, 13, 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2209.4683206913" calcext:value-type="float">
            <text:p>12209.4683206913</text:p>
          </table:table-cell>
          <table:table-cell office:value-type="string" calcext:value-type="string">
            <text:p>[4, 13, 9, 20, 28, 25, 24, 23, 35, 30, 29, 31, 34, 36, 37, 32, 33, 26, 27, 18, 5, 3, 2, 10, 11, 22, 19, 0, 1, 12, 14, 7, 6, 8, 21, 17, 15, 1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1078.3446082093" calcext:value-type="float">
            <text:p>11078.3446082093</text:p>
          </table:table-cell>
          <table:table-cell office:value-type="string" calcext:value-type="string">
            <text:p>[28, 20, 9, 13, 0, 1, 23, 35, 30, 33, 32, 37, 36, 26, 16, 18, 11, 10, 8, 7, 5, 4, 6, 3, 2, 19, 22, 25, 24, 34, 29, 14, 12, 21, 15, 17, 27, 3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2271.8649449549" calcext:value-type="float">
            <text:p>12271.8649449549</text:p>
          </table:table-cell>
          <table:table-cell office:value-type="string" calcext:value-type="string">
            <text:p>[30, 26, 21, 19, 22, 20, 9, 13, 7, 10, 11, 15, 17, 12, 24, 25, 28, 31, 34, 29, 23, 14, 5, 3, 6, 8, 16, 18, 4, 2, 0, 1, 27, 33, 32, 35, 36, 3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2299.2117877835" calcext:value-type="float">
            <text:p>12299.2117877835</text:p>
          </table:table-cell>
          <table:table-cell office:value-type="string" calcext:value-type="string">
            <text:p>[23, 13, 9, 20, 24, 22, 19, 4, 2, 3, 5, 6, 12, 14, 16, 17, 15, 18, 10, 11, 8, 7, 26, 31, 28, 29, 25, 34, 30, 33, 35, 32, 36, 37, 27, 21, 0, 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3924.7452456161" calcext:value-type="float">
            <text:p>13924.7452456161</text:p>
          </table:table-cell>
          <table:table-cell office:value-type="string" calcext:value-type="string">
            <text:p>[9, 20, 22, 5, 3, 2, 4, 10, 35, 33, 32, 31, 36, 30, 26, 1, 0, 8, 11, 18, 17, 15, 16, 27, 24, 19, 34, 37, 29, 28, 25, 21, 23, 7, 6, 14, 12, 13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4103.5692172119" calcext:value-type="float">
            <text:p>14103.5692172119</text:p>
          </table:table-cell>
          <table:table-cell office:value-type="string" calcext:value-type="string">
            <text:p>[10, 30, 35, 14, 12, 7, 8, 0, 1, 16, 17, 18, 4, 2, 5, 34, 31, 29, 36, 37, 33, 32, 23, 21, 28, 20, 24, 25, 27, 26, 19, 22, 13, 9, 3, 6, 11, 1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5539.6848965446" calcext:value-type="float">
            <text:p>15539.6848965446</text:p>
          </table:table-cell>
          <table:table-cell office:value-type="string" calcext:value-type="string">
            <text:p>[24, 5, 7, 12, 9, 0, 4, 11, 16, 32, 37, 13, 20, 28, 34, 36, 22, 19, 1, 3, 2, 6, 8, 15, 17, 10, 27, 29, 31, 21, 14, 26, 30, 35, 33, 25, 23, 18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3362.2571886012" calcext:value-type="float">
            <text:p>13362.2571886012</text:p>
          </table:table-cell>
          <table:table-cell office:value-type="string" calcext:value-type="string">
            <text:p>[2, 6, 24, 25, 27, 35, 33, 21, 22, 28, 20, 0, 9, 13, 29, 1, 5, 12, 23, 18, 15, 16, 7, 3, 4, 14, 19, 31, 34, 36, 32, 37, 30, 26, 17, 10, 11, 8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1419.0493132403" calcext:value-type="float">
            <text:p>11419.0493132403</text:p>
          </table:table-cell>
          <table:table-cell office:value-type="string" calcext:value-type="string">
            <text:p>[6, 14, 24, 25, 19, 22, 34, 32, 36, 37, 33, 30, 35, 27, 1, 0, 9, 13, 20, 28, 29, 31, 21, 23, 12, 4, 7, 26, 17, 18, 8, 2, 3, 5, 16, 11, 15, 1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0980.464924312" calcext:value-type="float">
            <text:p>10980.464924312</text:p>
          </table:table-cell>
          <table:table-cell office:value-type="string" calcext:value-type="string">
            <text:p>[22, 26, 36, 34, 29, 31, 37, 33, 32, 35, 30, 1, 0, 9, 13, 20, 28, 25, 24, 12, 14, 15, 17, 18, 16, 10, 8, 3, 2, 7, 5, 6, 4, 11, 27, 21, 23, 1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2450.6347600144" calcext:value-type="float">
            <text:p>12450.6347600144</text:p>
          </table:table-cell>
          <table:table-cell office:value-type="string" calcext:value-type="string">
            <text:p>[12, 5, 6, 7, 8, 21, 11, 10, 18, 27, 30, 33, 32, 23, 25, 31, 29, 22, 19, 24, 28, 13, 4, 3, 2, 1, 0, 9, 20, 34, 37, 35, 36, 26, 15, 16, 17, 1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2547.075543256" calcext:value-type="float">
            <text:p>12547.075543256</text:p>
          </table:table-cell>
          <table:table-cell office:value-type="string" calcext:value-type="string">
            <text:p>[11, 6, 5, 1, 0, 20, 28, 37, 30, 35, 26, 36, 34, 31, 29, 21, 12, 14, 23, 17, 8, 22, 24, 25, 13, 9, 19, 27, 32, 33, 15, 4, 2, 3, 7, 18, 16, 1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2959.5827154395" calcext:value-type="float">
            <text:p>12959.5827154395</text:p>
          </table:table-cell>
          <table:table-cell office:value-type="string" calcext:value-type="string">
            <text:p>[32, 33, 36, 24, 1, 0, 9, 12, 15, 10, 11, 21, 27, 16, 6, 8, 7, 19, 14, 3, 2, 4, 5, 23, 22, 25, 29, 28, 13, 20, 31, 34, 37, 30, 26, 17, 18, 3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3262.854497909" calcext:value-type="float">
            <text:p>13262.854497909</text:p>
          </table:table-cell>
          <table:table-cell office:value-type="string" calcext:value-type="string">
            <text:p>[5, 3, 1, 0, 19, 22, 8, 16, 27, 18, 17, 26, 35, 30, 32, 33, 23, 21, 24, 13, 9, 20, 29, 25, 11, 10, 15, 6, 4, 12, 14, 2, 28, 31, 34, 37, 36, 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3217.7917555447" calcext:value-type="float">
            <text:p>13217.7917555447</text:p>
          </table:table-cell>
          <table:table-cell office:value-type="string" calcext:value-type="string">
            <text:p>[30, 36, 37, 22, 19, 1, 2, 6, 7, 25, 24, 21, 28, 34, 31, 29, 20, 13, 9, 0, 3, 12, 23, 11, 15, 8, 4, 5, 14, 33, 32, 27, 26, 16, 17, 10, 18, 3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3006.8306640036" calcext:value-type="float">
            <text:p>13006.8306640036</text:p>
          </table:table-cell>
          <table:table-cell office:value-type="string" calcext:value-type="string">
            <text:p>[14, 3, 22, 24, 25, 23, 12, 7, 8, 18, 10, 17, 26, 30, 35, 37, 2, 4, 11, 33, 32, 27, 6, 5, 16, 15, 19, 1, 0, 13, 9, 20, 28, 31, 29, 36, 34, 2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5403.8847824044" calcext:value-type="float">
            <text:p>15403.8847824044</text:p>
          </table:table-cell>
          <table:table-cell office:value-type="string" calcext:value-type="string">
            <text:p>[14, 27, 30, 26, 1, 20, 28, 24, 25, 33, 35, 17, 8, 7, 16, 11, 10, 4, 2, 6, 21, 23, 34, 37, 18, 15, 29, 31, 32, 36, 22, 19, 5, 3, 0, 9, 13, 1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2001.6049858042" calcext:value-type="float">
            <text:p>12001.6049858042</text:p>
          </table:table-cell>
          <table:table-cell office:value-type="string" calcext:value-type="string">
            <text:p>[34, 12, 7, 6, 2, 4, 8, 15, 11, 10, 5, 3, 0, 9, 20, 24, 19, 22, 25, 23, 18, 17, 16, 1, 13, 28, 31, 29, 21, 14, 27, 33, 37, 35, 30, 26, 32, 3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2453.3818459405" calcext:value-type="float">
            <text:p>12453.3818459405</text:p>
          </table:table-cell>
          <table:table-cell office:value-type="string" calcext:value-type="string">
            <text:p>[5, 21, 34, 37, 36, 11, 10, 1, 0, 9, 13, 20, 22, 19, 8, 7, 17, 15, 18, 26, 30, 32, 31, 29, 28, 25, 24, 23, 33, 35, 27, 16, 6, 12, 14, 4, 2, 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4044.9672020988" calcext:value-type="float">
            <text:p>14044.9672020988</text:p>
          </table:table-cell>
          <table:table-cell office:value-type="string" calcext:value-type="string">
            <text:p>[18, 15, 12, 19, 22, 25, 29, 32, 35, 26, 16, 11, 10, 8, 7, 5, 1, 9, 28, 20, 31, 34, 36, 27, 0, 13, 37, 33, 30, 2, 3, 4, 6, 14, 24, 21, 23, 17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5668.2989940853" calcext:value-type="float">
            <text:p>15668.2989940853</text:p>
          </table:table-cell>
          <table:table-cell office:value-type="string" calcext:value-type="string">
            <text:p>[11, 15, 16, 18, 23, 21, 22, 24, 34, 36, 17, 26, 31, 37, 29, 19, 7, 8, 4, 5, 3, 1, 2, 6, 12, 0, 9, 13, 10, 35, 27, 33, 32, 30, 25, 28, 20, 1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4031.0330424837" calcext:value-type="float">
            <text:p>14031.0330424837</text:p>
          </table:table-cell>
          <table:table-cell office:value-type="string" calcext:value-type="string">
            <text:p>[32, 10, 11, 16, 17, 18, 23, 24, 22, 19, 20, 13, 1, 3, 4, 2, 5, 12, 6, 8, 7, 15, 35, 37, 31, 36, 26, 34, 27, 30, 33, 29, 28, 9, 0, 14, 21, 2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4180.7233212561" calcext:value-type="float">
            <text:p>14180.7233212561</text:p>
          </table:table-cell>
          <table:table-cell office:value-type="string" calcext:value-type="string">
            <text:p>[36, 22, 6, 5, 7, 26, 30, 32, 33, 35, 37, 27, 15, 16, 10, 11, 8, 12, 14, 19, 0, 24, 20, 25, 21, 23, 18, 17, 4, 2, 3, 9, 13, 1, 29, 34, 31, 28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3189.7399692241" calcext:value-type="float">
            <text:p>13189.7399692241</text:p>
          </table:table-cell>
          <table:table-cell office:value-type="string" calcext:value-type="string">
            <text:p>[27, 23, 8, 7, 12, 14, 24, 25, 0, 1, 3, 6, 5, 2, 4, 10, 15, 11, 18, 20, 13, 9, 22, 17, 16, 31, 28, 29, 21, 19, 26, 35, 34, 32, 33, 36, 37, 3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4066.6349205591" calcext:value-type="float">
            <text:p>14066.6349205591</text:p>
          </table:table-cell>
          <table:table-cell office:value-type="string" calcext:value-type="string">
            <text:p>[31, 3, 4, 35, 33, 32, 36, 13, 9, 23, 14, 12, 7, 10, 11, 15, 2, 5, 19, 25, 24, 22, 21, 27, 30, 29, 34, 37, 26, 16, 17, 18, 8, 6, 1, 0, 20, 28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3941.8437589442" calcext:value-type="float">
            <text:p>13941.8437589442</text:p>
          </table:table-cell>
          <table:table-cell office:value-type="string" calcext:value-type="string">
            <text:p>[1, 14, 12, 15, 10, 11, 16, 17, 18, 26, 30, 33, 35, 31, 7, 8, 4, 6, 27, 29, 34, 24, 25, 28, 13, 0, 3, 2, 5, 21, 32, 37, 36, 19, 23, 22, 20, 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2121.95604062" calcext:value-type="float">
            <text:p>12121.95604062</text:p>
          </table:table-cell>
          <table:table-cell office:value-type="string" calcext:value-type="string">
            <text:p>[3, 2, 4, 6, 5, 1, 0, 9, 19, 24, 25, 22, 27, 26, 14, 7, 8, 15, 11, 10, 21, 34, 29, 13, 20, 30, 35, 33, 32, 37, 36, 31, 28, 23, 18, 16, 17, 1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1607.5045293431" calcext:value-type="float">
            <text:p>11607.5045293431</text:p>
          </table:table-cell>
          <table:table-cell office:value-type="string" calcext:value-type="string">
            <text:p>[5, 3, 2, 4, 6, 8, 23, 27, 26, 33, 32, 36, 34, 13, 20, 9, 0, 1, 12, 14, 21, 19, 25, 22, 24, 31, 29, 28, 7, 16, 15, 10, 11, 18, 17, 37, 35, 3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1856.8059806094" calcext:value-type="float">
            <text:p>11856.8059806094</text:p>
          </table:table-cell>
          <table:table-cell office:value-type="string" calcext:value-type="string">
            <text:p>[0, 9, 29, 31, 34, 37, 24, 25, 14, 12, 7, 8, 18, 15, 4, 2, 5, 22, 19, 27, 30, 36, 32, 33, 35, 26, 16, 11, 10, 17, 23, 21, 6, 3, 1, 13, 28, 2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2357.7649675552" calcext:value-type="float">
            <text:p>12357.7649675552</text:p>
          </table:table-cell>
          <table:table-cell office:value-type="string" calcext:value-type="string">
            <text:p>[0, 1, 3, 22, 21, 29, 24, 25, 36, 37, 33, 26, 27, 7, 5, 4, 8, 19, 23, 15, 17, 18, 16, 11, 10, 2, 6, 14, 12, 32, 35, 30, 34, 31, 13, 20, 28, 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5958.5339202345" calcext:value-type="float">
            <text:p>15958.5339202345</text:p>
          </table:table-cell>
          <table:table-cell office:value-type="string" calcext:value-type="string">
            <text:p>[15, 37, 33, 35, 10, 11, 8, 7, 1, 13, 20, 12, 18, 17, 16, 21, 25, 26, 27, 30, 34, 36, 32, 14, 22, 23, 31, 29, 19, 4, 5, 0, 9, 28, 24, 3, 2, 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2412.3233551329" calcext:value-type="float">
            <text:p>12412.3233551329</text:p>
          </table:table-cell>
          <table:table-cell office:value-type="string" calcext:value-type="string">
            <text:p>[16, 11, 10, 7, 8, 3, 1, 23, 35, 32, 37, 33, 30, 26, 15, 14, 12, 19, 21, 34, 36, 28, 31, 20, 13, 9, 0, 6, 4, 2, 5, 24, 25, 29, 22, 27, 18, 17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3436.3801213678" calcext:value-type="float">
            <text:p>13436.3801213678</text:p>
          </table:table-cell>
          <table:table-cell office:value-type="string" calcext:value-type="string">
            <text:p>[0, 9, 1, 5, 3, 2, 6, 18, 26, 33, 30, 37, 36, 22, 31, 34, 21, 23, 12, 14, 35, 32, 25, 24, 19, 13, 20, 28, 29, 27, 15, 11, 17, 16, 7, 8, 10, 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13457.9468024288" calcext:value-type="float">
            <text:p>13457.9468024288</text:p>
          </table:table-cell>
          <table:table-cell office:value-type="string" calcext:value-type="string">
            <text:p>[9, 13, 31, 36, 27, 26, 18, 22, 24, 25, 29, 34, 28, 20, 5, 11, 16, 15, 12, 17, 35, 30, 32, 37, 33, 21, 23, 4, 2, 6, 14, 19, 8, 7, 10, 3, 1, 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1799.0836255566" calcext:value-type="float">
            <text:p>11799.0836255566</text:p>
          </table:table-cell>
          <table:table-cell office:value-type="string" calcext:value-type="string">
            <text:p>[0, 1, 20, 28, 31, 34, 36, 17, 16, 15, 10, 19, 22, 14, 6, 4, 3, 2, 11, 21, 23, 24, 29, 25, 27, 33, 32, 35, 37, 30, 26, 18, 8, 7, 5, 12, 13, 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0962.75412864" calcext:value-type="float">
            <text:p>10962.75412864</text:p>
          </table:table-cell>
          <table:table-cell office:value-type="string" calcext:value-type="string">
            <text:p>[13, 9, 0, 19, 24, 25, 29, 27, 23, 14, 12, 8, 7, 6, 4, 3, 1, 5, 2, 17, 18, 32, 33, 35, 30, 26, 15, 16, 10, 11, 22, 21, 34, 37, 36, 31, 28, 2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3431.3045549654" calcext:value-type="float">
            <text:p>13431.3045549654</text:p>
          </table:table-cell>
          <table:table-cell office:value-type="string" calcext:value-type="string">
            <text:p>[31, 29, 22, 18, 15, 4, 2, 3, 6, 8, 26, 32, 37, 36, 34, 14, 12, 7, 30, 35, 33, 27, 5, 9, 0, 1, 20, 13, 28, 24, 25, 21, 23, 19, 11, 10, 16, 17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2811.2094945621" calcext:value-type="float">
            <text:p>12811.2094945621</text:p>
          </table:table-cell>
          <table:table-cell office:value-type="string" calcext:value-type="string">
            <text:p>[2, 5, 12, 14, 23, 25, 24, 13, 19, 22, 20, 9, 1, 0, 3, 4, 10, 11, 34, 37, 36, 21, 6, 7, 8, 16, 18, 15, 17, 26, 33, 32, 30, 35, 27, 28, 31, 2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5731.678215427" calcext:value-type="float">
            <text:p>15731.678215427</text:p>
          </table:table-cell>
          <table:table-cell office:value-type="string" calcext:value-type="string">
            <text:p>[10, 27, 32, 37, 36, 25, 24, 6, 4, 5, 8, 11, 18, 15, 14, 23, 21, 35, 30, 33, 29, 31, 34, 19, 7, 12, 9, 20, 16, 17, 1, 0, 3, 2, 28, 13, 22, 2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2644.9756591031" calcext:value-type="float">
            <text:p>12644.9756591031</text:p>
          </table:table-cell>
          <table:table-cell office:value-type="string" calcext:value-type="string">
            <text:p>[37, 32, 34, 23, 4, 2, 1, 0, 9, 13, 22, 14, 16, 15, 7, 12, 10, 11, 17, 18, 26, 33, 35, 30, 27, 19, 21, 25, 20, 28, 29, 31, 24, 8, 6, 5, 3, 3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1491.8127607409" calcext:value-type="float">
            <text:p>11491.8127607409</text:p>
          </table:table-cell>
          <table:table-cell office:value-type="string" calcext:value-type="string">
            <text:p>[32, 26, 15, 18, 17, 16, 10, 11, 8, 7, 2, 1, 0, 20, 13, 9, 3, 6, 12, 14, 19, 31, 29, 28, 25, 22, 24, 4, 5, 34, 37, 36, 27, 23, 21, 35, 33, 3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2573.5395340571" calcext:value-type="float">
            <text:p>12573.5395340571</text:p>
          </table:table-cell>
          <table:table-cell office:value-type="string" calcext:value-type="string">
            <text:p>[0, 1, 3, 9, 13, 20, 25, 24, 22, 8, 10, 11, 30, 26, 15, 6, 5, 7, 14, 12, 2, 4, 23, 27, 17, 18, 16, 21, 19, 29, 28, 34, 37, 35, 33, 32, 36, 31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3062.8383646702" calcext:value-type="float">
            <text:p>13062.8383646702</text:p>
          </table:table-cell>
          <table:table-cell office:value-type="string" calcext:value-type="string">
            <text:p>[37, 35, 30, 18, 17, 27, 26, 33, 32, 24, 25, 19, 3, 2, 4, 7, 5, 9, 28, 31, 34, 29, 14, 8, 6, 12, 1, 0, 13, 20, 21, 15, 10, 11, 16, 23, 22, 3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4048.3722976139" calcext:value-type="float">
            <text:p>14048.3722976139</text:p>
          </table:table-cell>
          <table:table-cell office:value-type="string" calcext:value-type="string">
            <text:p>[19, 9, 20, 28, 24, 25, 34, 37, 36, 2, 4, 10, 26, 16, 11, 7, 8, 12, 14, 6, 3, 5, 17, 27, 30, 33, 32, 35, 21, 22, 1, 0, 13, 15, 18, 23, 31, 2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0276.6319529099" calcext:value-type="float">
            <text:p>10276.6319529099</text:p>
          </table:table-cell>
          <table:table-cell office:value-type="string" calcext:value-type="string">
            <text:p>[4, 2, 5, 6, 12, 14, 19, 22, 30, 35, 37, 36, 34, 29, 31, 28, 20, 13, 0, 9, 1, 3, 11, 10, 8, 7, 23, 27, 33, 32, 26, 18, 16, 17, 15, 25, 24, 21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1072.7068609297" calcext:value-type="float">
            <text:p>11072.7068609297</text:p>
          </table:table-cell>
          <table:table-cell office:value-type="string" calcext:value-type="string">
            <text:p>[24, 25, 21, 23, 30, 26, 35, 33, 36, 34, 29, 19, 12, 16, 10, 8, 7, 2, 4, 6, 5, 3, 9, 0, 1, 20, 13, 28, 31, 37, 32, 27, 18, 17, 15, 11, 14, 2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2877.5470251035" calcext:value-type="float">
            <text:p>12877.5470251035</text:p>
          </table:table-cell>
          <table:table-cell office:value-type="string" calcext:value-type="string">
            <text:p>[1, 28, 31, 29, 24, 23, 21, 22, 13, 9, 25, 27, 32, 37, 34, 36, 19, 14, 18, 17, 8, 5, 12, 26, 33, 35, 30, 7, 11, 10, 15, 16, 6, 4, 2, 3, 20, 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2022.7466716896" calcext:value-type="float">
            <text:p>12022.7466716896</text:p>
          </table:table-cell>
          <table:table-cell office:value-type="string" calcext:value-type="string">
            <text:p>[2, 13, 9, 20, 28, 31, 35, 30, 26, 18, 17, 16, 15, 8, 6, 7, 14, 32, 33, 36, 37, 34, 29, 21, 24, 25, 19, 12, 4, 5, 1, 0, 3, 22, 27, 23, 10, 11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0698.0933068663" calcext:value-type="float">
            <text:p>10698.0933068663</text:p>
          </table:table-cell>
          <table:table-cell office:value-type="string" calcext:value-type="string">
            <text:p>[19, 21, 23, 24, 25, 28, 29, 31, 37, 35, 30, 33, 32, 36, 34, 14, 12, 3, 0, 1, 8, 10, 11, 7, 2, 4, 6, 5, 15, 16, 18, 17, 26, 27, 22, 13, 9, 2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2264.2329630379" calcext:value-type="float">
            <text:p>12264.2329630379</text:p>
          </table:table-cell>
          <table:table-cell office:value-type="string" calcext:value-type="string">
            <text:p>[12, 7, 8, 11, 15, 16, 21, 34, 36, 32, 35, 27, 10, 26, 30, 33, 37, 31, 29, 22, 25, 24, 23, 14, 19, 6, 5, 18, 17, 4, 3, 2, 0, 1, 20, 28, 13, 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3723.6145025472" calcext:value-type="float">
            <text:p>13723.6145025472</text:p>
          </table:table-cell>
          <table:table-cell office:value-type="string" calcext:value-type="string">
            <text:p>[31, 20, 13, 0, 9, 30, 35, 33, 32, 36, 25, 22, 19, 1, 3, 14, 21, 28, 29, 12, 4, 2, 10, 26, 27, 23, 15, 11, 7, 8, 16, 18, 17, 6, 5, 24, 34, 37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12467.9933098927" calcext:value-type="float">
            <text:p>12467.9933098927</text:p>
          </table:table-cell>
          <table:table-cell office:value-type="string" calcext:value-type="string">
            <text:p>[8, 27, 26, 16, 18, 17, 10, 2, 0, 9, 20, 36, 37, 32, 35, 33, 30, 23, 21, 15, 11, 12, 6, 4, 7, 14, 24, 29, 31, 34, 19, 22, 25, 28, 13, 1, 3, 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5188.2782870535" calcext:value-type="float">
            <text:p>15188.2782870535</text:p>
          </table:table-cell>
          <table:table-cell office:value-type="string" calcext:value-type="string">
            <text:p>[21, 12, 18, 26, 30, 27, 23, 5, 0, 1, 14, 13, 9, 20, 37, 36, 4, 6, 8, 35, 33, 32, 25, 24, 22, 28, 34, 31, 29, 19, 7, 17, 15, 2, 3, 11, 10, 1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1640.1386480962" calcext:value-type="float">
            <text:p>11640.1386480962</text:p>
          </table:table-cell>
          <table:table-cell office:value-type="string" calcext:value-type="string">
            <text:p>[7, 1, 0, 3, 5, 8, 15, 18, 17, 10, 4, 2, 6, 11, 16, 31, 29, 21, 22, 19, 24, 25, 28, 9, 13, 20, 23, 27, 34, 36, 32, 37, 33, 30, 35, 26, 14, 1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727.465302096" calcext:value-type="float">
            <text:p>11727.465302096</text:p>
          </table:table-cell>
          <table:table-cell office:value-type="string" calcext:value-type="string">
            <text:p>[25, 31, 34, 36, 37, 26, 11, 10, 5, 3, 1, 0, 9, 20, 13, 23, 17, 8, 7, 4, 2, 6, 18, 35, 30, 33, 32, 27, 15, 16, 12, 19, 22, 14, 21, 28, 29, 2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2305.2607360067" calcext:value-type="float">
            <text:p>12305.2607360067</text:p>
          </table:table-cell>
          <table:table-cell office:value-type="string" calcext:value-type="string">
            <text:p>[11, 15, 17, 27, 33, 30, 35, 23, 21, 3, 1, 0, 20, 28, 25, 22, 19, 14, 12, 7, 5, 8, 18, 10, 16, 24, 29, 31, 34, 37, 36, 32, 26, 6, 2, 4, 9, 1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2865.7470259711" calcext:value-type="float">
            <text:p>12865.7470259711</text:p>
          </table:table-cell>
          <table:table-cell office:value-type="string" calcext:value-type="string">
            <text:p>[7, 11, 10, 16, 22, 24, 25, 28, 29, 27, 33, 30, 32, 31, 34, 37, 36, 20, 13, 9, 19, 18, 17, 15, 0, 1, 3, 2, 8, 4, 6, 5, 12, 14, 21, 23, 35, 2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3715.3841018123" calcext:value-type="float">
            <text:p>13715.3841018123</text:p>
          </table:table-cell>
          <table:table-cell office:value-type="string" calcext:value-type="string">
            <text:p>[3, 5, 1, 0, 9, 24, 25, 29, 34, 36, 37, 31, 35, 30, 18, 17, 26, 33, 32, 10, 2, 6, 8, 21, 22, 23, 11, 16, 15, 27, 14, 19, 28, 20, 13, 7, 12, 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1011.2897401027" calcext:value-type="float">
            <text:p>11011.2897401027</text:p>
          </table:table-cell>
          <table:table-cell office:value-type="string" calcext:value-type="string">
            <text:p>[30, 35, 37, 31, 29, 24, 21, 19, 28, 20, 9, 13, 0, 1, 25, 22, 23, 14, 12, 8, 15, 5, 6, 4, 3, 2, 7, 18, 11, 10, 27, 34, 36, 33, 32, 26, 17, 1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2975.3165932282" calcext:value-type="float">
            <text:p>12975.3165932282</text:p>
          </table:table-cell>
          <table:table-cell office:value-type="string" calcext:value-type="string">
            <text:p>[4, 2, 5, 7, 14, 13, 9, 1, 3, 0, 20, 28, 17, 15, 23, 27, 22, 24, 19, 21, 18, 11, 16, 8, 12, 26, 33, 37, 32, 25, 31, 29, 34, 36, 35, 30, 10, 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3244.2514874323" calcext:value-type="float">
            <text:p>13244.2514874323</text:p>
          </table:table-cell>
          <table:table-cell office:value-type="string" calcext:value-type="string">
            <text:p>[22, 1, 3, 6, 12, 14, 11, 4, 2, 10, 16, 18, 26, 32, 27, 23, 21, 37, 36, 28, 20, 13, 9, 0, 34, 33, 30, 35, 31, 29, 25, 24, 7, 15, 17, 8, 5, 1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4401.6695250238" calcext:value-type="float">
            <text:p>14401.6695250238</text:p>
          </table:table-cell>
          <table:table-cell office:value-type="string" calcext:value-type="string">
            <text:p>[4, 7, 8, 14, 12, 21, 30, 35, 36, 34, 27, 10, 17, 23, 22, 19, 24, 25, 16, 26, 37, 32, 33, 31, 13, 0, 20, 28, 29, 5, 6, 3, 2, 18, 15, 11, 1, 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0072.112844422" calcext:value-type="float">
            <text:p>10072.112844422</text:p>
          </table:table-cell>
          <table:table-cell office:value-type="string" calcext:value-type="string">
            <text:p>[6, 5, 3, 2, 4, 16, 18, 17, 15, 11, 10, 8, 7, 21, 25, 24, 22, 19, 12, 14, 23, 27, 26, 34, 29, 28, 32, 33, 30, 35, 37, 36, 31, 9, 20, 13, 0, 1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060.0872540244" calcext:value-type="float">
            <text:p>11060.0872540244</text:p>
          </table:table-cell>
          <table:table-cell office:value-type="string" calcext:value-type="string">
            <text:p>[37, 31, 28, 20, 13, 24, 25, 19, 21, 11, 10, 6, 5, 2, 4, 16, 18, 17, 15, 3, 1, 0, 9, 12, 7, 8, 14, 26, 33, 32, 36, 34, 29, 22, 23, 27, 30, 3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0990.1389323647" calcext:value-type="float">
            <text:p>10990.1389323647</text:p>
          </table:table-cell>
          <table:table-cell office:value-type="string" calcext:value-type="string">
            <text:p>[13, 20, 9, 0, 1, 12, 14, 6, 5, 3, 2, 4, 10, 26, 27, 23, 7, 8, 22, 31, 34, 37, 36, 33, 35, 30, 32, 25, 24, 21, 18, 16, 17, 11, 15, 19, 28, 2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1705.4886873141" calcext:value-type="float">
            <text:p>11705.4886873141</text:p>
          </table:table-cell>
          <table:table-cell office:value-type="string" calcext:value-type="string">
            <text:p>[20, 25, 24, 13, 9, 0, 1, 2, 12, 21, 22, 19, 14, 17, 18, 16, 15, 8, 10, 11, 4, 5, 23, 36, 29, 28, 31, 34, 37, 35, 30, 33, 32, 26, 27, 7, 6, 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2084.5500219275" calcext:value-type="float">
            <text:p>12084.5500219275</text:p>
          </table:table-cell>
          <table:table-cell office:value-type="string" calcext:value-type="string">
            <text:p>[6, 16, 17, 18, 30, 35, 33, 32, 37, 36, 27, 15, 10, 11, 26, 34, 31, 29, 25, 24, 20, 9, 0, 2, 4, 7, 5, 1, 13, 28, 22, 21, 12, 23, 19, 14, 8, 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2101.4959495809" calcext:value-type="float">
            <text:p>12101.4959495809</text:p>
          </table:table-cell>
          <table:table-cell office:value-type="string" calcext:value-type="string">
            <text:p>[9, 13, 27, 26, 30, 35, 23, 21, 24, 22, 19, 14, 8, 0, 1, 2, 3, 6, 32, 33, 37, 36, 34, 25, 4, 5, 7, 12, 16, 17, 18, 15, 10, 11, 29, 31, 28, 2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3280.2917076748" calcext:value-type="float">
            <text:p>13280.2917076748</text:p>
          </table:table-cell>
          <table:table-cell office:value-type="string" calcext:value-type="string">
            <text:p>[7, 16, 18, 17, 23, 21, 30, 35, 33, 32, 36, 37, 34, 26, 15, 10, 2, 0, 1, 19, 27, 22, 28, 29, 24, 14, 12, 3, 25, 31, 20, 13, 9, 4, 5, 8, 11, 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3511.8412209574" calcext:value-type="float">
            <text:p>13511.8412209574</text:p>
          </table:table-cell>
          <table:table-cell office:value-type="string" calcext:value-type="string">
            <text:p>[22, 24, 12, 5, 1, 3, 4, 2, 6, 15, 18, 17, 10, 11, 19, 0, 9, 34, 36, 27, 30, 35, 32, 29, 25, 23, 21, 37, 33, 26, 16, 8, 7, 14, 31, 28, 20, 1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3005.3066842536" calcext:value-type="float">
            <text:p>13005.3066842536</text:p>
          </table:table-cell>
          <table:table-cell office:value-type="string" calcext:value-type="string">
            <text:p>[37, 36, 34, 23, 15, 21, 27, 16, 18, 17, 11, 19, 31, 28, 20, 13, 9, 0, 1, 29, 7, 8, 25, 24, 22, 14, 12, 6, 2, 4, 3, 5, 30, 35, 26, 10, 33, 3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1091.7129046921" calcext:value-type="float">
            <text:p>11091.7129046921</text:p>
          </table:table-cell>
          <table:table-cell office:value-type="string" calcext:value-type="string">
            <text:p>[4, 10, 11, 17, 16, 15, 18, 8, 2, 3, 6, 7, 21, 27, 26, 35, 30, 32, 33, 36, 37, 34, 20, 9, 13, 28, 24, 25, 22, 19, 12, 14, 1, 0, 29, 31, 23, 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772.8547347571" calcext:value-type="float">
            <text:p>10772.8547347571</text:p>
          </table:table-cell>
          <table:table-cell office:value-type="string" calcext:value-type="string">
            <text:p>[37, 35, 26, 27, 18, 16, 11, 10, 4, 2, 7, 15, 17, 23, 21, 24, 13, 9, 20, 28, 22, 19, 1, 0, 3, 6, 5, 8, 12, 14, 25, 34, 29, 31, 36, 30, 32, 3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1142.2655673467" calcext:value-type="float">
            <text:p>11142.2655673467</text:p>
          </table:table-cell>
          <table:table-cell office:value-type="string" calcext:value-type="string">
            <text:p>[8, 6, 4, 2, 1, 0, 9, 20, 13, 14, 23, 19, 22, 25, 24, 21, 5, 3, 12, 15, 10, 11, 26, 33, 37, 31, 28, 32, 30, 35, 36, 34, 29, 27, 17, 18, 16, 7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13182.6275980795" calcext:value-type="float">
            <text:p>13182.6275980795</text:p>
          </table:table-cell>
          <table:table-cell office:value-type="string" calcext:value-type="string">
            <text:p>[37, 34, 36, 33, 32, 27, 18, 15, 26, 30, 35, 5, 2, 12, 14, 22, 25, 24, 21, 29, 31, 28, 0, 9, 20, 13, 16, 17, 7, 8, 11, 10, 19, 1, 3, 6, 4, 2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3283.3814193366" calcext:value-type="float">
            <text:p>13283.3814193366</text:p>
          </table:table-cell>
          <table:table-cell office:value-type="string" calcext:value-type="string">
            <text:p>[35, 33, 30, 26, 28, 20, 9, 13, 29, 31, 34, 21, 23, 18, 17, 8, 7, 12, 14, 25, 32, 37, 36, 27, 16, 11, 15, 6, 1, 0, 5, 4, 3, 22, 24, 19, 2, 1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2512.5653754342" calcext:value-type="float">
            <text:p>12512.5653754342</text:p>
          </table:table-cell>
          <table:table-cell office:value-type="string" calcext:value-type="string">
            <text:p>[15, 7, 12, 19, 22, 24, 25, 31, 29, 27, 26, 30, 35, 33, 36, 34, 21, 23, 28, 20, 13, 14, 8, 10, 16, 17, 37, 32, 18, 4, 2, 5, 6, 3, 1, 0, 9, 11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1891.8099958877" calcext:value-type="float">
            <text:p>11891.8099958877</text:p>
          </table:table-cell>
          <table:table-cell office:value-type="string" calcext:value-type="string">
            <text:p>[18, 10, 11, 27, 35, 32, 33, 36, 37, 34, 31, 29, 28, 20, 13, 1, 22, 19, 25, 24, 8, 6, 5, 0, 9, 3, 7, 17, 2, 4, 12, 14, 15, 21, 23, 30, 26, 1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3574.225491173" calcext:value-type="float">
            <text:p>13574.225491173</text:p>
          </table:table-cell>
          <table:table-cell office:value-type="string" calcext:value-type="string">
            <text:p>[11, 10, 17, 15, 8, 6, 7, 30, 35, 33, 26, 4, 5, 2, 3, 13, 27, 32, 37, 23, 21, 14, 12, 22, 20, 9, 0, 1, 19, 28, 29, 34, 31, 36, 24, 25, 18, 1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2362.1838716337" calcext:value-type="float">
            <text:p>12362.1838716337</text:p>
          </table:table-cell>
          <table:table-cell office:value-type="string" calcext:value-type="string">
            <text:p>[11, 8, 7, 0, 9, 13, 20, 28, 34, 37, 35, 32, 30, 23, 15, 17, 26, 27, 33, 36, 31, 25, 22, 29, 1, 3, 4, 2, 5, 6, 12, 10, 16, 18, 14, 21, 24, 1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1429.8677137258" calcext:value-type="float">
            <text:p>11429.8677137258</text:p>
          </table:table-cell>
          <table:table-cell office:value-type="string" calcext:value-type="string">
            <text:p>[10, 26, 23, 27, 32, 33, 35, 37, 36, 30, 29, 31, 34, 21, 4, 2, 5, 19, 17, 11, 12, 24, 25, 22, 28, 20, 13, 9, 0, 1, 3, 8, 14, 6, 7, 18, 16, 1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499.6554197353" calcext:value-type="float">
            <text:p>10499.6554197353</text:p>
          </table:table-cell>
          <table:table-cell office:value-type="string" calcext:value-type="string">
            <text:p>[2, 10, 11, 26, 24, 25, 19, 1, 3, 6, 22, 13, 0, 9, 20, 28, 31, 29, 34, 36, 30, 35, 33, 32, 37, 27, 21, 23, 14, 12, 15, 18, 17, 16, 8, 7, 5, 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2579.0127145021" calcext:value-type="float">
            <text:p>12579.0127145021</text:p>
          </table:table-cell>
          <table:table-cell office:value-type="string" calcext:value-type="string">
            <text:p>[32, 6, 4, 1, 0, 9, 20, 13, 3, 5, 16, 17, 23, 27, 33, 36, 34, 18, 10, 11, 19, 24, 25, 22, 28, 31, 29, 21, 15, 8, 7, 2, 12, 14, 26, 30, 35, 37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1373.1152703187" calcext:value-type="float">
            <text:p>11373.1152703187</text:p>
          </table:table-cell>
          <table:table-cell office:value-type="string" calcext:value-type="string">
            <text:p>[30, 35, 10, 11, 7, 14, 12, 1, 0, 20, 9, 13, 22, 24, 25, 34, 31, 28, 29, 19, 18, 16, 17, 27, 36, 37, 23, 21, 3, 4, 2, 5, 6, 8, 15, 26, 33, 3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2622.6329123037" calcext:value-type="float">
            <text:p>12622.6329123037</text:p>
          </table:table-cell>
          <table:table-cell office:value-type="string" calcext:value-type="string">
            <text:p>[9, 1, 3, 11, 10, 16, 17, 30, 35, 33, 32, 27, 18, 15, 8, 0, 20, 13, 22, 34, 37, 36, 26, 7, 4, 2, 14, 12, 5, 6, 21, 23, 19, 24, 25, 28, 29, 31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2096.1111227657" calcext:value-type="float">
            <text:p>12096.1111227657</text:p>
          </table:table-cell>
          <table:table-cell office:value-type="string" calcext:value-type="string">
            <text:p>[16, 18, 21, 24, 19, 22, 25, 14, 23, 30, 35, 34, 37, 33, 32, 26, 10, 7, 6, 5, 12, 1, 0, 3, 2, 4, 9, 20, 13, 28, 31, 36, 29, 27, 8, 17, 15, 11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3959.4708020129" calcext:value-type="float">
            <text:p>13959.4708020129</text:p>
          </table:table-cell>
          <table:table-cell office:value-type="string" calcext:value-type="string">
            <text:p>[32, 36, 29, 34, 18, 17, 16, 23, 21, 15, 8, 7, 12, 19, 26, 27, 25, 24, 22, 14, 2, 13, 28, 31, 37, 35, 30, 33, 20, 9, 0, 3, 1, 4, 5, 6, 11, 1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3481.8281014326" calcext:value-type="float">
            <text:p>13481.8281014326</text:p>
          </table:table-cell>
          <table:table-cell office:value-type="string" calcext:value-type="string">
            <text:p>[8, 4, 7, 35, 33, 27, 24, 28, 20, 13, 9, 0, 1, 6, 3, 5, 2, 15, 16, 29, 31, 37, 30, 26, 18, 17, 25, 19, 22, 34, 36, 32, 12, 11, 10, 23, 21, 1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4280.1671897493" calcext:value-type="float">
            <text:p>14280.1671897493</text:p>
          </table:table-cell>
          <table:table-cell office:value-type="string" calcext:value-type="string">
            <text:p>[7, 23, 37, 33, 32, 25, 22, 28, 20, 9, 14, 12, 2, 4, 13, 0, 1, 10, 11, 6, 5, 15, 16, 17, 8, 3, 19, 21, 18, 27, 35, 26, 30, 34, 36, 31, 29, 2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9076.64162426587" calcext:value-type="float">
            <text:p>9076.64162426587</text:p>
          </table:table-cell>
          <table:table-cell office:value-type="string" calcext:value-type="string">
            <text:p>[16, 18, 23, 21, 25, 31, 29, 24, 22, 19, 14, 10, 11, 17, 15, 12, 5, 8, 7, 6, 4, 2, 3, 1, 0, 9, 13, 20, 28, 34, 36, 35, 30, 33, 32, 37, 27, 2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1952.8990079984" calcext:value-type="float">
            <text:p>11952.8990079984</text:p>
          </table:table-cell>
          <table:table-cell office:value-type="string" calcext:value-type="string">
            <text:p>[25, 36, 37, 32, 33, 35, 30, 26, 23, 27, 17, 18, 15, 16, 4, 2, 19, 22, 1, 0, 9, 13, 29, 31, 34, 7, 8, 10, 11, 12, 14, 24, 28, 20, 3, 6, 5, 21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1599.935927093" calcext:value-type="float">
            <text:p>11599.935927093</text:p>
          </table:table-cell>
          <table:table-cell office:value-type="string" calcext:value-type="string">
            <text:p>[34, 37, 36, 29, 24, 19, 15, 16, 18, 17, 35, 30, 33, 31, 28, 22, 1, 0, 20, 9, 13, 6, 4, 2, 3, 5, 8, 11, 10, 7, 12, 14, 25, 21, 23, 26, 27, 3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3272.4622299254" calcext:value-type="float">
            <text:p>13272.4622299254</text:p>
          </table:table-cell>
          <table:table-cell office:value-type="string" calcext:value-type="string">
            <text:p>[10, 29, 31, 24, 25, 22, 28, 20, 0, 3, 2, 34, 36, 37, 32, 33, 35, 30, 15, 16, 11, 4, 1, 9, 13, 27, 26, 23, 14, 5, 6, 8, 12, 7, 18, 21, 19, 17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1523.086875375" calcext:value-type="float">
            <text:p>11523.086875375</text:p>
          </table:table-cell>
          <table:table-cell office:value-type="string" calcext:value-type="string">
            <text:p>[32, 26, 5, 2, 4, 6, 7, 8, 30, 35, 37, 36, 34, 29, 31, 22, 25, 16, 11, 3, 1, 0, 9, 13, 20, 28, 24, 23, 14, 17, 15, 21, 19, 12, 10, 18, 27, 3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2079.7993570494" calcext:value-type="float">
            <text:p>12079.7993570494</text:p>
          </table:table-cell>
          <table:table-cell office:value-type="string" calcext:value-type="string">
            <text:p>[17, 26, 35, 30, 27, 23, 36, 34, 28, 20, 13, 9, 5, 6, 10, 15, 11, 16, 12, 7, 8, 2, 4, 3, 0, 1, 19, 14, 25, 21, 32, 33, 37, 29, 31, 24, 22, 18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4918.0422382596" calcext:value-type="float">
            <text:p>14918.0422382596</text:p>
          </table:table-cell>
          <table:table-cell office:value-type="string" calcext:value-type="string">
            <text:p>[29, 14, 11, 15, 16, 19, 24, 21, 23, 22, 25, 17, 26, 27, 18, 7, 8, 33, 32, 36, 31, 9, 13, 1, 2, 10, 30, 35, 37, 28, 20, 0, 6, 4, 3, 5, 12, 3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5168.0473436627" calcext:value-type="float">
            <text:p>15168.0473436627</text:p>
          </table:table-cell>
          <table:table-cell office:value-type="string" calcext:value-type="string">
            <text:p>[1, 20, 13, 28, 24, 12, 11, 10, 18, 15, 23, 29, 31, 3, 2, 4, 26, 27, 34, 22, 21, 36, 35, 32, 30, 7, 8, 17, 16, 33, 37, 25, 19, 14, 6, 5, 0, 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3742.6213422256" calcext:value-type="float">
            <text:p>13742.6213422256</text:p>
          </table:table-cell>
          <table:table-cell office:value-type="string" calcext:value-type="string">
            <text:p>[13, 1, 3, 2, 29, 31, 26, 32, 33, 35, 37, 30, 4, 17, 23, 21, 24, 36, 34, 27, 16, 10, 11, 18, 15, 7, 12, 14, 19, 22, 25, 28, 20, 9, 5, 6, 8, 0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2258.5833997044" calcext:value-type="float">
            <text:p>12258.5833997044</text:p>
          </table:table-cell>
          <table:table-cell office:value-type="string" calcext:value-type="string">
            <text:p>[13, 20, 28, 31, 29, 25, 24, 34, 37, 26, 27, 12, 14, 19, 3, 5, 17, 18, 16, 4, 2, 6, 11, 15, 30, 35, 23, 21, 22, 36, 32, 33, 10, 7, 8, 1, 0, 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376.7510102015" calcext:value-type="float">
            <text:p>11376.7510102015</text:p>
          </table:table-cell>
          <table:table-cell office:value-type="string" calcext:value-type="string">
            <text:p>[33, 35, 30, 26, 27, 5, 2, 4, 6, 16, 17, 21, 9, 3, 1, 0, 13, 20, 28, 24, 19, 7, 8, 14, 12, 25, 22, 23, 15, 10, 11, 18, 36, 34, 29, 31, 37, 3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4062.2591355392" calcext:value-type="float">
            <text:p>14062.2591355392</text:p>
          </table:table-cell>
          <table:table-cell office:value-type="string" calcext:value-type="string">
            <text:p>[32, 35, 30, 37, 34, 31, 29, 22, 6, 14, 21, 27, 26, 12, 5, 17, 18, 7, 8, 11, 10, 13, 28, 24, 25, 23, 15, 16, 3, 9, 19, 4, 2, 1, 0, 20, 36, 3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4395.1997758565" calcext:value-type="float">
            <text:p>14395.1997758565</text:p>
          </table:table-cell>
          <table:table-cell office:value-type="string" calcext:value-type="string">
            <text:p>[28, 37, 35, 36, 25, 19, 14, 12, 3, 1, 22, 30, 33, 32, 26, 27, 17, 8, 7, 18, 11, 5, 2, 4, 21, 9, 13, 20, 0, 6, 15, 16, 10, 23, 31, 34, 24, 2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4749.4008339556" calcext:value-type="float">
            <text:p>14749.4008339556</text:p>
          </table:table-cell>
          <table:table-cell office:value-type="string" calcext:value-type="string">
            <text:p>[26, 17, 18, 16, 11, 10, 7, 12, 28, 31, 36, 34, 8, 4, 6, 21, 22, 19, 24, 35, 33, 30, 32, 37, 27, 15, 14, 13, 0, 5, 3, 23, 25, 29, 20, 9, 1, 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4938.6871197785" calcext:value-type="float">
            <text:p>14938.6871197785</text:p>
          </table:table-cell>
          <table:table-cell office:value-type="string" calcext:value-type="string">
            <text:p>[10, 15, 27, 26, 35, 33, 37, 34, 36, 11, 8, 25, 28, 29, 31, 2, 4, 12, 0, 1, 19, 18, 17, 16, 30, 32, 14, 3, 5, 9, 20, 13, 22, 21, 24, 23, 7, 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3440.9210418906" calcext:value-type="float">
            <text:p>13440.9210418906</text:p>
          </table:table-cell>
          <table:table-cell office:value-type="string" calcext:value-type="string">
            <text:p>[24, 22, 25, 27, 30, 33, 32, 35, 37, 36, 26, 23, 4, 2, 5, 7, 28, 29, 34, 31, 20, 9, 13, 16, 11, 15, 10, 6, 18, 12, 19, 21, 14, 17, 1, 0, 3, 8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2400.1645474615" calcext:value-type="float">
            <text:p>12400.1645474615</text:p>
          </table:table-cell>
          <table:table-cell office:value-type="string" calcext:value-type="string">
            <text:p>[21, 13, 19, 24, 23, 16, 17, 1, 0, 9, 20, 28, 29, 31, 34, 25, 22, 27, 35, 30, 32, 33, 26, 36, 37, 14, 12, 4, 11, 15, 10, 7, 8, 3, 2, 5, 6, 18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5266.1862095575" calcext:value-type="float">
            <text:p>15266.1862095575</text:p>
          </table:table-cell>
          <table:table-cell office:value-type="string" calcext:value-type="string">
            <text:p>[1, 13, 36, 33, 24, 22, 21, 23, 11, 10, 17, 8, 7, 27, 35, 30, 26, 18, 25, 9, 0, 20, 32, 37, 34, 19, 29, 31, 28, 15, 16, 4, 5, 14, 12, 6, 3, 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0868.5407655583" calcext:value-type="float">
            <text:p>10868.5407655583</text:p>
          </table:table-cell>
          <table:table-cell office:value-type="string" calcext:value-type="string">
            <text:p>[10, 11, 16, 17, 18, 14, 12, 28, 20, 13, 9, 0, 1, 3, 2, 26, 30, 35, 27, 21, 24, 25, 22, 19, 7, 8, 6, 5, 4, 23, 32, 33, 37, 29, 31, 34, 36, 1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3305.0206635897" calcext:value-type="float">
            <text:p>13305.0206635897</text:p>
          </table:table-cell>
          <table:table-cell office:value-type="string" calcext:value-type="string">
            <text:p>[12, 15, 17, 16, 10, 6, 2, 3, 19, 28, 29, 27, 26, 36, 37, 30, 35, 34, 31, 32, 33, 5, 4, 7, 23, 24, 14, 8, 11, 18, 21, 25, 22, 9, 13, 20, 1, 0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3705.2994013111" calcext:value-type="float">
            <text:p>13705.2994013111</text:p>
          </table:table-cell>
          <table:table-cell office:value-type="string" calcext:value-type="string">
            <text:p>[13, 28, 31, 29, 14, 12, 4, 10, 27, 34, 36, 32, 30, 26, 6, 8, 7, 21, 22, 24, 25, 9, 20, 19, 15, 16, 23, 33, 37, 35, 17, 18, 11, 2, 3, 5, 0, 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3424.8255044232" calcext:value-type="float">
            <text:p>13424.8255044232</text:p>
          </table:table-cell>
          <table:table-cell office:value-type="string" calcext:value-type="string">
            <text:p>[25, 19, 24, 12, 8, 6, 5, 13, 9, 20, 28, 29, 37, 35, 30, 32, 33, 26, 0, 1, 4, 2, 3, 17, 18, 16, 14, 7, 21, 23, 22, 34, 27, 31, 36, 15, 11, 10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2757.3006654051" calcext:value-type="float">
            <text:p>12757.3006654051</text:p>
          </table:table-cell>
          <table:table-cell office:value-type="string" calcext:value-type="string">
            <text:p>[8, 7, 5, 3, 1, 0, 9, 13, 20, 31, 37, 33, 32, 36, 22, 16, 18, 15, 10, 12, 14, 23, 27, 17, 11, 6, 4, 2, 25, 19, 26, 35, 30, 21, 24, 29, 34, 28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3135.9758806423" calcext:value-type="float">
            <text:p>13135.9758806423</text:p>
          </table:table-cell>
          <table:table-cell office:value-type="string" calcext:value-type="string">
            <text:p>[32, 18, 16, 17, 15, 7, 8, 10, 11, 25, 31, 28, 13, 9, 37, 33, 35, 30, 27, 26, 36, 34, 29, 20, 24, 22, 12, 19, 21, 14, 5, 6, 4, 2, 3, 1, 0, 2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3024.6460902324" calcext:value-type="float">
            <text:p>13024.6460902324</text:p>
          </table:table-cell>
          <table:table-cell office:value-type="string" calcext:value-type="string">
            <text:p>[36, 37, 34, 22, 19, 13, 0, 1, 4, 2, 23, 21, 14, 12, 6, 11, 15, 7, 5, 3, 9, 20, 28, 25, 26, 35, 33, 32, 24, 8, 18, 16, 17, 10, 30, 27, 29, 3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13145.4849029774" calcext:value-type="float">
            <text:p>13145.4849029774</text:p>
          </table:table-cell>
          <table:table-cell office:value-type="string" calcext:value-type="string">
            <text:p>[15, 25, 29, 34, 37, 35, 30, 23, 14, 5, 6, 9, 13, 20, 0, 1, 3, 4, 2, 28, 31, 36, 21, 11, 18, 10, 17, 16, 12, 8, 7, 33, 32, 26, 27, 24, 22, 1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5172.3526231655" calcext:value-type="float">
            <text:p>15172.3526231655</text:p>
          </table:table-cell>
          <table:table-cell office:value-type="string" calcext:value-type="string">
            <text:p>[18, 30, 35, 37, 22, 1, 19, 21, 24, 23, 8, 5, 0, 9, 31, 36, 32, 33, 11, 17, 16, 6, 2, 4, 3, 25, 34, 13, 20, 28, 29, 26, 27, 14, 12, 7, 15, 10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1604.1897206937" calcext:value-type="float">
            <text:p>11604.1897206937</text:p>
          </table:table-cell>
          <table:table-cell office:value-type="string" calcext:value-type="string">
            <text:p>[17, 18, 26, 32, 27, 23, 21, 8, 7, 5, 6, 12, 14, 19, 22, 31, 29, 24, 25, 16, 11, 10, 15, 36, 37, 33, 30, 35, 34, 28, 13, 1, 0, 20, 9, 3, 2, 4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2931.5160214934" calcext:value-type="float">
            <text:p>12931.5160214934</text:p>
          </table:table-cell>
          <table:table-cell office:value-type="string" calcext:value-type="string">
            <text:p>[26, 18, 17, 16, 15, 23, 21, 22, 19, 12, 7, 8, 5, 6, 14, 24, 31, 36, 35, 30, 2, 3, 20, 28, 29, 25, 4, 1, 0, 9, 13, 34, 37, 32, 33, 27, 11, 10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2762.6664518533" calcext:value-type="float">
            <text:p>12762.6664518533</text:p>
          </table:table-cell>
          <table:table-cell office:value-type="string" calcext:value-type="string">
            <text:p>[7, 17, 18, 16, 15, 12, 14, 11, 10, 26, 30, 35, 37, 33, 32, 28, 1, 0, 3, 24, 23, 27, 8, 6, 4, 2, 5, 21, 25, 29, 31, 20, 9, 13, 19, 22, 34, 3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3206.6181486999" calcext:value-type="float">
            <text:p>13206.6181486999</text:p>
          </table:table-cell>
          <table:table-cell office:value-type="string" calcext:value-type="string">
            <text:p>[17, 8, 7, 4, 2, 6, 14, 18, 15, 11, 10, 26, 36, 33, 30, 35, 37, 13, 9, 20, 22, 21, 19, 12, 0, 1, 24, 25, 29, 28, 31, 34, 32, 3, 5, 23, 27, 1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3518.9273036027" calcext:value-type="float">
            <text:p>13518.9273036027</text:p>
          </table:table-cell>
          <table:table-cell office:value-type="string" calcext:value-type="string">
            <text:p>[27, 16, 15, 11, 26, 30, 35, 36, 29, 28, 20, 14, 12, 24, 32, 33, 37, 34, 8, 7, 6, 4, 2, 3, 31, 25, 22, 17, 18, 10, 21, 23, 5, 1, 0, 9, 13, 1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2067.1442350284" calcext:value-type="float">
            <text:p>12067.1442350284</text:p>
          </table:table-cell>
          <table:table-cell office:value-type="string" calcext:value-type="string">
            <text:p>[32, 33, 35, 30, 26, 10, 1, 3, 2, 4, 7, 8, 16, 18, 27, 25, 24, 23, 21, 14, 5, 6, 11, 15, 17, 28, 31, 34, 36, 12, 19, 22, 13, 0, 9, 20, 29, 37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2178.1611077473" calcext:value-type="float">
            <text:p>12178.1611077473</text:p>
          </table:table-cell>
          <table:table-cell office:value-type="string" calcext:value-type="string">
            <text:p>[18, 15, 16, 35, 32, 37, 36, 34, 4, 2, 6, 17, 27, 33, 30, 26, 23, 25, 22, 21, 19, 28, 20, 9, 13, 0, 1, 12, 14, 24, 29, 31, 8, 7, 3, 5, 10, 1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3573.6431109932" calcext:value-type="float">
            <text:p>13573.6431109932</text:p>
          </table:table-cell>
          <table:table-cell office:value-type="string" calcext:value-type="string">
            <text:p>[30, 37, 36, 4, 1, 0, 19, 22, 21, 8, 7, 17, 16, 10, 11, 12, 14, 24, 23, 26, 32, 33, 35, 18, 15, 27, 34, 31, 28, 25, 6, 5, 2, 3, 13, 9, 20, 2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2036.9798919201" calcext:value-type="float">
            <text:p>12036.9798919201</text:p>
          </table:table-cell>
          <table:table-cell office:value-type="string" calcext:value-type="string">
            <text:p>[36, 34, 37, 32, 30, 33, 35, 27, 26, 12, 14, 29, 25, 31, 28, 1, 0, 9, 20, 13, 3, 4, 6, 8, 24, 22, 19, 21, 23, 5, 2, 10, 16, 18, 15, 7, 11, 17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1454.7563589126" calcext:value-type="float">
            <text:p>11454.7563589126</text:p>
          </table:table-cell>
          <table:table-cell office:value-type="string" calcext:value-type="string">
            <text:p>[8, 7, 10, 11, 15, 14, 12, 21, 22, 25, 24, 28, 31, 37, 32, 35, 36, 34, 29, 23, 16, 17, 18, 26, 27, 33, 30, 3, 2, 4, 5, 6, 19, 20, 9, 13, 0, 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1269.0380536917" calcext:value-type="float">
            <text:p>11269.0380536917</text:p>
          </table:table-cell>
          <table:table-cell office:value-type="string" calcext:value-type="string">
            <text:p>[7, 6, 4, 2, 12, 14, 19, 24, 25, 27, 30, 35, 37, 31, 29, 23, 17, 15, 36, 34, 32, 33, 26, 18, 16, 11, 10, 8, 5, 3, 13, 0, 1, 9, 20, 28, 22, 2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2896.7403055714" calcext:value-type="float">
            <text:p>12896.7403055714</text:p>
          </table:table-cell>
          <table:table-cell office:value-type="string" calcext:value-type="string">
            <text:p>[30, 35, 8, 2, 4, 17, 18, 24, 25, 22, 1, 0, 3, 5, 6, 7, 14, 12, 19, 31, 34, 27, 16, 15, 20, 13, 9, 28, 29, 36, 37, 32, 33, 23, 21, 10, 11, 2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1382.7176184325" calcext:value-type="float">
            <text:p>11382.7176184325</text:p>
          </table:table-cell>
          <table:table-cell office:value-type="string" calcext:value-type="string">
            <text:p>[5, 3, 1, 0, 9, 20, 29, 24, 25, 13, 28, 31, 37, 15, 17, 16, 11, 8, 7, 14, 6, 2, 4, 10, 18, 26, 33, 32, 35, 30, 34, 36, 27, 22, 19, 23, 21, 1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2602.6136459661" calcext:value-type="float">
            <text:p>12602.6136459661</text:p>
          </table:table-cell>
          <table:table-cell office:value-type="string" calcext:value-type="string">
            <text:p>[37, 27, 8, 4, 5, 34, 31, 26, 15, 18, 17, 12, 14, 21, 23, 16, 11, 10, 7, 24, 25, 19, 1, 0, 20, 9, 13, 3, 2, 6, 22, 28, 29, 36, 32, 33, 30, 3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1122.9595273987" calcext:value-type="float">
            <text:p>11122.9595273987</text:p>
          </table:table-cell>
          <table:table-cell office:value-type="string" calcext:value-type="string">
            <text:p>[30, 35, 33, 36, 37, 34, 29, 28, 20, 9, 1, 13, 19, 12, 14, 8, 2, 0, 3, 5, 24, 22, 25, 31, 23, 21, 7, 6, 4, 10, 11, 18, 16, 15, 17, 27, 26, 3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3065.5179686959" calcext:value-type="float">
            <text:p>13065.5179686959</text:p>
          </table:table-cell>
          <table:table-cell office:value-type="string" calcext:value-type="string">
            <text:p>[19, 18, 15, 13, 20, 28, 34, 33, 27, 17, 14, 12, 3, 0, 1, 9, 36, 37, 32, 35, 30, 26, 16, 10, 11, 8, 5, 21, 23, 7, 6, 2, 4, 22, 25, 31, 29, 24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11426.2729779455" calcext:value-type="float">
            <text:p>11426.2729779455</text:p>
          </table:table-cell>
          <table:table-cell office:value-type="string" calcext:value-type="string">
            <text:p>[17, 16, 15, 10, 18, 33, 32, 27, 21, 19, 14, 23, 26, 30, 35, 36, 37, 20, 9, 13, 0, 1, 2, 3, 4, 6, 5, 12, 11, 8, 7, 24, 25, 22, 28, 29, 31, 34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3203.6834126247" calcext:value-type="float">
            <text:p>13203.6834126247</text:p>
          </table:table-cell>
          <table:table-cell office:value-type="string" calcext:value-type="string">
            <text:p>[15, 29, 34, 37, 33, 24, 0, 9, 20, 13, 1, 3, 5, 12, 6, 4, 2, 14, 21, 8, 7, 19, 22, 25, 17, 11, 10, 23, 28, 31, 32, 35, 30, 26, 36, 27, 16, 18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9276.97254837879" calcext:value-type="float">
            <text:p>9276.97254837879</text:p>
          </table:table-cell>
          <table:table-cell office:value-type="string" calcext:value-type="string">
            <text:p>[12, 14, 21, 19, 24, 22, 25, 31, 29, 28, 20, 13, 9, 0, 1, 3, 2, 16, 17, 5, 8, 4, 6, 10, 11, 15, 18, 26, 30, 35, 33, 37, 32, 36, 34, 27, 23, 7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2503.6697136787" calcext:value-type="float">
            <text:p>12503.6697136787</text:p>
          </table:table-cell>
          <table:table-cell office:value-type="string" calcext:value-type="string">
            <text:p>[13, 0, 1, 34, 36, 32, 33, 37, 35, 30, 26, 16, 5, 3, 2, 15, 18, 27, 31, 29, 28, 25, 21, 24, 22, 4, 6, 11, 10, 8, 14, 19, 7, 12, 17, 23, 20, 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2401.4582827257" calcext:value-type="float">
            <text:p>12401.4582827257</text:p>
          </table:table-cell>
          <table:table-cell office:value-type="string" calcext:value-type="string">
            <text:p>[26, 33, 32, 18, 16, 15, 21, 23, 27, 30, 35, 37, 31, 34, 36, 25, 8, 7, 6, 5, 3, 0, 1, 2, 4, 12, 13, 28, 29, 20, 9, 19, 24, 22, 14, 17, 10, 1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3619.3091374154" calcext:value-type="float">
            <text:p>13619.3091374154</text:p>
          </table:table-cell>
          <table:table-cell office:value-type="string" calcext:value-type="string">
            <text:p>[30, 35, 6, 4, 10, 11, 14, 21, 19, 24, 25, 22, 9, 13, 12, 15, 16, 23, 29, 28, 20, 0, 2, 3, 1, 5, 27, 36, 31, 34, 37, 33, 32, 26, 7, 8, 17, 18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1115.6546504281" calcext:value-type="float">
            <text:p>11115.6546504281</text:p>
          </table:table-cell>
          <table:table-cell office:value-type="string" calcext:value-type="string">
            <text:p>[10, 16, 17, 15, 14, 12, 22, 29, 31, 28, 0, 1, 3, 2, 4, 5, 6, 8, 7, 18, 26, 23, 27, 21, 36, 34, 37, 32, 33, 35, 30, 19, 20, 9, 13, 25, 24, 1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1226.2818070821" calcext:value-type="float">
            <text:p>11226.2818070821</text:p>
          </table:table-cell>
          <table:table-cell office:value-type="string" calcext:value-type="string">
            <text:p>[18, 17, 16, 15, 5, 1, 0, 20, 9, 3, 2, 4, 6, 10, 11, 12, 7, 8, 14, 19, 22, 25, 21, 23, 31, 29, 36, 34, 37, 32, 33, 35, 30, 27, 26, 24, 28, 1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1530.3070899265" calcext:value-type="float">
            <text:p>11530.3070899265</text:p>
          </table:table-cell>
          <table:table-cell office:value-type="string" calcext:value-type="string">
            <text:p>[30, 26, 7, 1, 0, 9, 13, 20, 28, 19, 2, 3, 4, 10, 11, 15, 8, 17, 18, 16, 24, 25, 12, 14, 5, 6, 21, 23, 22, 29, 31, 27, 34, 32, 35, 37, 36, 3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2337.4876260812" calcext:value-type="float">
            <text:p>12337.4876260812</text:p>
          </table:table-cell>
          <table:table-cell office:value-type="string" calcext:value-type="string">
            <text:p>[21, 34, 36, 33, 37, 35, 32, 28, 31, 29, 20, 13, 9, 6, 7, 8, 10, 16, 17, 24, 25, 27, 30, 26, 18, 11, 15, 23, 22, 19, 2, 4, 12, 14, 5, 3, 1, 0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4360.8489149606" calcext:value-type="float">
            <text:p>14360.8489149606</text:p>
          </table:table-cell>
          <table:table-cell office:value-type="string" calcext:value-type="string">
            <text:p>[37, 32, 19, 6, 17, 30, 35, 36, 34, 21, 25, 24, 23, 7, 8, 11, 10, 15, 16, 18, 27, 26, 0, 13, 1, 29, 20, 9, 3, 2, 4, 5, 14, 12, 22, 28, 31, 3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0837.2901387412" calcext:value-type="float">
            <text:p>10837.2901387412</text:p>
          </table:table-cell>
          <table:table-cell office:value-type="string" calcext:value-type="string">
            <text:p>[21, 6, 5, 3, 2, 4, 15, 16, 26, 17, 7, 12, 14, 19, 22, 25, 24, 29, 28, 1, 13, 0, 9, 20, 31, 34, 36, 33, 37, 32, 35, 30, 27, 18, 10, 11, 8, 2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816.7711233073" calcext:value-type="float">
            <text:p>11816.7711233073</text:p>
          </table:table-cell>
          <table:table-cell office:value-type="string" calcext:value-type="string">
            <text:p>[36, 33, 35, 30, 26, 10, 17, 18, 21, 37, 32, 27, 22, 19, 8, 7, 2, 3, 1, 0, 6, 4, 5, 13, 9, 20, 28, 29, 34, 31, 24, 25, 12, 14, 11, 15, 16, 2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1974.4539009795" calcext:value-type="float">
            <text:p>11974.4539009795</text:p>
          </table:table-cell>
          <table:table-cell office:value-type="string" calcext:value-type="string">
            <text:p>[1, 3, 7, 14, 19, 25, 24, 22, 27, 11, 10, 16, 15, 12, 5, 4, 2, 28, 13, 20, 9, 0, 6, 8, 17, 18, 26, 30, 32, 36, 29, 31, 34, 37, 33, 35, 23, 2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2314.6000888775" calcext:value-type="float">
            <text:p>12314.6000888775</text:p>
          </table:table-cell>
          <table:table-cell office:value-type="string" calcext:value-type="string">
            <text:p>[9, 20, 13, 1, 0, 19, 22, 34, 36, 37, 35, 30, 27, 5, 14, 11, 10, 8, 6, 7, 16, 26, 32, 33, 21, 12, 3, 4, 2, 15, 17, 18, 23, 31, 29, 25, 24, 28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0447.4465257981" calcext:value-type="float">
            <text:p>10447.4465257981</text:p>
          </table:table-cell>
          <table:table-cell office:value-type="string" calcext:value-type="string">
            <text:p>[16, 18, 26, 30, 32, 33, 35, 37, 36, 28, 20, 13, 9, 12, 14, 19, 21, 22, 31, 29, 34, 27, 24, 25, 23, 1, 0, 3, 4, 2, 8, 7, 5, 6, 17, 15, 10, 1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2968.5163555765" calcext:value-type="float">
            <text:p>12968.5163555765</text:p>
          </table:table-cell>
          <table:table-cell office:value-type="string" calcext:value-type="string">
            <text:p>[26, 23, 19, 0, 1, 3, 36, 37, 34, 27, 33, 30, 35, 32, 21, 18, 17, 16, 15, 25, 24, 22, 12, 6, 14, 31, 29, 28, 20, 9, 13, 10, 11, 8, 7, 5, 2, 4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0995.0065144559" calcext:value-type="float">
            <text:p>10995.0065144559</text:p>
          </table:table-cell>
          <table:table-cell office:value-type="string" calcext:value-type="string">
            <text:p>[12, 8, 11, 10, 26, 18, 17, 16, 15, 7, 4, 2, 5, 6, 14, 22, 21, 31, 34, 33, 36, 37, 35, 30, 32, 27, 23, 0, 13, 9, 20, 28, 29, 24, 25, 19, 1, 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3638.9583703028" calcext:value-type="float">
            <text:p>13638.9583703028</text:p>
          </table:table-cell>
          <table:table-cell office:value-type="string" calcext:value-type="string">
            <text:p>[28, 29, 24, 22, 23, 17, 18, 26, 30, 27, 8, 6, 5, 4, 16, 7, 20, 9, 0, 1, 2, 3, 13, 19, 25, 21, 10, 11, 15, 14, 12, 37, 34, 31, 32, 35, 33, 3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2458.8459569055" calcext:value-type="float">
            <text:p>12458.8459569055</text:p>
          </table:table-cell>
          <table:table-cell office:value-type="string" calcext:value-type="string">
            <text:p>[34, 31, 28, 20, 19, 2, 4, 5, 3, 1, 13, 0, 9, 15, 11, 7, 6, 10, 12, 14, 27, 29, 36, 26, 18, 17, 16, 8, 21, 23, 22, 24, 25, 32, 33, 30, 35, 37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0120.8648619569" calcext:value-type="float">
            <text:p>10120.8648619569</text:p>
          </table:table-cell>
          <table:table-cell office:value-type="string" calcext:value-type="string">
            <text:p>[29, 25, 24, 23, 16, 15, 8, 7, 21, 19, 14, 12, 6, 2, 3, 1, 0, 9, 13, 20, 28, 31, 37, 33, 35, 30, 26, 32, 27, 18, 17, 10, 11, 4, 5, 22, 36, 34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9082.12845747001" calcext:value-type="float">
            <text:p>9082.12845747001</text:p>
          </table:table-cell>
          <table:table-cell office:value-type="string" calcext:value-type="string">
            <text:p>[18, 16, 15, 11, 10, 1, 0, 9, 13, 20, 28, 31, 29, 24, 25, 22, 21, 19, 14, 7, 8, 2, 3, 5, 6, 4, 12, 23, 26, 30, 33, 35, 32, 37, 34, 36, 27, 17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1558.9074373265" calcext:value-type="float">
            <text:p>11558.9074373265</text:p>
          </table:table-cell>
          <table:table-cell office:value-type="string" calcext:value-type="string">
            <text:p>[24, 29, 31, 34, 32, 33, 36, 37, 35, 30, 26, 12, 14, 19, 22, 25, 21, 23, 27, 18, 17, 8, 7, 20, 13, 9, 0, 6, 5, 3, 4, 2, 16, 15, 11, 10, 1, 28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11299.562790185" calcext:value-type="float">
            <text:p>11299.562790185</text:p>
          </table:table-cell>
          <table:table-cell office:value-type="string" calcext:value-type="string">
            <text:p>[26, 11, 17, 18, 27, 25, 24, 21, 19, 22, 12, 14, 32, 33, 29, 31, 28, 13, 20, 9, 0, 1, 4, 10, 16, 15, 5, 6, 8, 7, 2, 3, 23, 36, 34, 37, 35, 30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1190.3417580825" calcext:value-type="float">
            <text:p>11190.3417580825</text:p>
          </table:table-cell>
          <table:table-cell office:value-type="string" calcext:value-type="string">
            <text:p>[29, 28, 20, 13, 1, 0, 9, 34, 36, 37, 32, 33, 35, 30, 27, 26, 8, 15, 17, 18, 23, 21, 24, 19, 14, 6, 16, 10, 11, 7, 25, 22, 12, 3, 5, 4, 2, 3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1784.6784163239" calcext:value-type="float">
            <text:p>11784.6784163239</text:p>
          </table:table-cell>
          <table:table-cell office:value-type="string" calcext:value-type="string">
            <text:p>[26, 27, 4, 2, 3, 19, 31, 29, 20, 13, 9, 1, 0, 28, 24, 25, 22, 21, 23, 14, 12, 7, 8, 10, 17, 30, 33, 32, 36, 34, 37, 35, 15, 5, 6, 11, 16, 18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1982.2038785782" calcext:value-type="float">
            <text:p>11982.2038785782</text:p>
          </table:table-cell>
          <table:table-cell office:value-type="string" calcext:value-type="string">
            <text:p>[34, 31, 29, 27, 26, 30, 35, 33, 37, 36, 32, 23, 1, 0, 13, 9, 14, 12, 5, 4, 10, 8, 7, 3, 2, 6, 21, 28, 20, 22, 25, 24, 19, 17, 18, 16, 11, 1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1755.2444346851" calcext:value-type="float">
            <text:p>11755.2444346851</text:p>
          </table:table-cell>
          <table:table-cell office:value-type="string" calcext:value-type="string">
            <text:p>[17, 16, 15, 14, 12, 8, 7, 10, 18, 29, 28, 20, 0, 2, 5, 6, 19, 22, 24, 25, 34, 36, 32, 33, 37, 27, 21, 23, 26, 30, 35, 31, 13, 9, 1, 3, 4, 1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4997.2294159961" calcext:value-type="float">
            <text:p>14997.2294159961</text:p>
          </table:table-cell>
          <table:table-cell office:value-type="string" calcext:value-type="string">
            <text:p>[30, 35, 6, 8, 7, 25, 24, 20, 28, 29, 3, 5, 15, 17, 33, 37, 36, 34, 26, 16, 18, 11, 10, 12, 23, 21, 22, 19, 14, 27, 32, 31, 13, 0, 9, 1, 2, 4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1020.1016871601" calcext:value-type="float">
            <text:p>11020.1016871601</text:p>
          </table:table-cell>
          <table:table-cell office:value-type="string" calcext:value-type="string">
            <text:p>[5, 12, 22, 24, 27, 26, 30, 35, 33, 37, 32, 23, 28, 13, 9, 20, 31, 34, 36, 29, 25, 19, 21, 14, 3, 1, 0, 2, 4, 10, 11, 18, 7, 8, 15, 16, 17, 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388.7082182908" calcext:value-type="float">
            <text:p>10388.7082182908</text:p>
          </table:table-cell>
          <table:table-cell office:value-type="string" calcext:value-type="string">
            <text:p>[1, 9, 13, 20, 28, 25, 32, 33, 35, 30, 37, 36, 34, 23, 21, 14, 12, 16, 15, 11, 10, 7, 6, 2, 4, 8, 18, 17, 26, 27, 19, 22, 24, 31, 29, 5, 3, 0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3149.0396120717" calcext:value-type="float">
            <text:p>13149.0396120717</text:p>
          </table:table-cell>
          <table:table-cell office:value-type="string" calcext:value-type="string">
            <text:p>[6, 5, 20, 9, 0, 2, 4, 23, 21, 22, 19, 12, 7, 27, 30, 35, 37, 36, 31, 29, 14, 16, 17, 34, 32, 33, 26, 10, 15, 18, 11, 8, 24, 25, 28, 13, 1, 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1235.1825548148" calcext:value-type="float">
            <text:p>11235.1825548148</text:p>
          </table:table-cell>
          <table:table-cell office:value-type="string" calcext:value-type="string">
            <text:p>[7, 11, 10, 16, 18, 13, 20, 9, 0, 1, 2, 4, 5, 14, 12, 21, 23, 24, 22, 25, 29, 36, 26, 17, 15, 27, 32, 33, 30, 35, 37, 34, 31, 28, 3, 6, 19, 8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1367.9040803131" calcext:value-type="float">
            <text:p>11367.9040803131</text:p>
          </table:table-cell>
          <table:table-cell office:value-type="string" calcext:value-type="string">
            <text:p>[0, 1, 14, 27, 18, 16, 17, 15, 10, 11, 8, 7, 6, 4, 12, 21, 24, 25, 22, 23, 34, 36, 37, 31, 29, 26, 30, 35, 32, 33, 5, 2, 3, 19, 28, 9, 13, 20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3454.4195114554" calcext:value-type="float">
            <text:p>13454.4195114554</text:p>
          </table:table-cell>
          <table:table-cell office:value-type="string" calcext:value-type="string">
            <text:p>[2, 36, 37, 35, 30, 34, 13, 20, 0, 1, 4, 6, 7, 12, 14, 15, 18, 27, 23, 21, 19, 22, 26, 32, 33, 31, 29, 28, 24, 25, 9, 3, 5, 17, 16, 10, 8, 1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3669.3642503866" calcext:value-type="float">
            <text:p>13669.3642503866</text:p>
          </table:table-cell>
          <table:table-cell office:value-type="string" calcext:value-type="string">
            <text:p>[30, 35, 37, 36, 15, 11, 4, 2, 6, 12, 14, 8, 7, 22, 25, 24, 5, 3, 0, 1, 28, 29, 32, 26, 10, 17, 27, 34, 31, 18, 16, 23, 21, 19, 13, 9, 20, 3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1612.4687882575" calcext:value-type="float">
            <text:p>11612.4687882575</text:p>
          </table:table-cell>
          <table:table-cell office:value-type="string" calcext:value-type="string">
            <text:p>[23, 21, 8, 7, 12, 14, 11, 10, 18, 17, 15, 16, 6, 3, 9, 0, 1, 4, 2, 5, 37, 35, 30, 26, 33, 32, 27, 22, 19, 25, 36, 34, 31, 28, 29, 20, 13, 24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3102.3303841695" calcext:value-type="float">
            <text:p>13102.3303841695</text:p>
          </table:table-cell>
          <table:table-cell office:value-type="string" calcext:value-type="string">
            <text:p>[13, 9, 20, 28, 34, 37, 32, 30, 27, 26, 23, 31, 29, 11, 10, 14, 12, 7, 8, 4, 2, 6, 5, 25, 21, 22, 19, 3, 1, 0, 36, 35, 33, 18, 17, 15, 16, 24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0685.5466118631" calcext:value-type="float">
            <text:p>10685.5466118631</text:p>
          </table:table-cell>
          <table:table-cell office:value-type="string" calcext:value-type="string">
            <text:p>[26, 27, 13, 20, 9, 0, 1, 24, 25, 23, 22, 21, 19, 4, 6, 11, 16, 15, 18, 17, 10, 8, 12, 14, 5, 7, 2, 3, 28, 29, 31, 36, 34, 37, 35, 30, 32, 3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2471.4813387594" calcext:value-type="float">
            <text:p>12471.4813387594</text:p>
          </table:table-cell>
          <table:table-cell office:value-type="string" calcext:value-type="string">
            <text:p>[7, 23, 32, 33, 30, 35, 37, 36, 27, 21, 19, 12, 14, 5, 8, 17, 15, 16, 18, 26, 10, 11, 6, 3, 2, 4, 13, 9, 28, 25, 24, 22, 20, 0, 1, 29, 34, 3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1982.007642643" calcext:value-type="float">
            <text:p>11982.007642643</text:p>
          </table:table-cell>
          <table:table-cell office:value-type="string" calcext:value-type="string">
            <text:p>[33, 37, 31, 29, 25, 21, 23, 17, 16, 15, 6, 1, 0, 3, 4, 18, 10, 11, 8, 7, 34, 36, 27, 26, 2, 5, 12, 14, 19, 22, 24, 28, 20, 9, 13, 30, 35, 3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1739.408088189" calcext:value-type="float">
            <text:p>11739.408088189</text:p>
          </table:table-cell>
          <table:table-cell office:value-type="string" calcext:value-type="string">
            <text:p>[29, 31, 37, 36, 34, 28, 24, 25, 21, 23, 14, 1, 0, 9, 20, 13, 10, 11, 18, 27, 15, 8, 5, 3, 2, 6, 4, 26, 30, 32, 33, 35, 17, 16, 7, 12, 19, 2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2334.297182654" calcext:value-type="float">
            <text:p>12334.297182654</text:p>
          </table:table-cell>
          <table:table-cell office:value-type="string" calcext:value-type="string">
            <text:p>[29, 31, 0, 1, 3, 5, 6, 7, 21, 23, 27, 28, 20, 9, 13, 19, 10, 11, 17, 18, 16, 4, 2, 8, 15, 36, 37, 33, 26, 35, 30, 32, 12, 14, 24, 22, 25, 34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2303.6242033893" calcext:value-type="float">
            <text:p>12303.6242033893</text:p>
          </table:table-cell>
          <table:table-cell office:value-type="string" calcext:value-type="string">
            <text:p>[21, 12, 14, 5, 22, 19, 25, 31, 28, 29, 34, 36, 17, 18, 6, 4, 15, 16, 11, 10, 33, 32, 24, 9, 20, 13, 0, 1, 3, 2, 7, 8, 23, 27, 37, 35, 30, 2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3700.093615997" calcext:value-type="float">
            <text:p>13700.093615997</text:p>
          </table:table-cell>
          <table:table-cell office:value-type="string" calcext:value-type="string">
            <text:p>[4, 2, 10, 33, 32, 35, 30, 16, 11, 14, 21, 23, 34, 31, 29, 25, 22, 24, 20, 28, 13, 9, 19, 26, 37, 36, 27, 3, 1, 0, 15, 12, 5, 8, 18, 17, 7, 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3958.1140736665" calcext:value-type="float">
            <text:p>13958.1140736665</text:p>
          </table:table-cell>
          <table:table-cell office:value-type="string" calcext:value-type="string">
            <text:p>[7, 21, 22, 28, 13, 9, 19, 14, 15, 10, 6, 2, 4, 12, 31, 37, 36, 34, 29, 20, 0, 1, 3, 27, 35, 30, 26, 8, 5, 11, 16, 18, 23, 24, 25, 33, 32, 17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5670.843430203" calcext:value-type="float">
            <text:p>15670.843430203</text:p>
          </table:table-cell>
          <table:table-cell office:value-type="string" calcext:value-type="string">
            <text:p>[24, 25, 19, 4, 2, 1, 3, 0, 5, 17, 14, 8, 23, 15, 11, 18, 16, 22, 31, 29, 10, 6, 26, 32, 34, 27, 7, 12, 20, 13, 9, 28, 35, 33, 30, 37, 36, 21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2333.9018274538" calcext:value-type="float">
            <text:p>12333.9018274538</text:p>
          </table:table-cell>
          <table:table-cell office:value-type="string" calcext:value-type="string">
            <text:p>[1, 0, 2, 6, 10, 11, 16, 12, 14, 13, 9, 20, 28, 29, 34, 36, 37, 33, 32, 26, 25, 22, 24, 18, 15, 17, 21, 23, 27, 4, 5, 8, 7, 30, 35, 31, 19, 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986.490541141" calcext:value-type="float">
            <text:p>11986.490541141</text:p>
          </table:table-cell>
          <table:table-cell office:value-type="string" calcext:value-type="string">
            <text:p>[12, 21, 25, 30, 35, 33, 32, 36, 37, 34, 31, 29, 5, 3, 1, 2, 0, 9, 20, 13, 28, 27, 23, 26, 8, 6, 4, 10, 18, 11, 16, 17, 7, 15, 19, 22, 24, 1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3738.597496241" calcext:value-type="float">
            <text:p>13738.597496241</text:p>
          </table:table-cell>
          <table:table-cell office:value-type="string" calcext:value-type="string">
            <text:p>[13, 27, 33, 35, 30, 26, 11, 10, 19, 9, 0, 7, 18, 15, 8, 6, 5, 4, 2, 22, 21, 16, 17, 32, 36, 28, 31, 29, 37, 34, 25, 24, 23, 14, 12, 3, 1, 20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3728.5054361194" calcext:value-type="float">
            <text:p>13728.5054361194</text:p>
          </table:table-cell>
          <table:table-cell office:value-type="string" calcext:value-type="string">
            <text:p>[28, 37, 35, 33, 16, 11, 8, 12, 14, 5, 3, 9, 20, 13, 0, 1, 25, 29, 31, 34, 17, 18, 15, 7, 2, 6, 23, 21, 19, 24, 22, 30, 32, 36, 27, 26, 10, 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4382.2650404338" calcext:value-type="float">
            <text:p>14382.2650404338</text:p>
          </table:table-cell>
          <table:table-cell office:value-type="string" calcext:value-type="string">
            <text:p>[35, 27, 26, 7, 6, 5, 4, 0, 9, 20, 31, 34, 33, 37, 30, 36, 18, 11, 10, 15, 17, 29, 28, 13, 3, 16, 8, 14, 12, 21, 25, 22, 24, 19, 1, 2, 23, 3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3654.346187609" calcext:value-type="float">
            <text:p>13654.346187609</text:p>
          </table:table-cell>
          <table:table-cell office:value-type="string" calcext:value-type="string">
            <text:p>[5, 14, 19, 22, 25, 21, 27, 26, 34, 31, 20, 0, 1, 3, 2, 4, 6, 8, 29, 28, 36, 37, 23, 11, 10, 7, 17, 35, 32, 33, 30, 24, 9, 13, 18, 15, 16, 1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3992.6707651159" calcext:value-type="float">
            <text:p>13992.6707651159</text:p>
          </table:table-cell>
          <table:table-cell office:value-type="string" calcext:value-type="string">
            <text:p>[15, 8, 16, 17, 18, 26, 10, 2, 4, 3, 14, 20, 13, 9, 0, 1, 33, 32, 36, 28, 25, 24, 23, 19, 21, 22, 27, 35, 31, 37, 30, 34, 29, 12, 5, 6, 7, 11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4510.71427638" calcext:value-type="float">
            <text:p>14510.71427638</text:p>
          </table:table-cell>
          <table:table-cell office:value-type="string" calcext:value-type="string">
            <text:p>[14, 23, 27, 36, 32, 33, 35, 30, 26, 15, 19, 34, 37, 31, 29, 22, 20, 28, 1, 0, 21, 11, 10, 24, 25, 16, 2, 4, 3, 17, 18, 5, 12, 7, 8, 6, 13, 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2801.0147029093" calcext:value-type="float">
            <text:p>12801.0147029093</text:p>
          </table:table-cell>
          <table:table-cell office:value-type="string" calcext:value-type="string">
            <text:p>[18, 26, 35, 33, 32, 36, 34, 37, 31, 29, 30, 10, 11, 15, 24, 19, 23, 21, 9, 13, 28, 27, 25, 22, 3, 1, 0, 20, 2, 5, 4, 12, 14, 8, 7, 6, 16, 17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2465.76365935" calcext:value-type="float">
            <text:p>12465.76365935</text:p>
          </table:table-cell>
          <table:table-cell office:value-type="string" calcext:value-type="string">
            <text:p>[32, 33, 37, 36, 34, 31, 29, 25, 24, 14, 12, 3, 1, 22, 19, 27, 23, 5, 6, 8, 16, 17, 26, 30, 35, 18, 15, 11, 21, 28, 13, 9, 20, 0, 2, 7, 4, 10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2596.886151374" calcext:value-type="float">
            <text:p>12596.886151374</text:p>
          </table:table-cell>
          <table:table-cell office:value-type="string" calcext:value-type="string">
            <text:p>[28, 0, 1, 3, 2, 17, 26, 33, 32, 36, 37, 35, 30, 18, 11, 15, 24, 16, 27, 34, 31, 29, 19, 21, 23, 22, 25, 5, 6, 8, 14, 12, 10, 4, 7, 9, 13, 20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2891.2029614384" calcext:value-type="float">
            <text:p>12891.2029614384</text:p>
          </table:table-cell>
          <table:table-cell office:value-type="string" calcext:value-type="string">
            <text:p>[22, 6, 4, 2, 3, 13, 9, 20, 0, 1, 5, 7, 8, 27, 37, 36, 25, 24, 21, 19, 29, 32, 35, 34, 31, 28, 12, 10, 11, 16, 23, 33, 30, 26, 17, 15, 18, 1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3542.7417327009" calcext:value-type="float">
            <text:p>13542.7417327009</text:p>
          </table:table-cell>
          <table:table-cell office:value-type="string" calcext:value-type="string">
            <text:p>[18, 10, 11, 15, 8, 7, 14, 12, 5, 6, 24, 22, 19, 21, 37, 35, 33, 36, 34, 25, 2, 4, 3, 0, 20, 13, 1, 30, 32, 27, 26, 23, 9, 28, 29, 31, 17, 16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1889.6573528081" calcext:value-type="float">
            <text:p>11889.6573528081</text:p>
          </table:table-cell>
          <table:table-cell office:value-type="string" calcext:value-type="string">
            <text:p>[8, 4, 2, 3, 1, 29, 31, 28, 9, 0, 13, 20, 22, 19, 25, 24, 21, 14, 23, 34, 27, 26, 16, 17, 35, 36, 37, 33, 30, 32, 18, 10, 11, 15, 12, 5, 6, 7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3315.5503834755" calcext:value-type="float">
            <text:p>13315.5503834755</text:p>
          </table:table-cell>
          <table:table-cell office:value-type="string" calcext:value-type="string">
            <text:p>[10, 19, 3, 1, 0, 9, 13, 29, 31, 34, 24, 26, 35, 30, 36, 28, 37, 33, 32, 20, 22, 25, 27, 23, 18, 11, 16, 17, 21, 14, 5, 2, 4, 6, 8, 7, 12, 15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3384.5235222442" calcext:value-type="float">
            <text:p>13384.5235222442</text:p>
          </table:table-cell>
          <table:table-cell office:value-type="string" calcext:value-type="string">
            <text:p>[10, 18, 17, 4, 2, 3, 1, 5, 15, 16, 6, 7, 11, 8, 12, 14, 28, 29, 19, 0, 13, 9, 20, 36, 32, 26, 37, 31, 34, 25, 24, 22, 21, 27, 35, 30, 33, 2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12006.6591233825" calcext:value-type="float">
            <text:p>12006.6591233825</text:p>
          </table:table-cell>
          <table:table-cell office:value-type="string" calcext:value-type="string">
            <text:p>[17, 16, 12, 14, 10, 15, 23, 25, 21, 36, 37, 35, 30, 5, 3, 1, 0, 9, 13, 29, 31, 24, 22, 19, 7, 8, 6, 4, 2, 20, 28, 34, 33, 32, 27, 26, 11, 18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2354.5651931245" calcext:value-type="float">
            <text:p>12354.5651931245</text:p>
          </table:table-cell>
          <table:table-cell office:value-type="string" calcext:value-type="string">
            <text:p>[15, 10, 26, 17, 16, 18, 11, 6, 7, 5, 4, 1, 9, 19, 34, 31, 33, 32, 30, 35, 37, 36, 27, 23, 22, 29, 25, 21, 14, 12, 24, 28, 20, 13, 0, 2, 3, 8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2429.7701642888" calcext:value-type="float">
            <text:p>12429.7701642888</text:p>
          </table:table-cell>
          <table:table-cell office:value-type="string" calcext:value-type="string">
            <text:p>[0, 1, 3, 19, 22, 24, 25, 27, 23, 7, 8, 10, 11, 15, 16, 17, 18, 26, 28, 29, 31, 37, 36, 34, 21, 5, 6, 4, 2, 12, 14, 13, 9, 20, 32, 30, 35, 3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2368.7019343205" calcext:value-type="float">
            <text:p>12368.7019343205</text:p>
          </table:table-cell>
          <table:table-cell office:value-type="string" calcext:value-type="string">
            <text:p>[34, 25, 21, 23, 16, 17, 18, 26, 33, 36, 32, 35, 30, 22, 9, 20, 28, 31, 37, 27, 15, 11, 7, 8, 12, 14, 6, 5, 3, 0, 13, 1, 2, 4, 10, 19, 24, 2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1890.6231883397" calcext:value-type="float">
            <text:p>11890.6231883397</text:p>
          </table:table-cell>
          <table:table-cell office:value-type="string" calcext:value-type="string">
            <text:p>[11, 10, 16, 17, 19, 25, 24, 22, 29, 31, 36, 34, 27, 14, 12, 8, 15, 18, 26, 32, 33, 30, 35, 37, 0, 9, 13, 20, 28, 1, 2, 7, 5, 6, 4, 3, 21, 2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3156.8984378862" calcext:value-type="float">
            <text:p>13156.8984378862</text:p>
          </table:table-cell>
          <table:table-cell office:value-type="string" calcext:value-type="string">
            <text:p>[4, 8, 33, 35, 30, 26, 17, 1, 0, 20, 34, 31, 29, 22, 7, 5, 6, 12, 14, 23, 27, 37, 32, 36, 13, 9, 28, 24, 25, 19, 21, 15, 16, 18, 10, 11, 2, 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3016.5976438507" calcext:value-type="float">
            <text:p>13016.5976438507</text:p>
          </table:table-cell>
          <table:table-cell office:value-type="string" calcext:value-type="string">
            <text:p>[22, 24, 25, 27, 33, 32, 23, 15, 5, 6, 4, 10, 11, 21, 28, 29, 31, 34, 36, 37, 18, 8, 7, 14, 12, 3, 2, 16, 17, 35, 30, 26, 13, 20, 0, 1, 9, 1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3475.5917860237" calcext:value-type="float">
            <text:p>13475.5917860237</text:p>
          </table:table-cell>
          <table:table-cell office:value-type="string" calcext:value-type="string">
            <text:p>[4, 6, 2, 3, 25, 22, 26, 27, 14, 5, 12, 23, 21, 19, 24, 1, 0, 28, 29, 13, 9, 20, 31, 37, 32, 34, 36, 16, 11, 18, 15, 10, 33, 35, 30, 17, 7, 8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3113.328227695" calcext:value-type="float">
            <text:p>13113.328227695</text:p>
          </table:table-cell>
          <table:table-cell office:value-type="string" calcext:value-type="string">
            <text:p>[0, 1, 9, 13, 19, 15, 17, 18, 29, 31, 32, 35, 33, 26, 27, 24, 22, 12, 4, 2, 6, 11, 10, 16, 30, 37, 36, 34, 23, 8, 7, 21, 28, 20, 25, 14, 5, 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5033.7655973593" calcext:value-type="float">
            <text:p>15033.7655973593</text:p>
          </table:table-cell>
          <table:table-cell office:value-type="string" calcext:value-type="string">
            <text:p>[19, 0, 5, 29, 31, 34, 33, 32, 26, 18, 14, 12, 3, 2, 4, 17, 35, 30, 25, 24, 1, 9, 13, 28, 20, 6, 10, 11, 15, 16, 27, 23, 21, 8, 7, 37, 36, 2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3017.3441812057" calcext:value-type="float">
            <text:p>13017.3441812057</text:p>
          </table:table-cell>
          <table:table-cell office:value-type="string" calcext:value-type="string">
            <text:p>[31, 14, 12, 8, 6, 5, 26, 35, 30, 10, 2, 4, 3, 7, 11, 15, 16, 17, 18, 19, 22, 24, 25, 20, 28, 36, 32, 37, 33, 29, 9, 13, 0, 1, 21, 23, 27, 3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0083.7461351233" calcext:value-type="float">
            <text:p>10083.7461351233</text:p>
          </table:table-cell>
          <table:table-cell office:value-type="string" calcext:value-type="string">
            <text:p>[15, 23, 21, 24, 25, 29, 31, 28, 22, 19, 14, 6, 5, 4, 2, 12, 18, 26, 32, 33, 34, 36, 37, 35, 30, 27, 9, 20, 13, 0, 1, 3, 8, 7, 10, 11, 17, 16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0555.0279517673" calcext:value-type="float">
            <text:p>10555.0279517673</text:p>
          </table:table-cell>
          <table:table-cell office:value-type="string" calcext:value-type="string">
            <text:p>[36, 34, 23, 15, 11, 10, 6, 5, 3, 2, 4, 12, 14, 21, 33, 35, 30, 27, 8, 7, 1, 0, 9, 13, 20, 29, 28, 31, 25, 24, 22, 19, 16, 17, 18, 26, 32, 37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2861.2750022075" calcext:value-type="float">
            <text:p>12861.2750022075</text:p>
          </table:table-cell>
          <table:table-cell office:value-type="string" calcext:value-type="string">
            <text:p>[18, 17, 16, 23, 27, 25, 22, 19, 5, 12, 8, 21, 29, 31, 36, 37, 33, 32, 34, 28, 20, 9, 3, 4, 1, 13, 0, 6, 2, 10, 11, 30, 35, 26, 24, 14, 7, 15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2955.1341196551" calcext:value-type="float">
            <text:p>12955.1341196551</text:p>
          </table:table-cell>
          <table:table-cell office:value-type="string" calcext:value-type="string">
            <text:p>[37, 16, 11, 10, 2, 4, 12, 7, 8, 27, 32, 33, 30, 15, 6, 5, 3, 0, 9, 13, 1, 14, 23, 25, 19, 22, 24, 21, 18, 17, 26, 35, 31, 29, 28, 20, 36, 3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2676.2542772259" calcext:value-type="float">
            <text:p>12676.2542772259</text:p>
          </table:table-cell>
          <table:table-cell office:value-type="string" calcext:value-type="string">
            <text:p>[19, 22, 5, 6, 4, 8, 7, 15, 17, 16, 11, 10, 18, 27, 23, 26, 35, 30, 37, 32, 33, 20, 9, 0, 25, 34, 36, 24, 21, 12, 14, 3, 2, 1, 13, 29, 31, 28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4197.7286155254" calcext:value-type="float">
            <text:p>14197.7286155254</text:p>
          </table:table-cell>
          <table:table-cell office:value-type="string" calcext:value-type="string">
            <text:p>[24, 14, 4, 6, 7, 8, 18, 19, 25, 36, 32, 34, 29, 28, 31, 37, 35, 33, 30, 27, 16, 20, 13, 5, 11, 10, 15, 21, 23, 26, 17, 1, 0, 9, 2, 3, 12, 2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2227.5419401754" calcext:value-type="float">
            <text:p>12227.5419401754</text:p>
          </table:table-cell>
          <table:table-cell office:value-type="string" calcext:value-type="string">
            <text:p>[23, 33, 35, 30, 27, 6, 4, 8, 17, 18, 36, 37, 34, 31, 29, 28, 9, 0, 1, 3, 2, 5, 12, 7, 11, 10, 32, 26, 16, 15, 14, 19, 21, 25, 22, 20, 13, 2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13566.5405562203" calcext:value-type="float">
            <text:p>13566.5405562203</text:p>
          </table:table-cell>
          <table:table-cell office:value-type="string" calcext:value-type="string">
            <text:p>[1, 2, 5, 30, 33, 35, 32, 37, 34, 29, 20, 13, 9, 28, 31, 27, 16, 11, 10, 12, 7, 4, 22, 24, 25, 26, 36, 19, 3, 6, 15, 17, 18, 8, 14, 23, 21, 0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2083.1882321097" calcext:value-type="float">
            <text:p>12083.1882321097</text:p>
          </table:table-cell>
          <table:table-cell office:value-type="string" calcext:value-type="string">
            <text:p>[0, 3, 29, 31, 34, 36, 37, 30, 35, 26, 25, 22, 16, 17, 18, 15, 11, 10, 8, 33, 32, 27, 21, 24, 28, 20, 13, 19, 14, 23, 12, 7, 4, 6, 5, 2, 1, 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0834.410214865" calcext:value-type="float">
            <text:p>10834.410214865</text:p>
          </table:table-cell>
          <table:table-cell office:value-type="string" calcext:value-type="string">
            <text:p>[18, 17, 16, 10, 12, 19, 25, 20, 9, 13, 0, 1, 3, 5, 15, 26, 34, 29, 31, 28, 24, 22, 23, 27, 30, 35, 32, 33, 37, 36, 21, 2, 4, 14, 7, 6, 8, 11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9600.85053027019" calcext:value-type="float">
            <text:p>9600.85053027019</text:p>
          </table:table-cell>
          <table:table-cell office:value-type="string" calcext:value-type="string">
            <text:p>[17, 16, 18, 26, 30, 33, 32, 35, 37, 36, 34, 31, 29, 28, 25, 24, 19, 21, 14, 12, 7, 8, 2, 4, 6, 1, 9, 13, 20, 0, 3, 5, 11, 10, 27, 22, 23, 15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1057.9478099056" calcext:value-type="float">
            <text:p>11057.9478099056</text:p>
          </table:table-cell>
          <table:table-cell office:value-type="string" calcext:value-type="string">
            <text:p>[18, 17, 23, 21, 5, 6, 2, 4, 7, 8, 19, 31, 29, 34, 32, 33, 35, 26, 30, 37, 36, 27, 25, 22, 24, 13, 20, 28, 9, 1, 0, 3, 10, 11, 15, 12, 14, 16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2249.6907343711" calcext:value-type="float">
            <text:p>12249.6907343711</text:p>
          </table:table-cell>
          <table:table-cell office:value-type="string" calcext:value-type="string">
            <text:p>[7, 6, 4, 2, 5, 8, 17, 18, 14, 13, 20, 28, 31, 34, 29, 32, 35, 33, 30, 27, 9, 0, 1, 3, 12, 21, 25, 19, 22, 24, 16, 15, 10, 11, 23, 37, 36, 26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2299.1890154738" calcext:value-type="float">
            <text:p>12299.1890154738</text:p>
          </table:table-cell>
          <table:table-cell office:value-type="string" calcext:value-type="string">
            <text:p>[26, 17, 16, 14, 21, 36, 37, 35, 30, 18, 15, 10, 11, 7, 0, 13, 9, 20, 28, 34, 32, 33, 8, 4, 5, 2, 1, 3, 6, 12, 29, 31, 24, 25, 22, 19, 23, 27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4027.1319837738" calcext:value-type="float">
            <text:p>14027.1319837738</text:p>
          </table:table-cell>
          <table:table-cell office:value-type="string" calcext:value-type="string">
            <text:p>[18, 8, 2, 4, 6, 23, 21, 24, 27, 30, 35, 33, 32, 36, 34, 28, 20, 31, 25, 13, 0, 9, 14, 12, 19, 1, 5, 15, 26, 37, 29, 22, 11, 3, 7, 10, 17, 16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2138.2518168853" calcext:value-type="float">
            <text:p>12138.2518168853</text:p>
          </table:table-cell>
          <table:table-cell office:value-type="string" calcext:value-type="string">
            <text:p>[3, 2, 11, 15, 18, 16, 10, 17, 26, 27, 32, 37, 35, 30, 33, 36, 13, 20, 28, 29, 23, 12, 7, 14, 21, 25, 24, 0, 1, 9, 31, 34, 22, 19, 8, 6, 5, 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2733.2971926719" calcext:value-type="float">
            <text:p>12733.2971926719</text:p>
          </table:table-cell>
          <table:table-cell office:value-type="string" calcext:value-type="string">
            <text:p>[11, 15, 16, 18, 8, 17, 21, 24, 26, 32, 35, 30, 27, 33, 37, 36, 22, 25, 23, 10, 7, 6, 13, 9, 0, 1, 2, 4, 14, 5, 3, 19, 34, 29, 31, 28, 20, 1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4207.7510846027" calcext:value-type="float">
            <text:p>14207.7510846027</text:p>
          </table:table-cell>
          <table:table-cell office:value-type="string" calcext:value-type="string">
            <text:p>[26, 32, 27, 10, 11, 7, 8, 25, 36, 37, 33, 35, 30, 5, 1, 0, 19, 34, 29, 20, 13, 9, 15, 18, 21, 23, 14, 12, 3, 2, 4, 6, 22, 28, 31, 24, 17, 16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9630.09659926655" calcext:value-type="float">
            <text:p>9630.09659926655</text:p>
          </table:table-cell>
          <table:table-cell office:value-type="string" calcext:value-type="string">
            <text:p>[0, 1, 3, 34, 36, 37, 32, 33, 35, 30, 26, 27, 23, 15, 18, 17, 24, 25, 19, 21, 14, 12, 5, 6, 2, 4, 16, 11, 10, 7, 8, 22, 31, 29, 28, 20, 9, 1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888.2035838036" calcext:value-type="float">
            <text:p>11888.2035838036</text:p>
          </table:table-cell>
          <table:table-cell office:value-type="string" calcext:value-type="string">
            <text:p>[21, 14, 13, 20, 9, 0, 1, 3, 5, 19, 16, 17, 26, 27, 29, 28, 25, 12, 6, 2, 4, 7, 8, 10, 11, 15, 18, 30, 33, 35, 32, 34, 31, 24, 22, 37, 36, 2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0594.0237672754" calcext:value-type="float">
            <text:p>10594.0237672754</text:p>
          </table:table-cell>
          <table:table-cell office:value-type="string" calcext:value-type="string">
            <text:p>[1, 3, 2, 5, 8, 12, 14, 7, 10, 11, 17, 30, 35, 27, 23, 24, 22, 28, 31, 29, 34, 36, 37, 32, 33, 26, 18, 15, 16, 21, 19, 25, 20, 9, 13, 0, 4, 6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2334.2048723046" calcext:value-type="float">
            <text:p>12334.2048723046</text:p>
          </table:table-cell>
          <table:table-cell office:value-type="string" calcext:value-type="string">
            <text:p>[27, 23, 18, 17, 16, 4, 7, 8, 15, 11, 10, 21, 25, 24, 22, 19, 14, 12, 6, 2, 3, 1, 13, 0, 9, 5, 20, 29, 28, 36, 34, 31, 32, 26, 30, 33, 37, 35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2581.4573773701" calcext:value-type="float">
            <text:p>12581.4573773701</text:p>
          </table:table-cell>
          <table:table-cell office:value-type="string" calcext:value-type="string">
            <text:p>[21, 12, 6, 5, 2, 4, 7, 8, 14, 18, 16, 15, 17, 11, 10, 3, 9, 0, 1, 22, 29, 36, 37, 35, 27, 13, 20, 28, 31, 34, 26, 19, 24, 25, 23, 30, 32, 3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2650.6848860443" calcext:value-type="float">
            <text:p>12650.6848860443</text:p>
          </table:table-cell>
          <table:table-cell office:value-type="string" calcext:value-type="string">
            <text:p>[15, 18, 8, 7, 5, 0, 9, 13, 20, 28, 21, 23, 16, 17, 10, 25, 31, 29, 34, 37, 36, 27, 11, 19, 22, 24, 12, 14, 26, 30, 32, 33, 35, 4, 6, 2, 1, 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2365.2672904911" calcext:value-type="float">
            <text:p>12365.2672904911</text:p>
          </table:table-cell>
          <table:table-cell office:value-type="string" calcext:value-type="string">
            <text:p>[22, 12, 5, 10, 11, 17, 18, 26, 33, 35, 27, 8, 7, 15, 16, 14, 24, 25, 29, 36, 37, 30, 32, 34, 31, 28, 13, 19, 21, 23, 9, 20, 0, 1, 4, 6, 2, 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3672.3839669336" calcext:value-type="float">
            <text:p>13672.3839669336</text:p>
          </table:table-cell>
          <table:table-cell office:value-type="string" calcext:value-type="string">
            <text:p>[9, 22, 24, 19, 6, 7, 33, 32, 36, 28, 13, 1, 12, 5, 2, 3, 8, 15, 16, 30, 35, 26, 10, 11, 17, 18, 27, 37, 34, 31, 29, 23, 25, 21, 14, 4, 0, 20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4641.1497173076" calcext:value-type="float">
            <text:p>14641.1497173076</text:p>
          </table:table-cell>
          <table:table-cell office:value-type="string" calcext:value-type="string">
            <text:p>[28, 31, 29, 24, 25, 13, 20, 23, 27, 30, 35, 6, 3, 1, 14, 12, 15, 17, 18, 16, 8, 7, 4, 2, 9, 0, 21, 34, 37, 26, 10, 11, 5, 19, 22, 36, 33, 3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1608.6624375816" calcext:value-type="float">
            <text:p>11608.6624375816</text:p>
          </table:table-cell>
          <table:table-cell office:value-type="string" calcext:value-type="string">
            <text:p>[32, 35, 30, 26, 23, 21, 15, 17, 16, 18, 10, 11, 8, 7, 6, 12, 19, 24, 9, 13, 0, 1, 2, 5, 14, 25, 20, 28, 29, 34, 37, 36, 31, 4, 3, 22, 27, 3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1374.3536212542" calcext:value-type="float">
            <text:p>11374.3536212542</text:p>
          </table:table-cell>
          <table:table-cell office:value-type="string" calcext:value-type="string">
            <text:p>[16, 10, 11, 8, 14, 12, 6, 5, 3, 1, 0, 9, 13, 20, 28, 36, 26, 17, 18, 15, 19, 21, 23, 27, 33, 35, 32, 22, 24, 25, 29, 34, 31, 37, 30, 7, 4, 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0616.3801263715" calcext:value-type="float">
            <text:p>10616.3801263715</text:p>
          </table:table-cell>
          <table:table-cell office:value-type="string" calcext:value-type="string">
            <text:p>[13, 0, 1, 3, 8, 11, 10, 4, 2, 6, 7, 5, 21, 19, 22, 24, 23, 27, 36, 33, 34, 31, 25, 14, 12, 16, 17, 18, 15, 26, 30, 35, 32, 37, 28, 29, 20, 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12803.2608109392" calcext:value-type="float">
            <text:p>12803.2608109392</text:p>
          </table:table-cell>
          <table:table-cell office:value-type="string" calcext:value-type="string">
            <text:p>[21, 23, 26, 27, 25, 24, 22, 19, 14, 12, 10, 11, 5, 8, 1, 0, 13, 37, 35, 32, 33, 30, 36, 34, 20, 9, 4, 17, 18, 16, 15, 7, 6, 2, 3, 28, 29, 31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2724.8408056769" calcext:value-type="float">
            <text:p>12724.8408056769</text:p>
          </table:table-cell>
          <table:table-cell office:value-type="string" calcext:value-type="string">
            <text:p>[7, 5, 3, 1, 0, 13, 28, 34, 32, 33, 37, 36, 21, 14, 12, 6, 4, 2, 22, 19, 23, 16, 10, 8, 9, 20, 31, 29, 11, 17, 18, 26, 35, 30, 27, 25, 24, 15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3826.6215819932" calcext:value-type="float">
            <text:p>13826.6215819932</text:p>
          </table:table-cell>
          <table:table-cell office:value-type="string" calcext:value-type="string">
            <text:p>[11, 17, 14, 12, 5, 1, 0, 3, 10, 16, 15, 8, 6, 4, 2, 23, 24, 22, 7, 19, 20, 13, 9, 27, 30, 35, 26, 21, 28, 31, 29, 37, 36, 32, 33, 25, 34, 18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1246.0762961106" calcext:value-type="float">
            <text:p>11246.0762961106</text:p>
          </table:table-cell>
          <table:table-cell office:value-type="string" calcext:value-type="string">
            <text:p>[30, 35, 32, 23, 19, 21, 16, 26, 34, 36, 37, 31, 29, 28, 20, 9, 13, 6, 7, 25, 24, 22, 0, 1, 3, 5, 2, 4, 15, 17, 12, 14, 8, 11, 10, 18, 27, 3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2697.6058516676" calcext:value-type="float">
            <text:p>12697.6058516676</text:p>
          </table:table-cell>
          <table:table-cell office:value-type="string" calcext:value-type="string">
            <text:p>[24, 25, 19, 21, 17, 26, 30, 33, 32, 37, 36, 27, 16, 11, 10, 15, 23, 12, 14, 3, 0, 9, 13, 20, 29, 28, 1, 5, 8, 7, 18, 35, 34, 31, 22, 2, 4, 6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2542.0068675979" calcext:value-type="float">
            <text:p>12542.0068675979</text:p>
          </table:table-cell>
          <table:table-cell office:value-type="string" calcext:value-type="string">
            <text:p>[26, 23, 14, 1, 0, 9, 13, 20, 31, 5, 6, 7, 8, 11, 12, 3, 16, 18, 17, 15, 27, 21, 25, 29, 28, 37, 36, 34, 33, 32, 35, 30, 24, 22, 19, 4, 2, 10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1048.1228827052" calcext:value-type="float">
            <text:p>11048.1228827052</text:p>
          </table:table-cell>
          <table:table-cell office:value-type="string" calcext:value-type="string">
            <text:p>[7, 6, 5, 2, 4, 10, 11, 16, 15, 17, 18, 26, 30, 35, 33, 32, 37, 36, 34, 29, 23, 12, 8, 14, 13, 3, 1, 0, 20, 31, 28, 9, 22, 24, 25, 19, 27, 21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1507.8039267691" calcext:value-type="float">
            <text:p>11507.8039267691</text:p>
          </table:table-cell>
          <table:table-cell office:value-type="string" calcext:value-type="string">
            <text:p>[12, 8, 23, 21, 24, 25, 28, 29, 31, 34, 32, 37, 36, 27, 17, 18, 15, 16, 9, 20, 13, 0, 1, 2, 3, 14, 22, 19, 5, 4, 7, 6, 10, 11, 26, 33, 35, 30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1217.3370759236" calcext:value-type="float">
            <text:p>11217.3370759236</text:p>
          </table:table-cell>
          <table:table-cell office:value-type="string" calcext:value-type="string">
            <text:p>[32, 36, 37, 35, 30, 26, 10, 11, 18, 23, 21, 24, 19, 6, 5, 4, 2, 3, 1, 0, 20, 13, 9, 7, 8, 15, 12, 14, 27, 29, 34, 28, 31, 25, 22, 16, 17, 3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1419.4609511408" calcext:value-type="float">
            <text:p>11419.4609511408</text:p>
          </table:table-cell>
          <table:table-cell office:value-type="string" calcext:value-type="string">
            <text:p>[9, 13, 20, 28, 29, 25, 24, 37, 30, 32, 33, 35, 26, 23, 16, 18, 8, 14, 21, 27, 36, 34, 31, 22, 19, 2, 4, 3, 1, 6, 5, 7, 17, 15, 11, 10, 12, 0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2386.9251045887" calcext:value-type="float">
            <text:p>12386.9251045887</text:p>
          </table:table-cell>
          <table:table-cell office:value-type="string" calcext:value-type="string">
            <text:p>[17, 18, 8, 7, 6, 5, 12, 27, 33, 36, 37, 34, 22, 21, 24, 1, 3, 2, 4, 29, 31, 28, 13, 20, 9, 0, 10, 11, 15, 16, 14, 25, 19, 23, 35, 32, 30, 26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3898.6039910899" calcext:value-type="float">
            <text:p>13898.6039910899</text:p>
          </table:table-cell>
          <table:table-cell office:value-type="string" calcext:value-type="string">
            <text:p>[34, 37, 36, 23, 5, 4, 2, 3, 1, 19, 24, 22, 25, 32, 33, 35, 18, 10, 11, 15, 8, 14, 12, 21, 28, 13, 0, 6, 7, 16, 17, 31, 29, 9, 20, 27, 26, 30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4415.669458183" calcext:value-type="float">
            <text:p>14415.669458183</text:p>
          </table:table-cell>
          <table:table-cell office:value-type="string" calcext:value-type="string">
            <text:p>[20, 0, 9, 19, 21, 14, 11, 8, 6, 5, 12, 2, 4, 7, 15, 23, 29, 28, 13, 22, 24, 25, 35, 30, 32, 18, 10, 26, 37, 36, 33, 27, 34, 31, 17, 16, 3, 1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2251.3951037106" calcext:value-type="float">
            <text:p>12251.3951037106</text:p>
          </table:table-cell>
          <table:table-cell office:value-type="string" calcext:value-type="string">
            <text:p>[0, 17, 16, 14, 12, 6, 5, 21, 13, 9, 1, 3, 2, 4, 7, 8, 19, 22, 25, 28, 36, 37, 32, 35, 30, 27, 24, 23, 15, 10, 11, 18, 26, 33, 34, 29, 31, 20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2944.4272249203" calcext:value-type="float">
            <text:p>12944.4272249203</text:p>
          </table:table-cell>
          <table:table-cell office:value-type="string" calcext:value-type="string">
            <text:p>[13, 20, 25, 14, 17, 32, 27, 21, 23, 12, 2, 4, 6, 5, 3, 7, 8, 11, 30, 35, 33, 19, 22, 24, 28, 29, 31, 36, 34, 37, 26, 16, 15, 18, 10, 1, 9, 0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3487.4545439579" calcext:value-type="float">
            <text:p>13487.4545439579</text:p>
          </table:table-cell>
          <table:table-cell office:value-type="string" calcext:value-type="string">
            <text:p>[14, 17, 15, 8, 18, 16, 4, 5, 7, 3, 22, 19, 1, 0, 20, 9, 13, 29, 24, 21, 28, 31, 34, 35, 32, 33, 30, 26, 6, 12, 2, 10, 11, 25, 27, 36, 37, 2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0398.6244134189" calcext:value-type="float">
            <text:p>10398.6244134189</text:p>
          </table:table-cell>
          <table:table-cell office:value-type="string" calcext:value-type="string">
            <text:p>[35, 30, 27, 25, 24, 22, 12, 16, 18, 17, 15, 8, 14, 7, 6, 5, 2, 1, 0, 19, 21, 23, 36, 37, 32, 26, 10, 11, 4, 3, 13, 9, 20, 28, 29, 31, 34, 3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2478.4858923736" calcext:value-type="float">
            <text:p>12478.4858923736</text:p>
          </table:table-cell>
          <table:table-cell office:value-type="string" calcext:value-type="string">
            <text:p>[9, 14, 12, 8, 16, 15, 23, 29, 31, 37, 35, 6, 2, 4, 7, 19, 28, 20, 0, 1, 3, 5, 26, 30, 33, 32, 36, 34, 27, 11, 10, 17, 18, 21, 25, 24, 22, 1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1374.5640385038" calcext:value-type="float">
            <text:p>11374.5640385038</text:p>
          </table:table-cell>
          <table:table-cell office:value-type="string" calcext:value-type="string">
            <text:p>[17, 18, 16, 15, 12, 14, 7, 8, 10, 26, 30, 32, 31, 20, 13, 9, 0, 1, 5, 6, 23, 24, 25, 28, 29, 22, 19, 21, 27, 34, 37, 36, 33, 35, 11, 4, 2, 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2558.3945767994" calcext:value-type="float">
            <text:p>12558.3945767994</text:p>
          </table:table-cell>
          <table:table-cell office:value-type="string" calcext:value-type="string">
            <text:p>[21, 27, 32, 33, 35, 30, 26, 25, 13, 9, 7, 5, 6, 4, 2, 11, 8, 14, 3, 1, 0, 20, 18, 16, 10, 15, 17, 29, 34, 36, 37, 31, 28, 24, 23, 22, 19, 1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1309.9179690876" calcext:value-type="float">
            <text:p>11309.9179690876</text:p>
          </table:table-cell>
          <table:table-cell office:value-type="string" calcext:value-type="string">
            <text:p>[16, 7, 8, 1, 0, 9, 13, 20, 36, 37, 32, 27, 23, 14, 6, 4, 10, 11, 12, 3, 2, 5, 28, 29, 31, 34, 33, 35, 30, 26, 22, 24, 21, 25, 19, 15, 18, 17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2980.8564947443" calcext:value-type="float">
            <text:p>12980.8564947443</text:p>
          </table:table-cell>
          <table:table-cell office:value-type="string" calcext:value-type="string">
            <text:p>[26, 33, 37, 36, 34, 31, 18, 17, 21, 19, 25, 14, 12, 7, 15, 11, 10, 8, 16, 29, 28, 20, 9, 0, 13, 23, 32, 30, 35, 27, 22, 24, 5, 6, 4, 2, 1, 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3042.2651243359" calcext:value-type="float">
            <text:p>13042.2651243359</text:p>
          </table:table-cell>
          <table:table-cell office:value-type="string" calcext:value-type="string">
            <text:p>[23, 12, 2, 4, 6, 17, 18, 27, 31, 36, 33, 37, 34, 29, 28, 13, 5, 10, 26, 35, 32, 30, 11, 3, 1, 0, 9, 20, 15, 16, 8, 7, 14, 25, 24, 22, 21, 1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2665.0290160897" calcext:value-type="float">
            <text:p>12665.0290160897</text:p>
          </table:table-cell>
          <table:table-cell office:value-type="string" calcext:value-type="string">
            <text:p>[25, 24, 29, 36, 35, 30, 37, 34, 31, 13, 9, 20, 2, 4, 8, 17, 10, 11, 16, 7, 5, 3, 1, 0, 23, 14, 12, 6, 18, 27, 33, 32, 26, 15, 21, 19, 28, 22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2271.2516971498" calcext:value-type="float">
            <text:p>12271.2516971498</text:p>
          </table:table-cell>
          <table:table-cell office:value-type="string" calcext:value-type="string">
            <text:p>[24, 22, 1, 0, 25, 36, 34, 29, 13, 9, 20, 28, 31, 14, 7, 5, 2, 6, 18, 15, 16, 11, 10, 17, 23, 21, 8, 4, 3, 12, 37, 32, 33, 30, 35, 26, 27, 1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623.4500610228" calcext:value-type="float">
            <text:p>14623.4500610228</text:p>
          </table:table-cell>
          <table:table-cell office:value-type="string" calcext:value-type="string">
            <text:p>[21, 29, 28, 20, 0, 6, 7, 8, 11, 18, 17, 15, 5, 27, 30, 37, 36, 25, 19, 9, 13, 1, 3, 14, 12, 23, 22, 24, 32, 35, 26, 33, 2, 4, 10, 16, 34, 31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4666.3919163758" calcext:value-type="float">
            <text:p>14666.3919163758</text:p>
          </table:table-cell>
          <table:table-cell office:value-type="string" calcext:value-type="string">
            <text:p>[25, 29, 31, 1, 19, 22, 34, 36, 23, 16, 10, 4, 5, 6, 11, 18, 26, 17, 15, 33, 37, 8, 7, 12, 27, 32, 30, 35, 28, 13, 20, 9, 0, 2, 3, 14, 21, 24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4189.6207408" calcext:value-type="float">
            <text:p>14189.6207408</text:p>
          </table:table-cell>
          <table:table-cell office:value-type="string" calcext:value-type="string">
            <text:p>[6, 5, 1, 0, 9, 20, 13, 19, 10, 18, 15, 11, 8, 14, 23, 35, 37, 36, 27, 3, 2, 4, 22, 29, 28, 24, 21, 17, 26, 33, 32, 30, 12, 25, 34, 31, 16, 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3484.4559823099" calcext:value-type="float">
            <text:p>13484.4559823099</text:p>
          </table:table-cell>
          <table:table-cell office:value-type="string" calcext:value-type="string">
            <text:p>[33, 27, 23, 18, 2, 1, 0, 9, 28, 29, 24, 21, 25, 20, 13, 12, 14, 15, 11, 26, 34, 31, 37, 36, 32, 30, 35, 17, 16, 7, 10, 8, 3, 5, 4, 6, 19, 22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3966.6867444494" calcext:value-type="float">
            <text:p>13966.6867444494</text:p>
          </table:table-cell>
          <table:table-cell office:value-type="string" calcext:value-type="string">
            <text:p>[12, 22, 24, 21, 23, 30, 33, 32, 25, 27, 26, 34, 29, 19, 31, 28, 36, 37, 35, 11, 10, 8, 15, 16, 18, 17, 9, 13, 20, 1, 2, 5, 14, 6, 7, 4, 3, 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5623.6129656203" calcext:value-type="float">
            <text:p>15623.6129656203</text:p>
          </table:table-cell>
          <table:table-cell office:value-type="string" calcext:value-type="string">
            <text:p>[23, 19, 6, 2, 4, 10, 11, 7, 17, 16, 26, 34, 31, 1, 3, 21, 25, 14, 12, 15, 8, 5, 13, 9, 29, 20, 0, 22, 24, 36, 37, 27, 28, 32, 33, 35, 30, 18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2497.7277111469" calcext:value-type="float">
            <text:p>12497.7277111469</text:p>
          </table:table-cell>
          <table:table-cell office:value-type="string" calcext:value-type="string">
            <text:p>[26, 17, 18, 21, 22, 19, 14, 12, 8, 7, 6, 2, 4, 11, 15, 16, 23, 25, 20, 0, 1, 3, 5, 9, 13, 28, 27, 10, 30, 37, 35, 33, 32, 24, 29, 31, 34, 3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5103.5323817717" calcext:value-type="float">
            <text:p>15103.5323817717</text:p>
          </table:table-cell>
          <table:table-cell office:value-type="string" calcext:value-type="string">
            <text:p>[7, 11, 15, 16, 26, 30, 21, 17, 18, 27, 33, 36, 35, 32, 25, 19, 9, 28, 24, 13, 20, 0, 3, 22, 12, 14, 4, 2, 1, 5, 10, 37, 34, 31, 29, 23, 8, 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2125.2778084041" calcext:value-type="float">
            <text:p>12125.2778084041</text:p>
          </table:table-cell>
          <table:table-cell office:value-type="string" calcext:value-type="string">
            <text:p>[25, 35, 30, 26, 11, 7, 2, 1, 0, 21, 34, 28, 20, 9, 13, 22, 27, 32, 33, 37, 36, 29, 31, 23, 17, 18, 10, 16, 15, 8, 12, 14, 5, 6, 4, 3, 19, 24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1441.2881062146" calcext:value-type="float">
            <text:p>11441.2881062146</text:p>
          </table:table-cell>
          <table:table-cell office:value-type="string" calcext:value-type="string">
            <text:p>[28, 29, 36, 37, 34, 31, 20, 9, 13, 22, 19, 0, 1, 3, 21, 23, 24, 27, 12, 8, 11, 10, 16, 15, 14, 4, 2, 5, 6, 7, 17, 18, 26, 32, 35, 30, 33, 2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3345.7549357442" calcext:value-type="float">
            <text:p>13345.7549357442</text:p>
          </table:table-cell>
          <table:table-cell office:value-type="string" calcext:value-type="string">
            <text:p>[16, 17, 23, 21, 24, 34, 36, 35, 30, 26, 10, 11, 20, 13, 4, 3, 5, 12, 29, 28, 31, 37, 33, 32, 27, 8, 19, 22, 25, 9, 0, 1, 2, 7, 18, 14, 6, 1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2912.0667610953" calcext:value-type="float">
            <text:p>12912.0667610953</text:p>
          </table:table-cell>
          <table:table-cell office:value-type="string" calcext:value-type="string">
            <text:p>[23, 27, 30, 35, 33, 37, 36, 34, 32, 26, 10, 11, 4, 2, 3, 1, 14, 7, 15, 16, 12, 5, 0, 20, 9, 13, 22, 18, 17, 24, 25, 29, 21, 28, 31, 19, 6, 8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4323.0437504636" calcext:value-type="float">
            <text:p>14323.0437504636</text:p>
          </table:table-cell>
          <table:table-cell office:value-type="string" calcext:value-type="string">
            <text:p>[31, 37, 30, 14, 12, 5, 10, 11, 16, 7, 8, 15, 17, 27, 36, 34, 6, 2, 4, 0, 9, 22, 24, 29, 28, 33, 32, 35, 26, 18, 23, 21, 19, 20, 13, 1, 3, 2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4209.8465444654" calcext:value-type="float">
            <text:p>14209.8465444654</text:p>
          </table:table-cell>
          <table:table-cell office:value-type="string" calcext:value-type="string">
            <text:p>[1, 5, 7, 23, 24, 25, 28, 13, 27, 26, 30, 32, 36, 34, 33, 35, 37, 20, 9, 22, 21, 17, 18, 11, 4, 3, 2, 6, 14, 12, 8, 19, 29, 31, 10, 15, 16, 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3177.116974177" calcext:value-type="float">
            <text:p>13177.116974177</text:p>
          </table:table-cell>
          <table:table-cell office:value-type="string" calcext:value-type="string">
            <text:p>[26, 15, 9, 13, 19, 21, 6, 10, 11, 16, 23, 35, 33, 30, 17, 18, 25, 29, 31, 36, 34, 24, 22, 14, 12, 7, 8, 5, 2, 3, 4, 1, 0, 20, 28, 37, 32, 2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13985.5077519881" calcext:value-type="float">
            <text:p>13985.5077519881</text:p>
          </table:table-cell>
          <table:table-cell office:value-type="string" calcext:value-type="string">
            <text:p>[10, 24, 25, 9, 13, 4, 12, 14, 23, 27, 30, 21, 19, 22, 18, 16, 17, 15, 3, 0, 1, 20, 28, 33, 35, 32, 36, 37, 31, 34, 29, 8, 5, 2, 6, 7, 26, 11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3069.8239672513" calcext:value-type="float">
            <text:p>13069.8239672513</text:p>
          </table:table-cell>
          <table:table-cell office:value-type="string" calcext:value-type="string">
            <text:p>[14, 35, 33, 30, 26, 27, 15, 16, 21, 24, 36, 34, 25, 22, 3, 1, 12, 7, 8, 2, 6, 4, 5, 17, 11, 10, 23, 19, 13, 0, 9, 20, 28, 29, 31, 37, 32, 18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1371.2173476683" calcext:value-type="float">
            <text:p>11371.2173476683</text:p>
          </table:table-cell>
          <table:table-cell office:value-type="string" calcext:value-type="string">
            <text:p>[19, 14, 12, 15, 16, 10, 11, 8, 6, 4, 2, 3, 5, 7, 18, 17, 35, 30, 26, 23, 24, 25, 27, 20, 13, 9, 0, 1, 21, 36, 37, 32, 33, 28, 31, 34, 29, 22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2263.7244816353" calcext:value-type="float">
            <text:p>12263.7244816353</text:p>
          </table:table-cell>
          <table:table-cell office:value-type="string" calcext:value-type="string">
            <text:p>[7, 6, 5, 1, 0, 19, 22, 21, 14, 12, 15, 26, 23, 27, 30, 35, 36, 25, 24, 20, 9, 28, 29, 37, 32, 33, 34, 31, 13, 3, 4, 2, 17, 18, 16, 10, 11, 8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2045.7497823449" calcext:value-type="float">
            <text:p>12045.7497823449</text:p>
          </table:table-cell>
          <table:table-cell office:value-type="string" calcext:value-type="string">
            <text:p>[13, 20, 28, 1, 0, 3, 5, 6, 10, 11, 8, 7, 4, 2, 12, 22, 24, 17, 16, 23, 29, 26, 27, 32, 30, 35, 33, 34, 37, 36, 31, 25, 21, 18, 15, 14, 19, 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2121.5021343331" calcext:value-type="float">
            <text:p>12121.5021343331</text:p>
          </table:table-cell>
          <table:table-cell office:value-type="string" calcext:value-type="string">
            <text:p>[17, 14, 0, 1, 3, 15, 18, 16, 11, 10, 26, 27, 36, 37, 23, 8, 7, 2, 5, 4, 6, 12, 21, 30, 35, 32, 33, 34, 31, 28, 9, 20, 13, 22, 24, 25, 29, 1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2811.6112717653" calcext:value-type="float">
            <text:p>12811.6112717653</text:p>
          </table:table-cell>
          <table:table-cell office:value-type="string" calcext:value-type="string">
            <text:p>[17, 18, 16, 23, 21, 22, 19, 8, 7, 6, 3, 9, 13, 20, 12, 14, 15, 26, 33, 30, 35, 37, 32, 0, 1, 5, 4, 2, 10, 11, 25, 24, 29, 34, 36, 31, 28, 2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1957.3642672261" calcext:value-type="float">
            <text:p>11957.3642672261</text:p>
          </table:table-cell>
          <table:table-cell office:value-type="string" calcext:value-type="string">
            <text:p>[36, 37, 24, 25, 19, 22, 1, 3, 2, 5, 7, 4, 6, 8, 12, 14, 23, 21, 29, 31, 28, 0, 13, 9, 20, 15, 10, 26, 30, 33, 35, 32, 16, 18, 11, 17, 27, 34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2772.4511233729" calcext:value-type="float">
            <text:p>12772.4511233729</text:p>
          </table:table-cell>
          <table:table-cell office:value-type="string" calcext:value-type="string">
            <text:p>[25, 31, 28, 20, 0, 1, 3, 2, 10, 26, 30, 35, 33, 34, 29, 22, 13, 9, 4, 11, 7, 5, 6, 12, 8, 17, 18, 23, 24, 21, 19, 14, 27, 32, 37, 36, 15, 1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2520.0622411571" calcext:value-type="float">
            <text:p>12520.0622411571</text:p>
          </table:table-cell>
          <table:table-cell office:value-type="string" calcext:value-type="string">
            <text:p>[27, 23, 31, 25, 22, 24, 19, 0, 9, 13, 20, 28, 33, 32, 35, 30, 10, 17, 18, 8, 11, 15, 16, 12, 14, 36, 37, 34, 29, 21, 4, 5, 3, 1, 2, 6, 7, 2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3717.284265541" calcext:value-type="float">
            <text:p>13717.284265541</text:p>
          </table:table-cell>
          <table:table-cell office:value-type="string" calcext:value-type="string">
            <text:p>[28, 31, 29, 25, 24, 19, 21, 23, 7, 6, 4, 2, 27, 34, 22, 1, 0, 12, 14, 17, 10, 11, 3, 5, 8, 33, 30, 35, 26, 18, 16, 15, 37, 36, 32, 13, 20, 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0351.6116790253" calcext:value-type="float">
            <text:p>10351.6116790253</text:p>
          </table:table-cell>
          <table:table-cell office:value-type="string" calcext:value-type="string">
            <text:p>[12, 19, 22, 25, 24, 23, 10, 11, 17, 18, 15, 16, 5, 3, 8, 2, 4, 6, 1, 0, 20, 9, 13, 28, 31, 34, 36, 29, 21, 26, 30, 35, 33, 32, 37, 27, 14, 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0058.6413232907" calcext:value-type="float">
            <text:p>10058.6413232907</text:p>
          </table:table-cell>
          <table:table-cell office:value-type="string" calcext:value-type="string">
            <text:p>[33, 30, 32, 34, 21, 23, 18, 17, 8, 7, 4, 2, 6, 12, 14, 5, 3, 1, 0, 9, 20, 13, 24, 25, 29, 31, 28, 22, 19, 11, 10, 16, 15, 27, 26, 35, 37, 3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3290.6496033193" calcext:value-type="float">
            <text:p>13290.6496033193</text:p>
          </table:table-cell>
          <table:table-cell office:value-type="string" calcext:value-type="string">
            <text:p>[4, 2, 19, 22, 14, 12, 8, 7, 6, 5, 16, 15, 3, 1, 0, 9, 29, 28, 20, 13, 31, 37, 33, 35, 27, 18, 17, 23, 34, 36, 32, 25, 24, 21, 10, 30, 26, 11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2746.3263439744" calcext:value-type="float">
            <text:p>12746.3263439744</text:p>
          </table:table-cell>
          <table:table-cell office:value-type="string" calcext:value-type="string">
            <text:p>[25, 15, 11, 10, 16, 18, 17, 6, 5, 2, 1, 0, 22, 19, 14, 8, 4, 3, 24, 28, 31, 20, 9, 13, 29, 32, 33, 26, 12, 7, 21, 23, 34, 36, 37, 30, 35, 2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3265.1773325683" calcext:value-type="float">
            <text:p>13265.1773325683</text:p>
          </table:table-cell>
          <table:table-cell office:value-type="string" calcext:value-type="string">
            <text:p>[34, 31, 29, 16, 10, 8, 7, 1, 0, 3, 2, 6, 4, 5, 20, 13, 9, 28, 19, 21, 22, 18, 11, 17, 26, 33, 30, 32, 24, 25, 12, 14, 15, 23, 36, 27, 35, 3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3424.250505775" calcext:value-type="float">
            <text:p>13424.250505775</text:p>
          </table:table-cell>
          <table:table-cell office:value-type="string" calcext:value-type="string">
            <text:p>[26, 14, 22, 25, 24, 29, 20, 13, 0, 7, 8, 15, 10, 12, 2, 4, 3, 5, 6, 21, 23, 27, 36, 31, 28, 9, 1, 19, 34, 33, 37, 30, 32, 35, 17, 16, 18, 11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3736.3955030734" calcext:value-type="float">
            <text:p>13736.3955030734</text:p>
          </table:table-cell>
          <table:table-cell office:value-type="string" calcext:value-type="string">
            <text:p>[18, 17, 30, 33, 32, 5, 4, 6, 21, 23, 27, 29, 31, 34, 36, 37, 35, 25, 24, 13, 0, 2, 7, 10, 11, 15, 26, 9, 20, 28, 22, 19, 12, 14, 3, 1, 8, 1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13273.8043200684" calcext:value-type="float">
            <text:p>13273.8043200684</text:p>
          </table:table-cell>
          <table:table-cell office:value-type="string" calcext:value-type="string">
            <text:p>[21, 12, 8, 16, 17, 15, 14, 7, 6, 4, 10, 26, 32, 27, 11, 18, 19, 24, 22, 0, 1, 13, 9, 28, 29, 31, 34, 36, 37, 25, 20, 3, 2, 5, 23, 33, 35, 3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4544.5679135818" calcext:value-type="float">
            <text:p>14544.5679135818</text:p>
          </table:table-cell>
          <table:table-cell office:value-type="string" calcext:value-type="string">
            <text:p>[34, 31, 27, 21, 5, 6, 23, 36, 29, 28, 22, 24, 14, 12, 7, 8, 11, 10, 32, 33, 37, 2, 4, 3, 1, 19, 17, 16, 15, 18, 26, 35, 30, 25, 0, 13, 9, 2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1428.0377312406" calcext:value-type="float">
            <text:p>11428.0377312406</text:p>
          </table:table-cell>
          <table:table-cell office:value-type="string" calcext:value-type="string">
            <text:p>[35, 33, 14, 1, 0, 9, 13, 2, 4, 11, 10, 12, 20, 28, 31, 29, 25, 24, 22, 19, 21, 23, 27, 34, 36, 37, 32, 18, 17, 16, 8, 6, 3, 5, 7, 15, 26, 3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282.1827067866" calcext:value-type="float">
            <text:p>10282.1827067866</text:p>
          </table:table-cell>
          <table:table-cell office:value-type="string" calcext:value-type="string">
            <text:p>[10, 11, 8, 7, 6, 5, 4, 1, 3, 2, 0, 20, 13, 9, 19, 21, 23, 27, 26, 30, 33, 35, 32, 37, 31, 28, 22, 25, 29, 34, 36, 24, 12, 14, 16, 17, 18, 1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2298.2397610687" calcext:value-type="float">
            <text:p>12298.2397610687</text:p>
          </table:table-cell>
          <table:table-cell office:value-type="string" calcext:value-type="string">
            <text:p>[25, 22, 24, 28, 9, 0, 1, 3, 6, 12, 18, 17, 7, 8, 11, 10, 15, 16, 26, 27, 23, 37, 36, 32, 30, 33, 35, 19, 14, 21, 34, 31, 29, 13, 20, 5, 2, 4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1291.1032310835" calcext:value-type="float">
            <text:p>11291.1032310835</text:p>
          </table:table-cell>
          <table:table-cell office:value-type="string" calcext:value-type="string">
            <text:p>[3, 2, 4, 26, 33, 32, 35, 30, 17, 14, 12, 7, 8, 15, 16, 10, 11, 6, 1, 0, 9, 13, 20, 28, 25, 37, 36, 34, 27, 19, 22, 29, 31, 24, 23, 21, 18, 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3390.0071296831" calcext:value-type="float">
            <text:p>13390.0071296831</text:p>
          </table:table-cell>
          <table:table-cell office:value-type="string" calcext:value-type="string">
            <text:p>[35, 30, 33, 37, 36, 16, 10, 2, 6, 7, 15, 17, 18, 21, 12, 14, 9, 0, 13, 28, 20, 29, 31, 34, 25, 4, 8, 23, 27, 26, 24, 22, 19, 1, 3, 5, 11, 32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3297.4890673556" calcext:value-type="float">
            <text:p>13297.4890673556</text:p>
          </table:table-cell>
          <table:table-cell office:value-type="string" calcext:value-type="string">
            <text:p>[13, 9, 1, 5, 4, 2, 3, 6, 26, 35, 36, 14, 12, 8, 7, 23, 19, 24, 29, 22, 27, 18, 15, 17, 16, 11, 10, 21, 37, 30, 33, 32, 34, 31, 20, 28, 25, 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2496.1534170019" calcext:value-type="float">
            <text:p>12496.1534170019</text:p>
          </table:table-cell>
          <table:table-cell office:value-type="string" calcext:value-type="string">
            <text:p>[27, 7, 6, 25, 22, 19, 2, 4, 3, 12, 14, 21, 30, 35, 33, 24, 13, 9, 29, 28, 20, 0, 1, 5, 8, 15, 16, 11, 10, 17, 18, 23, 36, 34, 31, 37, 32, 2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2386.4291452987" calcext:value-type="float">
            <text:p>12386.4291452987</text:p>
          </table:table-cell>
          <table:table-cell office:value-type="string" calcext:value-type="string">
            <text:p>[18, 15, 8, 12, 27, 33, 26, 10, 11, 16, 17, 30, 35, 32, 21, 13, 29, 31, 37, 34, 36, 25, 24, 23, 14, 7, 3, 1, 0, 9, 20, 28, 22, 19, 5, 4, 2, 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2145.6664412603" calcext:value-type="float">
            <text:p>12145.6664412603</text:p>
          </table:table-cell>
          <table:table-cell office:value-type="string" calcext:value-type="string">
            <text:p>[2, 7, 17, 18, 10, 16, 15, 21, 23, 35, 30, 27, 24, 3, 13, 9, 0, 1, 22, 25, 31, 29, 28, 20, 36, 34, 37, 32, 33, 26, 11, 8, 12, 14, 19, 4, 6, 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1175.045552538" calcext:value-type="float">
            <text:p>11175.045552538</text:p>
          </table:table-cell>
          <table:table-cell office:value-type="string" calcext:value-type="string">
            <text:p>[14, 12, 5, 3, 2, 4, 6, 7, 8, 21, 19, 31, 29, 25, 22, 27, 23, 13, 0, 1, 9, 20, 28, 24, 15, 18, 26, 37, 34, 36, 33, 32, 30, 35, 10, 11, 16, 1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0981.9010817565" calcext:value-type="float">
            <text:p>10981.9010817565</text:p>
          </table:table-cell>
          <table:table-cell office:value-type="string" calcext:value-type="string">
            <text:p>[15, 11, 10, 16, 18, 26, 30, 35, 37, 29, 28, 20, 13, 9, 0, 1, 12, 8, 17, 23, 31, 25, 24, 27, 32, 33, 36, 34, 22, 19, 21, 14, 6, 2, 5, 7, 3, 4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0616.6509915072" calcext:value-type="float">
            <text:p>10616.6509915072</text:p>
          </table:table-cell>
          <table:table-cell office:value-type="string" calcext:value-type="string">
            <text:p>[35, 30, 26, 33, 32, 37, 31, 29, 28, 25, 24, 22, 19, 15, 14, 12, 6, 5, 3, 2, 4, 8, 7, 16, 18, 17, 10, 11, 0, 1, 9, 13, 20, 36, 34, 23, 21, 2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1986.7760785934" calcext:value-type="float">
            <text:p>11986.7760785934</text:p>
          </table:table-cell>
          <table:table-cell office:value-type="string" calcext:value-type="string">
            <text:p>[14, 27, 36, 37, 31, 13, 9, 3, 7, 8, 15, 17, 16, 32, 33, 35, 30, 26, 18, 10, 11, 4, 2, 24, 25, 22, 5, 6, 1, 0, 20, 28, 29, 34, 19, 21, 23, 12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2116.0382627071" calcext:value-type="float">
            <text:p>12116.0382627071</text:p>
          </table:table-cell>
          <table:table-cell office:value-type="string" calcext:value-type="string">
            <text:p>[17, 18, 4, 2, 3, 12, 14, 36, 34, 31, 29, 28, 22, 19, 21, 6, 8, 23, 24, 25, 32, 33, 35, 30, 27, 7, 5, 0, 1, 13, 9, 20, 37, 26, 16, 10, 11, 1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2843.7476947421" calcext:value-type="float">
            <text:p>12843.7476947421</text:p>
          </table:table-cell>
          <table:table-cell office:value-type="string" calcext:value-type="string">
            <text:p>[36, 28, 22, 19, 21, 24, 29, 31, 32, 33, 35, 30, 27, 25, 20, 13, 9, 1, 0, 4, 2, 6, 10, 11, 17, 18, 8, 12, 7, 23, 37, 34, 14, 5, 3, 15, 16, 2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2743.6941835505" calcext:value-type="float">
            <text:p>12743.6941835505</text:p>
          </table:table-cell>
          <table:table-cell office:value-type="string" calcext:value-type="string">
            <text:p>[14, 12, 1, 0, 9, 13, 28, 20, 18, 17, 16, 15, 11, 8, 10, 35, 33, 19, 21, 23, 29, 34, 27, 26, 30, 36, 31, 37, 32, 24, 25, 22, 7, 6, 5, 4, 2, 3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2965.0179573044" calcext:value-type="float">
            <text:p>12965.0179573044</text:p>
          </table:table-cell>
          <table:table-cell office:value-type="string" calcext:value-type="string">
            <text:p>[36, 37, 27, 32, 33, 34, 31, 25, 24, 22, 19, 8, 12, 29, 28, 20, 13, 14, 26, 15, 17, 18, 23, 21, 7, 4, 6, 3, 5, 9, 0, 1, 2, 11, 16, 10, 35, 3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2600.5056846628" calcext:value-type="float">
            <text:p>12600.5056846628</text:p>
          </table:table-cell>
          <table:table-cell office:value-type="string" calcext:value-type="string">
            <text:p>[26, 10, 15, 16, 18, 23, 27, 22, 24, 25, 31, 29, 28, 19, 21, 6, 5, 12, 14, 17, 11, 2, 4, 7, 8, 35, 37, 36, 34, 13, 9, 20, 0, 3, 1, 32, 33, 3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1738.4871041117" calcext:value-type="float">
            <text:p>11738.4871041117</text:p>
          </table:table-cell>
          <table:table-cell office:value-type="string" calcext:value-type="string">
            <text:p>[25, 24, 22, 21, 19, 15, 17, 11, 8, 14, 29, 31, 26, 30, 35, 37, 34, 28, 20, 13, 9, 4, 7, 18, 16, 10, 6, 5, 2, 3, 0, 1, 12, 23, 27, 32, 33, 3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517.8018409475" calcext:value-type="float">
            <text:p>10517.8018409475</text:p>
          </table:table-cell>
          <table:table-cell office:value-type="string" calcext:value-type="string">
            <text:p>[22, 25, 29, 34, 31, 28, 20, 13, 9, 0, 1, 3, 6, 12, 21, 23, 7, 5, 2, 4, 15, 8, 14, 19, 27, 32, 33, 26, 16, 17, 11, 10, 18, 30, 35, 36, 37, 24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2331.2080168309" calcext:value-type="float">
            <text:p>12331.2080168309</text:p>
          </table:table-cell>
          <table:table-cell office:value-type="string" calcext:value-type="string">
            <text:p>[3, 5, 4, 10, 11, 16, 26, 27, 7, 8, 14, 12, 29, 31, 37, 33, 35, 30, 34, 36, 32, 23, 2, 1, 0, 13, 19, 22, 24, 25, 9, 20, 28, 21, 15, 17, 18, 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9865.188331198" calcext:value-type="float">
            <text:p>9865.188331198</text:p>
          </table:table-cell>
          <table:table-cell office:value-type="string" calcext:value-type="string">
            <text:p>[10, 11, 8, 12, 14, 29, 31, 34, 36, 37, 30, 35, 33, 32, 23, 21, 19, 22, 25, 28, 20, 9, 13, 0, 1, 24, 27, 26, 2, 5, 4, 3, 6, 7, 16, 17, 15, 18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1629.0424631092" calcext:value-type="float">
            <text:p>11629.0424631092</text:p>
          </table:table-cell>
          <table:table-cell office:value-type="string" calcext:value-type="string">
            <text:p>[34, 29, 20, 28, 22, 25, 36, 37, 35, 30, 27, 26, 32, 33, 23, 19, 24, 21, 14, 15, 8, 5, 1, 13, 9, 0, 3, 4, 2, 6, 12, 7, 11, 10, 17, 16, 18, 31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3127.083792554" calcext:value-type="float">
            <text:p>13127.083792554</text:p>
          </table:table-cell>
          <table:table-cell office:value-type="string" calcext:value-type="string">
            <text:p>[34, 36, 30, 17, 18, 23, 21, 19, 22, 25, 24, 12, 3, 6, 7, 10, 11, 4, 2, 14, 8, 15, 16, 1, 0, 27, 26, 5, 28, 13, 9, 20, 29, 31, 32, 33, 35, 3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1745.947351396" calcext:value-type="float">
            <text:p>11745.947351396</text:p>
          </table:table-cell>
          <table:table-cell office:value-type="string" calcext:value-type="string">
            <text:p>[32, 33, 35, 36, 37, 30, 23, 14, 7, 15, 17, 16, 10, 11, 5, 12, 22, 24, 25, 21, 29, 28, 31, 27, 26, 18, 8, 13, 20, 9, 0, 1, 3, 2, 6, 4, 19, 34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4296.7555340668" calcext:value-type="float">
            <text:p>14296.7555340668</text:p>
          </table:table-cell>
          <table:table-cell office:value-type="string" calcext:value-type="string">
            <text:p>[8, 14, 23, 27, 36, 34, 29, 31, 25, 22, 21, 10, 16, 24, 13, 20, 28, 4, 6, 12, 5, 7, 18, 15, 11, 2, 3, 1, 9, 0, 19, 17, 33, 32, 26, 30, 37, 3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1997.9383459022" calcext:value-type="float">
            <text:p>11997.9383459022</text:p>
          </table:table-cell>
          <table:table-cell office:value-type="string" calcext:value-type="string">
            <text:p>[13, 9, 3, 4, 19, 22, 5, 6, 8, 10, 17, 18, 11, 15, 16, 7, 2, 12, 14, 21, 23, 24, 31, 34, 37, 35, 30, 33, 32, 36, 29, 0, 1, 26, 27, 25, 28, 2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2819.3350088187" calcext:value-type="float">
            <text:p>12819.3350088187</text:p>
          </table:table-cell>
          <table:table-cell office:value-type="string" calcext:value-type="string">
            <text:p>[16, 11, 7, 8, 21, 22, 20, 9, 13, 1, 0, 12, 6, 5, 2, 3, 4, 19, 24, 25, 35, 30, 37, 36, 34, 27, 17, 18, 32, 33, 26, 10, 14, 23, 29, 28, 31, 1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1425.361643984" calcext:value-type="float">
            <text:p>11425.361643984</text:p>
          </table:table-cell>
          <table:table-cell office:value-type="string" calcext:value-type="string">
            <text:p>[33, 32, 35, 30, 26, 8, 4, 2, 5, 14, 19, 28, 20, 13, 7, 10, 11, 15, 16, 17, 18, 22, 25, 21, 23, 24, 29, 34, 36, 27, 12, 6, 3, 1, 0, 9, 31, 3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1341.0698626335" calcext:value-type="float">
            <text:p>11341.0698626335</text:p>
          </table:table-cell>
          <table:table-cell office:value-type="string" calcext:value-type="string">
            <text:p>[7, 8, 6, 4, 2, 5, 12, 14, 36, 37, 33, 32, 35, 30, 26, 15, 16, 17, 18, 11, 3, 0, 1, 9, 28, 25, 27, 19, 22, 13, 20, 29, 34, 31, 24, 21, 23, 1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2229.8014804972" calcext:value-type="float">
            <text:p>12229.8014804972</text:p>
          </table:table-cell>
          <table:table-cell office:value-type="string" calcext:value-type="string">
            <text:p>[27, 21, 12, 6, 4, 2, 3, 5, 7, 8, 10, 11, 16, 17, 26, 30, 35, 32, 1, 0, 22, 24, 19, 14, 15, 18, 23, 34, 31, 37, 33, 36, 29, 25, 13, 9, 20, 28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2277.1528835172" calcext:value-type="float">
            <text:p>12277.1528835172</text:p>
          </table:table-cell>
          <table:table-cell office:value-type="string" calcext:value-type="string">
            <text:p>[25, 14, 2, 4, 18, 16, 17, 15, 1, 0, 9, 13, 20, 28, 34, 36, 23, 26, 33, 32, 27, 10, 11, 24, 3, 5, 6, 8, 7, 12, 30, 35, 37, 31, 29, 22, 21, 1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3186.416150721" calcext:value-type="float">
            <text:p>13186.416150721</text:p>
          </table:table-cell>
          <table:table-cell office:value-type="string" calcext:value-type="string">
            <text:p>[26, 27, 31, 29, 9, 1, 3, 12, 6, 5, 14, 24, 30, 35, 33, 32, 23, 21, 19, 13, 0, 4, 2, 10, 11, 8, 7, 17, 18, 16, 15, 36, 37, 34, 28, 20, 25, 22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2736.9997243494" calcext:value-type="float">
            <text:p>12736.9997243494</text:p>
          </table:table-cell>
          <table:table-cell office:value-type="string" calcext:value-type="string">
            <text:p>[26, 27, 23, 15, 10, 30, 35, 33, 32, 36, 14, 22, 24, 16, 18, 17, 5, 1, 0, 9, 13, 19, 12, 3, 2, 4, 6, 7, 11, 8, 21, 29, 31, 37, 34, 28, 20, 2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1701.5096685192" calcext:value-type="float">
            <text:p>11701.5096685192</text:p>
          </table:table-cell>
          <table:table-cell office:value-type="string" calcext:value-type="string">
            <text:p>[37, 31, 29, 28, 14, 15, 10, 11, 16, 19, 22, 24, 25, 20, 13, 9, 0, 1, 3, 5, 18, 17, 27, 26, 30, 32, 35, 36, 34, 7, 4, 2, 12, 8, 6, 21, 23, 33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3837.4935560731" calcext:value-type="float">
            <text:p>13837.4935560731</text:p>
          </table:table-cell>
          <table:table-cell office:value-type="string" calcext:value-type="string">
            <text:p>[10, 4, 1, 0, 20, 13, 9, 3, 2, 8, 11, 16, 12, 6, 5, 19, 22, 30, 35, 26, 14, 24, 29, 25, 21, 23, 34, 37, 18, 17, 27, 32, 33, 36, 31, 28, 7, 15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1441.0359992097" calcext:value-type="float">
            <text:p>11441.0359992097</text:p>
          </table:table-cell>
          <table:table-cell office:value-type="string" calcext:value-type="string">
            <text:p>[36, 25, 22, 19, 23, 15, 16, 17, 27, 26, 30, 35, 37, 33, 32, 34, 31, 29, 18, 11, 10, 6, 2, 4, 3, 9, 13, 28, 20, 0, 1, 8, 14, 12, 5, 7, 21, 24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1122.0015480353" calcext:value-type="float">
            <text:p>11122.0015480353</text:p>
          </table:table-cell>
          <table:table-cell office:value-type="string" calcext:value-type="string">
            <text:p>[7, 10, 11, 15, 14, 22, 24, 25, 28, 31, 29, 23, 21, 19, 2, 5, 4, 6, 8, 34, 37, 36, 32, 35, 33, 30, 26, 27, 17, 18, 16, 3, 0, 1, 13, 9, 20, 12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2314.5857799177" calcext:value-type="float">
            <text:p>12314.5857799177</text:p>
          </table:table-cell>
          <table:table-cell office:value-type="string" calcext:value-type="string">
            <text:p>[22, 18, 26, 30, 35, 33, 32, 37, 36, 29, 28, 27, 8, 6, 12, 16, 15, 17, 5, 4, 2, 3, 0, 20, 31, 34, 13, 9, 1, 14, 7, 11, 10, 23, 25, 19, 24, 21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4256.9961198493" calcext:value-type="float">
            <text:p>14256.9961198493</text:p>
          </table:table-cell>
          <table:table-cell office:value-type="string" calcext:value-type="string">
            <text:p>[19, 30, 35, 26, 18, 17, 0, 1, 3, 2, 12, 21, 22, 11, 10, 16, 36, 34, 29, 23, 25, 31, 28, 33, 37, 32, 27, 15, 6, 4, 5, 8, 7, 14, 20, 9, 13, 24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0704.8838264084" calcext:value-type="float">
            <text:p>10704.8838264084</text:p>
          </table:table-cell>
          <table:table-cell office:value-type="string" calcext:value-type="string">
            <text:p>[23, 29, 21, 8, 15, 16, 11, 10, 30, 35, 37, 36, 33, 32, 26, 17, 18, 24, 25, 22, 19, 12, 7, 5, 14, 3, 6, 2, 4, 1, 0, 13, 9, 20, 28, 31, 34, 2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2450.6360614905" calcext:value-type="float">
            <text:p>12450.6360614905</text:p>
          </table:table-cell>
          <table:table-cell office:value-type="string" calcext:value-type="string">
            <text:p>[4, 2, 10, 11, 16, 15, 9, 13, 20, 0, 1, 19, 26, 30, 33, 27, 24, 22, 28, 29, 31, 23, 18, 17, 8, 6, 7, 37, 35, 32, 36, 34, 25, 21, 12, 14, 5, 3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5057.7867742554" calcext:value-type="float">
            <text:p>15057.7867742554</text:p>
          </table:table-cell>
          <table:table-cell office:value-type="string" calcext:value-type="string">
            <text:p>[32, 34, 0, 9, 13, 19, 16, 11, 10, 21, 22, 20, 28, 25, 24, 14, 6, 7, 12, 8, 5, 2, 4, 33, 30, 37, 36, 35, 26, 27, 31, 29, 23, 3, 1, 15, 18, 1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3569.7890608796" calcext:value-type="float">
            <text:p>13569.7890608796</text:p>
          </table:table-cell>
          <table:table-cell office:value-type="string" calcext:value-type="string">
            <text:p>[26, 32, 35, 30, 19, 21, 12, 3, 5, 4, 2, 10, 11, 18, 33, 23, 14, 17, 8, 6, 13, 9, 20, 28, 1, 0, 7, 16, 15, 27, 34, 31, 29, 25, 22, 24, 36, 3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4437.347577865" calcext:value-type="float">
            <text:p>14437.347577865</text:p>
          </table:table-cell>
          <table:table-cell office:value-type="string" calcext:value-type="string">
            <text:p>[26, 12, 6, 10, 8, 13, 9, 20, 31, 34, 32, 35, 33, 21, 3, 5, 2, 4, 7, 17, 27, 30, 18, 16, 11, 15, 14, 24, 25, 29, 22, 23, 19, 1, 0, 28, 37, 36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2310.668443341" calcext:value-type="float">
            <text:p>12310.668443341</text:p>
          </table:table-cell>
          <table:table-cell office:value-type="string" calcext:value-type="string">
            <text:p>[28, 14, 12, 5, 6, 8, 7, 10, 11, 18, 27, 36, 33, 37, 29, 31, 34, 21, 15, 26, 30, 35, 32, 19, 22, 25, 23, 16, 17, 4, 2, 3, 20, 9, 13, 0, 1, 24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2358.9524911004" calcext:value-type="float">
            <text:p>12358.9524911004</text:p>
          </table:table-cell>
          <table:table-cell office:value-type="string" calcext:value-type="string">
            <text:p>[8, 6, 4, 2, 5, 14, 12, 15, 16, 10, 11, 17, 23, 22, 19, 25, 24, 26, 35, 30, 32, 33, 18, 7, 27, 36, 34, 13, 9, 1, 3, 0, 20, 28, 37, 31, 29, 2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4839.8916224938" calcext:value-type="float">
            <text:p>14839.8916224938</text:p>
          </table:table-cell>
          <table:table-cell office:value-type="string" calcext:value-type="string">
            <text:p>[25, 21, 23, 27, 32, 33, 17, 18, 14, 12, 2, 7, 8, 15, 10, 16, 35, 30, 36, 34, 31, 28, 0, 13, 5, 3, 19, 24, 22, 29, 9, 20, 1, 6, 4, 11, 37, 26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2770.5894555437" calcext:value-type="float">
            <text:p>12770.5894555437</text:p>
          </table:table-cell>
          <table:table-cell office:value-type="string" calcext:value-type="string">
            <text:p>[29, 31, 37, 23, 27, 35, 30, 11, 15, 16, 26, 33, 32, 36, 34, 14, 1, 13, 9, 0, 3, 5, 10, 2, 4, 6, 7, 19, 22, 21, 17, 18, 8, 12, 24, 25, 20, 2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4105.4449730758" calcext:value-type="float">
            <text:p>14105.4449730758</text:p>
          </table:table-cell>
          <table:table-cell office:value-type="string" calcext:value-type="string">
            <text:p>[27, 32, 36, 34, 25, 2, 5, 6, 14, 7, 26, 30, 35, 33, 37, 31, 29, 28, 22, 19, 20, 9, 8, 3, 13, 0, 4, 1, 12, 15, 16, 10, 11, 24, 21, 17, 18, 2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2850.5368382792" calcext:value-type="float">
            <text:p>12850.5368382792</text:p>
          </table:table-cell>
          <table:table-cell office:value-type="string" calcext:value-type="string">
            <text:p>[16, 12, 14, 21, 24, 25, 22, 19, 3, 5, 6, 11, 17, 28, 29, 20, 0, 1, 13, 9, 34, 36, 31, 23, 15, 10, 8, 7, 4, 2, 35, 33, 32, 37, 30, 26, 27, 1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540.7548885581" calcext:value-type="float">
            <text:p>11540.7548885581</text:p>
          </table:table-cell>
          <table:table-cell office:value-type="string" calcext:value-type="string">
            <text:p>[23, 21, 24, 22, 19, 4, 8, 7, 9, 20, 13, 0, 1, 2, 16, 10, 11, 18, 15, 17, 14, 5, 3, 6, 12, 27, 25, 31, 28, 29, 36, 37, 34, 33, 32, 26, 30, 3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3463.8888364805" calcext:value-type="float">
            <text:p>13463.8888364805</text:p>
          </table:table-cell>
          <table:table-cell office:value-type="string" calcext:value-type="string">
            <text:p>[1, 5, 6, 7, 8, 13, 9, 20, 25, 36, 37, 32, 30, 16, 11, 17, 18, 33, 35, 26, 27, 21, 19, 15, 10, 4, 2, 23, 29, 31, 28, 22, 24, 34, 14, 12, 3, 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3429.5053347834" calcext:value-type="float">
            <text:p>13429.5053347834</text:p>
          </table:table-cell>
          <table:table-cell office:value-type="string" calcext:value-type="string">
            <text:p>[34, 6, 4, 5, 12, 23, 21, 7, 8, 26, 33, 32, 36, 29, 28, 25, 24, 14, 16, 15, 11, 10, 2, 3, 13, 20, 9, 0, 1, 19, 35, 37, 30, 27, 18, 17, 22, 3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2572.1707346758" calcext:value-type="float">
            <text:p>12572.1707346758</text:p>
          </table:table-cell>
          <table:table-cell office:value-type="string" calcext:value-type="string">
            <text:p>[35, 30, 26, 11, 10, 5, 6, 18, 16, 17, 15, 36, 37, 31, 29, 20, 13, 9, 12, 7, 8, 14, 21, 27, 23, 34, 25, 4, 2, 3, 0, 1, 19, 24, 22, 28, 32, 3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2030.4520275056" calcext:value-type="float">
            <text:p>12030.4520275056</text:p>
          </table:table-cell>
          <table:table-cell office:value-type="string" calcext:value-type="string">
            <text:p>[12, 6, 4, 11, 10, 16, 15, 24, 25, 22, 28, 20, 9, 13, 31, 29, 19, 14, 8, 17, 18, 26, 33, 36, 34, 30, 35, 32, 37, 23, 27, 21, 2, 0, 1, 3, 7, 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3102.4469980782" calcext:value-type="float">
            <text:p>13102.4469980782</text:p>
          </table:table-cell>
          <table:table-cell office:value-type="string" calcext:value-type="string">
            <text:p>[2, 4, 7, 17, 18, 16, 15, 8, 6, 5, 12, 21, 29, 36, 37, 19, 14, 23, 24, 22, 3, 1, 0, 9, 28, 31, 34, 32, 20, 13, 25, 27, 26, 30, 33, 35, 10, 1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2932.1144166348" calcext:value-type="float">
            <text:p>12932.1144166348</text:p>
          </table:table-cell>
          <table:table-cell office:value-type="string" calcext:value-type="string">
            <text:p>[2, 4, 3, 14, 12, 6, 7, 8, 10, 11, 15, 18, 35, 30, 27, 23, 24, 19, 21, 31, 36, 37, 33, 32, 17, 5, 16, 26, 34, 29, 28, 20, 1, 13, 0, 9, 22, 2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3975.2419717208" calcext:value-type="float">
            <text:p>13975.2419717208</text:p>
          </table:table-cell>
          <table:table-cell office:value-type="string" calcext:value-type="string">
            <text:p>[17, 16, 15, 8, 23, 24, 19, 14, 5, 2, 6, 12, 21, 36, 37, 34, 35, 30, 32, 33, 18, 10, 11, 26, 27, 7, 4, 3, 28, 31, 29, 9, 0, 20, 25, 22, 1, 1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3194.3394207067" calcext:value-type="float">
            <text:p>13194.3394207067</text:p>
          </table:table-cell>
          <table:table-cell office:value-type="string" calcext:value-type="string">
            <text:p>[33, 37, 36, 34, 31, 29, 28, 7, 8, 21, 23, 15, 2, 4, 11, 18, 16, 17, 26, 35, 32, 27, 12, 14, 13, 22, 19, 6, 3, 5, 24, 25, 20, 9, 0, 1, 10, 3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2238.6159926349" calcext:value-type="float">
            <text:p>12238.6159926349</text:p>
          </table:table-cell>
          <table:table-cell office:value-type="string" calcext:value-type="string">
            <text:p>[27, 25, 28, 34, 36, 37, 31, 29, 20, 9, 13, 12, 7, 10, 15, 11, 26, 33, 35, 32, 24, 22, 16, 18, 17, 8, 6, 4, 5, 3, 2, 0, 1, 14, 19, 21, 23, 3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13203.8827018008" calcext:value-type="float">
            <text:p>13203.8827018008</text:p>
          </table:table-cell>
          <table:table-cell office:value-type="string" calcext:value-type="string">
            <text:p>[35, 26, 6, 3, 1, 0, 7, 11, 10, 16, 19, 20, 28, 29, 31, 25, 24, 23, 30, 33, 32, 34, 36, 22, 13, 9, 14, 18, 15, 17, 8, 4, 2, 5, 12, 21, 27, 3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2792.6961687827" calcext:value-type="float">
            <text:p>12792.6961687827</text:p>
          </table:table-cell>
          <table:table-cell office:value-type="string" calcext:value-type="string">
            <text:p>[8, 5, 2, 12, 24, 29, 31, 21, 23, 14, 19, 22, 25, 28, 20, 0, 16, 26, 15, 17, 18, 10, 30, 32, 37, 36, 34, 33, 35, 27, 13, 9, 1, 3, 4, 6, 7, 1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0996.7792791062" calcext:value-type="float">
            <text:p>10996.7792791062</text:p>
          </table:table-cell>
          <table:table-cell office:value-type="string" calcext:value-type="string">
            <text:p>[19, 1, 0, 2, 4, 14, 12, 7, 8, 17, 16, 15, 18, 23, 24, 25, 26, 30, 35, 32, 33, 37, 36, 27, 10, 11, 6, 5, 3, 28, 34, 31, 29, 20, 9, 13, 22, 2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1558.014625364" calcext:value-type="float">
            <text:p>11558.014625364</text:p>
          </table:table-cell>
          <table:table-cell office:value-type="string" calcext:value-type="string">
            <text:p>[32, 26, 30, 35, 33, 37, 31, 29, 34, 36, 27, 23, 21, 14, 6, 15, 16, 11, 10, 7, 8, 17, 25, 22, 24, 19, 12, 2, 5, 13, 28, 20, 9, 1, 0, 3, 4, 1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1961.0277469906" calcext:value-type="float">
            <text:p>11961.0277469906</text:p>
          </table:table-cell>
          <table:table-cell office:value-type="string" calcext:value-type="string">
            <text:p>[17, 15, 8, 7, 6, 4, 16, 18, 10, 11, 12, 14, 22, 24, 21, 31, 34, 37, 26, 23, 25, 29, 28, 19, 3, 2, 5, 1, 0, 9, 13, 20, 33, 35, 30, 36, 32, 2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4126.6523930967" calcext:value-type="float">
            <text:p>14126.6523930967</text:p>
          </table:table-cell>
          <table:table-cell office:value-type="string" calcext:value-type="string">
            <text:p>[33, 26, 23, 24, 25, 34, 35, 18, 17, 16, 15, 11, 10, 7, 5, 4, 6, 19, 22, 21, 8, 3, 12, 14, 31, 32, 37, 36, 29, 13, 0, 20, 28, 9, 1, 2, 27, 3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2611.1394986457" calcext:value-type="float">
            <text:p>12611.1394986457</text:p>
          </table:table-cell>
          <table:table-cell office:value-type="string" calcext:value-type="string">
            <text:p>[4, 6, 8, 15, 16, 21, 22, 24, 25, 28, 29, 31, 34, 36, 19, 17, 18, 11, 10, 26, 32, 35, 33, 30, 7, 5, 3, 2, 23, 27, 37, 14, 12, 1, 0, 9, 13, 2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2741.9364198369" calcext:value-type="float">
            <text:p>12741.9364198369</text:p>
          </table:table-cell>
          <table:table-cell office:value-type="string" calcext:value-type="string">
            <text:p>[28, 27, 30, 35, 26, 17, 7, 6, 8, 11, 16, 10, 18, 15, 4, 3, 2, 5, 14, 13, 9, 24, 22, 1, 0, 20, 19, 12, 21, 25, 29, 31, 34, 37, 32, 33, 36, 2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2766.5575196579" calcext:value-type="float">
            <text:p>12766.5575196579</text:p>
          </table:table-cell>
          <table:table-cell office:value-type="string" calcext:value-type="string">
            <text:p>[2, 4, 5, 6, 8, 7, 1, 0, 3, 10, 11, 18, 17, 15, 16, 35, 30, 26, 27, 23, 25, 19, 14, 12, 22, 24, 36, 37, 33, 32, 13, 20, 28, 9, 21, 34, 31, 2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3391.352755107" calcext:value-type="float">
            <text:p>13391.352755107</text:p>
          </table:table-cell>
          <table:table-cell office:value-type="string" calcext:value-type="string">
            <text:p>[7, 0, 9, 13, 1, 3, 2, 4, 5, 6, 30, 35, 33, 36, 24, 25, 15, 16, 8, 14, 23, 22, 12, 20, 19, 27, 26, 32, 37, 31, 29, 28, 34, 21, 18, 17, 11, 1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4963.9034584504" calcext:value-type="float">
            <text:p>14963.9034584504</text:p>
          </table:table-cell>
          <table:table-cell office:value-type="string" calcext:value-type="string">
            <text:p>[30, 33, 26, 10, 11, 18, 16, 12, 14, 7, 22, 28, 25, 19, 31, 34, 36, 32, 13, 9, 15, 17, 8, 6, 4, 5, 21, 23, 27, 35, 37, 29, 20, 0, 2, 3, 1, 24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1156.9031771796" calcext:value-type="float">
            <text:p>11156.9031771796</text:p>
          </table:table-cell>
          <table:table-cell office:value-type="string" calcext:value-type="string">
            <text:p>[24, 25, 22, 19, 28, 20, 9, 13, 8, 10, 7, 6, 4, 2, 3, 0, 1, 5, 12, 14, 17, 27, 26, 32, 33, 29, 31, 34, 35, 30, 37, 36, 23, 16, 18, 15, 11, 2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0753.7882651308" calcext:value-type="float">
            <text:p>10753.7882651308</text:p>
          </table:table-cell>
          <table:table-cell office:value-type="string" calcext:value-type="string">
            <text:p>[10, 16, 18, 17, 3, 1, 0, 9, 13, 20, 23, 27, 32, 33, 35, 36, 34, 37, 30, 26, 31, 28, 29, 19, 14, 21, 22, 25, 24, 5, 12, 8, 7, 4, 2, 6, 15, 1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0705.0156970245" calcext:value-type="float">
            <text:p>10705.0156970245</text:p>
          </table:table-cell>
          <table:table-cell office:value-type="string" calcext:value-type="string">
            <text:p>[10, 11, 16, 8, 6, 19, 22, 21, 24, 25, 29, 31, 34, 36, 32, 37, 33, 35, 30, 28, 20, 1, 0, 9, 13, 18, 17, 15, 12, 5, 4, 2, 3, 7, 14, 23, 27, 26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1399.6839071069" calcext:value-type="float">
            <text:p>11399.6839071069</text:p>
          </table:table-cell>
          <table:table-cell office:value-type="string" calcext:value-type="string">
            <text:p>[14, 5, 3, 1, 0, 2, 4, 6, 7, 8, 17, 18, 30, 27, 23, 16, 11, 10, 15, 21, 24, 25, 26, 35, 33, 32, 29, 31, 34, 37, 36, 19, 22, 9, 13, 20, 28, 12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2711.735465367" calcext:value-type="float">
            <text:p>12711.735465367</text:p>
          </table:table-cell>
          <table:table-cell office:value-type="string" calcext:value-type="string">
            <text:p>[1, 12, 8, 7, 5, 2, 4, 6, 15, 23, 22, 24, 21, 19, 20, 28, 27, 33, 36, 31, 29, 35, 30, 11, 10, 17, 16, 18, 26, 32, 37, 34, 25, 14, 3, 0, 13, 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4111.0108535225" calcext:value-type="float">
            <text:p>14111.0108535225</text:p>
          </table:table-cell>
          <table:table-cell office:value-type="string" calcext:value-type="string">
            <text:p>[22, 33, 37, 36, 34, 21, 14, 12, 15, 17, 18, 32, 30, 35, 1, 9, 13, 19, 27, 26, 8, 7, 4, 2, 5, 6, 3, 0, 20, 29, 23, 16, 10, 11, 25, 31, 28, 24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3321.8246459866" calcext:value-type="float">
            <text:p>13321.8246459866</text:p>
          </table:table-cell>
          <table:table-cell office:value-type="string" calcext:value-type="string">
            <text:p>[10, 33, 32, 37, 35, 30, 27, 18, 15, 5, 1, 0, 9, 20, 13, 14, 12, 8, 23, 21, 19, 3, 2, 4, 36, 34, 31, 29, 24, 26, 7, 6, 28, 25, 22, 17, 16, 1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11158.486605267" calcext:value-type="float">
            <text:p>11158.486605267</text:p>
          </table:table-cell>
          <table:table-cell office:value-type="string" calcext:value-type="string">
            <text:p>[34, 35, 30, 26, 10, 11, 15, 16, 18, 17, 13, 9, 20, 28, 29, 36, 31, 12, 14, 6, 5, 3, 4, 2, 8, 7, 0, 1, 24, 25, 22, 21, 19, 23, 27, 33, 32, 3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3434.6158340654" calcext:value-type="float">
            <text:p>13434.6158340654</text:p>
          </table:table-cell>
          <table:table-cell office:value-type="string" calcext:value-type="string">
            <text:p>[36, 27, 16, 6, 2, 4, 8, 10, 13, 9, 0, 20, 28, 31, 23, 21, 19, 24, 34, 29, 25, 22, 1, 3, 5, 7, 26, 30, 18, 17, 11, 15, 14, 12, 32, 37, 33, 3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0452.1311569673" calcext:value-type="float">
            <text:p>10452.1311569673</text:p>
          </table:table-cell>
          <table:table-cell office:value-type="string" calcext:value-type="string">
            <text:p>[17, 18, 27, 26, 10, 4, 2, 5, 6, 12, 19, 25, 14, 8, 7, 3, 1, 0, 13, 9, 20, 28, 31, 22, 21, 24, 34, 32, 30, 35, 33, 37, 36, 29, 23, 15, 16, 1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9969.47138908616" calcext:value-type="float">
            <text:p>9969.47138908616</text:p>
          </table:table-cell>
          <table:table-cell office:value-type="string" calcext:value-type="string">
            <text:p>[9, 13, 4, 2, 3, 1, 0, 19, 26, 33, 32, 30, 35, 37, 36, 25, 24, 22, 21, 23, 18, 16, 17, 15, 11, 10, 6, 7, 8, 5, 14, 12, 27, 34, 29, 31, 28, 2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2435.5891000149" calcext:value-type="float">
            <text:p>12435.5891000149</text:p>
          </table:table-cell>
          <table:table-cell office:value-type="string" calcext:value-type="string">
            <text:p>[18, 16, 10, 11, 15, 17, 26, 30, 36, 29, 25, 22, 5, 2, 4, 33, 32, 35, 37, 34, 31, 1, 0, 20, 28, 13, 9, 3, 8, 7, 6, 14, 24, 19, 12, 23, 21, 2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2638.0875702235" calcext:value-type="float">
            <text:p>12638.0875702235</text:p>
          </table:table-cell>
          <table:table-cell office:value-type="string" calcext:value-type="string">
            <text:p>[16, 17, 34, 36, 37, 35, 30, 33, 32, 24, 22, 27, 26, 21, 23, 15, 8, 12, 14, 3, 2, 4, 10, 18, 11, 6, 5, 19, 13, 20, 31, 28, 29, 25, 0, 9, 1, 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2439.9059399596" calcext:value-type="float">
            <text:p>12439.9059399596</text:p>
          </table:table-cell>
          <table:table-cell office:value-type="string" calcext:value-type="string">
            <text:p>[20, 3, 5, 14, 12, 7, 8, 11, 15, 16, 17, 18, 26, 6, 4, 2, 10, 30, 35, 34, 31, 29, 25, 0, 1, 9, 28, 36, 33, 32, 37, 27, 21, 23, 19, 24, 22, 1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1701.8789717016" calcext:value-type="float">
            <text:p>11701.8789717016</text:p>
          </table:table-cell>
          <table:table-cell office:value-type="string" calcext:value-type="string">
            <text:p>[7, 8, 15, 26, 30, 35, 32, 33, 37, 31, 29, 13, 9, 20, 28, 14, 12, 22, 0, 1, 3, 19, 24, 23, 21, 25, 34, 36, 27, 6, 4, 18, 17, 10, 11, 16, 2, 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2858.8691765229" calcext:value-type="float">
            <text:p>12858.8691765229</text:p>
          </table:table-cell>
          <table:table-cell office:value-type="string" calcext:value-type="string">
            <text:p>[31, 20, 13, 9, 1, 0, 3, 2, 6, 24, 22, 19, 21, 15, 16, 17, 18, 26, 33, 37, 32, 10, 11, 7, 4, 8, 5, 25, 29, 27, 35, 30, 23, 12, 14, 28, 36, 34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3878.105246458" calcext:value-type="float">
            <text:p>13878.105246458</text:p>
          </table:table-cell>
          <table:table-cell office:value-type="string" calcext:value-type="string">
            <text:p>[13, 1, 5, 6, 14, 22, 29, 31, 25, 24, 15, 17, 18, 26, 37, 23, 21, 27, 30, 32, 33, 35, 10, 11, 7, 8, 16, 12, 4, 19, 34, 36, 28, 20, 9, 3, 2, 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4526.7083683322" calcext:value-type="float">
            <text:p>14526.7083683322</text:p>
          </table:table-cell>
          <table:table-cell office:value-type="string" calcext:value-type="string">
            <text:p>[35, 37, 20, 13, 9, 12, 11, 15, 4, 2, 3, 28, 22, 24, 34, 31, 29, 25, 19, 21, 6, 7, 8, 5, 14, 23, 27, 17, 18, 26, 32, 33, 36, 1, 0, 10, 16, 3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0859.3407797105" calcext:value-type="float">
            <text:p>10859.3407797105</text:p>
          </table:table-cell>
          <table:table-cell office:value-type="string" calcext:value-type="string">
            <text:p>[23, 16, 17, 18, 26, 30, 35, 33, 32, 37, 36, 34, 27, 7, 8, 6, 12, 10, 11, 15, 21, 24, 19, 9, 13, 20, 28, 25, 31, 29, 22, 2, 4, 5, 3, 1, 0, 14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425.9799803557" calcext:value-type="float">
            <text:p>11425.9799803557</text:p>
          </table:table-cell>
          <table:table-cell office:value-type="string" calcext:value-type="string">
            <text:p>[37, 31, 28, 29, 24, 23, 18, 17, 16, 7, 12, 14, 21, 27, 32, 35, 33, 30, 26, 15, 11, 10, 8, 4, 2, 3, 1, 25, 19, 9, 20, 13, 0, 6, 5, 22, 34, 36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1755.5815915562" calcext:value-type="float">
            <text:p>11755.5815915562</text:p>
          </table:table-cell>
          <table:table-cell office:value-type="string" calcext:value-type="string">
            <text:p>[6, 14, 19, 24, 25, 23, 36, 35, 33, 32, 30, 26, 27, 15, 11, 8, 7, 12, 16, 18, 17, 21, 22, 29, 28, 13, 9, 0, 20, 31, 34, 37, 10, 1, 3, 4, 2, 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1787.9067074379" calcext:value-type="float">
            <text:p>11787.9067074379</text:p>
          </table:table-cell>
          <table:table-cell office:value-type="string" calcext:value-type="string">
            <text:p>[27, 36, 34, 29, 13, 1, 0, 9, 20, 28, 31, 25, 23, 17, 16, 12, 14, 11, 10, 4, 2, 5, 3, 6, 18, 26, 30, 35, 37, 22, 24, 19, 21, 7, 8, 15, 33, 32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1172.1737024254" calcext:value-type="float">
            <text:p>11172.1737024254</text:p>
          </table:table-cell>
          <table:table-cell office:value-type="string" calcext:value-type="string">
            <text:p>[34, 36, 26, 15, 18, 8, 12, 7, 11, 10, 17, 16, 6, 3, 2, 4, 5, 14, 24, 25, 27, 22, 13, 9, 1, 0, 20, 28, 29, 31, 32, 33, 35, 30, 23, 19, 21, 3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2753.1643399994" calcext:value-type="float">
            <text:p>12753.1643399994</text:p>
          </table:table-cell>
          <table:table-cell office:value-type="string" calcext:value-type="string">
            <text:p>[28, 20, 0, 5, 6, 8, 11, 10, 17, 9, 1, 3, 15, 16, 7, 18, 26, 27, 25, 24, 13, 19, 22, 4, 2, 12, 14, 23, 21, 29, 34, 36, 37, 32, 35, 30, 33, 3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0463.2086972658" calcext:value-type="float">
            <text:p>10463.2086972658</text:p>
          </table:table-cell>
          <table:table-cell office:value-type="string" calcext:value-type="string">
            <text:p>[1, 14, 12, 8, 18, 17, 27, 21, 25, 31, 29, 34, 36, 37, 30, 35, 33, 32, 26, 23, 24, 22, 16, 11, 10, 15, 6, 5, 4, 2, 3, 7, 19, 13, 28, 20, 9, 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2924.4949689232" calcext:value-type="float">
            <text:p>12924.4949689232</text:p>
          </table:table-cell>
          <table:table-cell office:value-type="string" calcext:value-type="string">
            <text:p>[11, 18, 6, 4, 2, 3, 1, 0, 19, 29, 34, 28, 21, 23, 33, 35, 37, 36, 31, 20, 13, 9, 12, 7, 15, 10, 26, 17, 16, 8, 5, 14, 22, 25, 24, 27, 32, 3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2941.8117722443" calcext:value-type="float">
            <text:p>12941.8117722443</text:p>
          </table:table-cell>
          <table:table-cell office:value-type="string" calcext:value-type="string">
            <text:p>[20, 1, 3, 5, 14, 21, 13, 9, 0, 27, 24, 15, 17, 16, 12, 6, 10, 11, 7, 8, 4, 2, 23, 33, 32, 36, 37, 35, 30, 26, 18, 19, 22, 34, 31, 29, 25, 2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2729.723169528" calcext:value-type="float">
            <text:p>12729.723169528</text:p>
          </table:table-cell>
          <table:table-cell office:value-type="string" calcext:value-type="string">
            <text:p>[30, 35, 32, 28, 20, 13, 9, 29, 31, 34, 37, 36, 25, 24, 19, 7, 8, 4, 23, 26, 33, 27, 16, 15, 17, 18, 6, 11, 10, 3, 2, 12, 14, 5, 1, 0, 22, 2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9828.89642479806" calcext:value-type="float">
            <text:p>9828.89642479806</text:p>
          </table:table-cell>
          <table:table-cell office:value-type="string" calcext:value-type="string">
            <text:p>[30, 27, 23, 21, 24, 22, 1, 0, 9, 13, 20, 28, 31, 29, 14, 15, 16, 17, 18, 7, 2, 4, 6, 5, 3, 11, 10, 8, 12, 19, 25, 34, 36, 37, 33, 26, 32, 3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1188.8962524608" calcext:value-type="float">
            <text:p>11188.8962524608</text:p>
          </table:table-cell>
          <table:table-cell office:value-type="string" calcext:value-type="string">
            <text:p>[20, 28, 31, 29, 25, 27, 18, 30, 35, 26, 23, 21, 19, 7, 8, 2, 4, 10, 11, 15, 16, 17, 14, 12, 6, 5, 3, 22, 24, 36, 34, 37, 32, 33, 1, 0, 9, 1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10829.3165811156" calcext:value-type="float">
            <text:p>10829.3165811156</text:p>
          </table:table-cell>
          <table:table-cell office:value-type="string" calcext:value-type="string">
            <text:p>[0, 9, 13, 20, 29, 28, 31, 36, 37, 33, 32, 35, 30, 26, 18, 4, 2, 3, 7, 16, 17, 6, 5, 8, 14, 12, 19, 27, 34, 25, 23, 11, 10, 15, 21, 22, 24, 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1253.1842176489" calcext:value-type="float">
            <text:p>11253.1842176489</text:p>
          </table:table-cell>
          <table:table-cell office:value-type="string" calcext:value-type="string">
            <text:p>[8, 16, 15, 6, 4, 2, 3, 12, 14, 5, 1, 0, 20, 28, 13, 9, 10, 11, 18, 17, 26, 37, 33, 30, 35, 34, 31, 29, 36, 32, 27, 19, 21, 23, 24, 22, 25, 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2912.2329127082" calcext:value-type="float">
            <text:p>12912.2329127082</text:p>
          </table:table-cell>
          <table:table-cell office:value-type="string" calcext:value-type="string">
            <text:p>[31, 29, 34, 36, 27, 12, 7, 8, 11, 10, 18, 37, 32, 33, 26, 30, 35, 4, 5, 20, 13, 24, 19, 21, 23, 14, 2, 6, 16, 15, 17, 3, 1, 0, 9, 22, 25, 2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1267.6191884027" calcext:value-type="float">
            <text:p>11267.6191884027</text:p>
          </table:table-cell>
          <table:table-cell office:value-type="string" calcext:value-type="string">
            <text:p>[5, 22, 24, 31, 28, 20, 13, 9, 0, 1, 29, 27, 18, 17, 16, 25, 19, 23, 15, 11, 10, 33, 32, 37, 36, 34, 35, 30, 26, 21, 14, 12, 4, 2, 3, 6, 8, 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3376.8113480605" calcext:value-type="float">
            <text:p>13376.8113480605</text:p>
          </table:table-cell>
          <table:table-cell office:value-type="string" calcext:value-type="string">
            <text:p>[30, 35, 26, 18, 16, 17, 6, 12, 14, 3, 0, 9, 22, 24, 25, 13, 20, 28, 29, 36, 32, 33, 2, 1, 5, 4, 11, 10, 7, 8, 15, 19, 37, 34, 31, 23, 21, 2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3239.2010204533" calcext:value-type="float">
            <text:p>13239.2010204533</text:p>
          </table:table-cell>
          <table:table-cell office:value-type="string" calcext:value-type="string">
            <text:p>[18, 32, 37, 35, 33, 30, 26, 17, 25, 19, 22, 24, 1, 4, 2, 3, 28, 20, 9, 0, 13, 34, 36, 23, 14, 5, 6, 10, 11, 16, 15, 8, 7, 12, 21, 29, 31, 2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1003.6149766326" calcext:value-type="float">
            <text:p>11003.6149766326</text:p>
          </table:table-cell>
          <table:table-cell office:value-type="string" calcext:value-type="string">
            <text:p>[9, 0, 1, 3, 4, 8, 11, 17, 16, 10, 2, 5, 7, 21, 18, 15, 6, 14, 12, 23, 24, 25, 19, 22, 31, 28, 29, 34, 27, 26, 37, 36, 32, 33, 35, 30, 13, 2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427.4156592736" calcext:value-type="float">
            <text:p>10427.4156592736</text:p>
          </table:table-cell>
          <table:table-cell office:value-type="string" calcext:value-type="string">
            <text:p>[14, 12, 6, 5, 19, 21, 23, 27, 30, 35, 37, 34, 18, 11, 10, 16, 17, 15, 24, 25, 22, 13, 9, 20, 28, 29, 31, 36, 32, 33, 26, 8, 7, 4, 2, 1, 0, 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943.5204826422" calcext:value-type="float">
            <text:p>10943.5204826422</text:p>
          </table:table-cell>
          <table:table-cell office:value-type="string" calcext:value-type="string">
            <text:p>[1, 3, 2, 4, 5, 6, 10, 15, 17, 23, 36, 34, 29, 31, 21, 14, 12, 7, 8, 13, 9, 20, 28, 25, 24, 22, 19, 11, 16, 18, 26, 30, 35, 37, 33, 32, 27, 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2398.1011251609" calcext:value-type="float">
            <text:p>12398.1011251609</text:p>
          </table:table-cell>
          <table:table-cell office:value-type="string" calcext:value-type="string">
            <text:p>[35, 33, 32, 31, 29, 28, 14, 15, 11, 8, 17, 18, 16, 10, 6, 2, 3, 4, 5, 7, 12, 25, 30, 26, 27, 23, 21, 13, 20, 24, 22, 1, 0, 9, 19, 34, 36, 3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2395.8931648312" calcext:value-type="float">
            <text:p>12395.8931648312</text:p>
          </table:table-cell>
          <table:table-cell office:value-type="string" calcext:value-type="string">
            <text:p>[31, 29, 1, 0, 13, 9, 20, 28, 22, 19, 5, 3, 2, 4, 17, 37, 36, 34, 32, 30, 33, 27, 6, 8, 12, 14, 18, 35, 26, 7, 10, 11, 16, 15, 23, 21, 24, 2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3702.9175865241" calcext:value-type="float">
            <text:p>13702.9175865241</text:p>
          </table:table-cell>
          <table:table-cell office:value-type="string" calcext:value-type="string">
            <text:p>[0, 27, 30, 35, 33, 32, 26, 17, 16, 11, 10, 15, 23, 9, 20, 31, 36, 37, 34, 21, 14, 12, 1, 3, 5, 6, 25, 24, 29, 28, 19, 8, 4, 2, 7, 18, 22, 1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1210.4997998903" calcext:value-type="float">
            <text:p>11210.4997998903</text:p>
          </table:table-cell>
          <table:table-cell office:value-type="string" calcext:value-type="string">
            <text:p>[3, 6, 5, 29, 31, 34, 37, 36, 32, 33, 27, 35, 30, 26, 18, 16, 15, 22, 19, 28, 20, 9, 0, 1, 13, 21, 24, 25, 23, 7, 12, 14, 2, 4, 8, 11, 10, 1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2612.9313354946" calcext:value-type="float">
            <text:p>12612.9313354946</text:p>
          </table:table-cell>
          <table:table-cell office:value-type="string" calcext:value-type="string">
            <text:p>[23, 21, 6, 2, 4, 8, 17, 15, 26, 32, 33, 30, 10, 11, 7, 5, 12, 13, 0, 1, 3, 29, 31, 28, 20, 9, 25, 35, 37, 36, 34, 27, 16, 18, 14, 24, 19, 22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2493.525009821" calcext:value-type="float">
            <text:p>12493.525009821</text:p>
          </table:table-cell>
          <table:table-cell office:value-type="string" calcext:value-type="string">
            <text:p>[37, 27, 17, 15, 16, 18, 14, 19, 22, 24, 25, 13, 20, 28, 31, 29, 21, 34, 36, 33, 32, 23, 12, 8, 7, 3, 9, 0, 1, 2, 4, 10, 26, 11, 5, 6, 30, 3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1217.4100624937" calcext:value-type="float">
            <text:p>11217.4100624937</text:p>
          </table:table-cell>
          <table:table-cell office:value-type="string" calcext:value-type="string">
            <text:p>[35, 37, 36, 34, 31, 29, 22, 24, 25, 28, 20, 9, 13, 19, 21, 23, 15, 16, 17, 7, 8, 6, 1, 0, 3, 4, 26, 30, 33, 32, 18, 11, 2, 5, 12, 14, 10, 2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0879.4720367379" calcext:value-type="float">
            <text:p>10879.4720367379</text:p>
          </table:table-cell>
          <table:table-cell office:value-type="string" calcext:value-type="string">
            <text:p>[5, 14, 23, 27, 17, 10, 11, 7, 6, 3, 4, 2, 1, 0, 13, 9, 20, 28, 29, 31, 24, 25, 16, 15, 21, 22, 19, 12, 8, 18, 26, 33, 35, 30, 37, 34, 36, 32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2457.819655241" calcext:value-type="float">
            <text:p>12457.819655241</text:p>
          </table:table-cell>
          <table:table-cell office:value-type="string" calcext:value-type="string">
            <text:p>[28, 29, 23, 21, 22, 19, 14, 12, 7, 10, 11, 31, 34, 25, 24, 9, 13, 0, 3, 1, 8, 6, 4, 2, 5, 32, 33, 30, 35, 37, 36, 27, 26, 16, 17, 18, 15, 2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1104.6534662624" calcext:value-type="float">
            <text:p>11104.6534662624</text:p>
          </table:table-cell>
          <table:table-cell office:value-type="string" calcext:value-type="string">
            <text:p>[2, 6, 27, 34, 31, 25, 22, 14, 12, 17, 16, 15, 11, 10, 8, 7, 18, 23, 21, 26, 30, 35, 37, 32, 33, 36, 29, 28, 24, 19, 9, 20, 13, 0, 3, 1, 5, 4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2682.4261784563" calcext:value-type="float">
            <text:p>12682.4261784563</text:p>
          </table:table-cell>
          <table:table-cell office:value-type="string" calcext:value-type="string">
            <text:p>[31, 7, 14, 12, 1, 0, 3, 5, 15, 16, 17, 30, 35, 33, 32, 18, 8, 4, 2, 6, 11, 10, 26, 27, 24, 23, 37, 36, 34, 19, 22, 9, 13, 20, 28, 25, 21, 2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2991.6194370629" calcext:value-type="float">
            <text:p>12991.6194370629</text:p>
          </table:table-cell>
          <table:table-cell office:value-type="string" calcext:value-type="string">
            <text:p>[3, 11, 10, 4, 2, 5, 14, 12, 8, 7, 6, 1, 0, 30, 32, 27, 26, 17, 18, 16, 15, 21, 31, 34, 29, 20, 9, 13, 28, 24, 19, 22, 25, 35, 33, 37, 36, 2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2707.1040738905" calcext:value-type="float">
            <text:p>12707.1040738905</text:p>
          </table:table-cell>
          <table:table-cell office:value-type="string" calcext:value-type="string">
            <text:p>[34, 36, 37, 31, 28, 29, 27, 12, 11, 10, 23, 21, 14, 17, 16, 26, 33, 32, 30, 35, 24, 1, 2, 4, 7, 8, 18, 15, 6, 5, 19, 20, 9, 13, 0, 3, 22, 2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4088.7776988847" calcext:value-type="float">
            <text:p>14088.7776988847</text:p>
          </table:table-cell>
          <table:table-cell office:value-type="string" calcext:value-type="string">
            <text:p>[10, 11, 23, 27, 34, 37, 36, 17, 16, 1, 13, 9, 20, 28, 29, 21, 26, 32, 30, 33, 35, 8, 7, 6, 3, 4, 5, 14, 31, 24, 25, 12, 2, 0, 19, 22, 15, 1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2771.9299471902" calcext:value-type="float">
            <text:p>12771.9299471902</text:p>
          </table:table-cell>
          <table:table-cell office:value-type="string" calcext:value-type="string">
            <text:p>[9, 1, 6, 17, 15, 16, 18, 27, 34, 19, 20, 13, 28, 31, 29, 26, 30, 33, 32, 36, 37, 35, 5, 7, 10, 11, 23, 21, 25, 24, 22, 8, 4, 2, 14, 12, 3, 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3083.1582225685" calcext:value-type="float">
            <text:p>13083.1582225685</text:p>
          </table:table-cell>
          <table:table-cell office:value-type="string" calcext:value-type="string">
            <text:p>[3, 2, 4, 8, 15, 18, 21, 23, 24, 22, 25, 31, 29, 27, 26, 33, 35, 37, 28, 20, 12, 11, 10, 16, 17, 7, 5, 13, 1, 0, 9, 34, 36, 30, 32, 19, 14, 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3736.9367878183" calcext:value-type="float">
            <text:p>13736.9367878183</text:p>
          </table:table-cell>
          <table:table-cell office:value-type="string" calcext:value-type="string">
            <text:p>[24, 22, 19, 1, 0, 20, 37, 33, 32, 36, 31, 34, 21, 25, 29, 28, 13, 9, 3, 5, 23, 26, 15, 4, 6, 2, 8, 18, 27, 30, 35, 12, 14, 7, 10, 17, 16, 1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4039.0785811592" calcext:value-type="float">
            <text:p>14039.0785811592</text:p>
          </table:table-cell>
          <table:table-cell office:value-type="string" calcext:value-type="string">
            <text:p>[15, 18, 10, 6, 19, 24, 25, 20, 1, 22, 29, 31, 21, 26, 30, 36, 35, 37, 12, 14, 2, 8, 17, 11, 16, 7, 5, 4, 3, 0, 13, 9, 28, 34, 33, 32, 27, 2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3875.8284990334" calcext:value-type="float">
            <text:p>13875.8284990334</text:p>
          </table:table-cell>
          <table:table-cell office:value-type="string" calcext:value-type="string">
            <text:p>[26, 30, 27, 13, 3, 2, 4, 11, 10, 14, 12, 5, 7, 8, 23, 24, 25, 31, 28, 36, 33, 37, 21, 22, 29, 34, 19, 9, 20, 0, 1, 6, 15, 16, 17, 18, 32, 3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4471.5859683788" calcext:value-type="float">
            <text:p>14471.5859683788</text:p>
          </table:table-cell>
          <table:table-cell office:value-type="string" calcext:value-type="string">
            <text:p>[13, 1, 0, 19, 25, 29, 34, 31, 28, 20, 9, 12, 30, 35, 22, 24, 36, 37, 33, 32, 17, 16, 7, 5, 4, 10, 18, 21, 3, 6, 2, 26, 27, 23, 11, 15, 8, 1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4050.5107395052" calcext:value-type="float">
            <text:p>14050.5107395052</text:p>
          </table:table-cell>
          <table:table-cell office:value-type="string" calcext:value-type="string">
            <text:p>[33, 32, 26, 30, 35, 6, 3, 1, 9, 29, 31, 28, 19, 21, 22, 36, 37, 34, 25, 24, 13, 0, 20, 12, 11, 10, 14, 8, 7, 16, 2, 4, 18, 17, 15, 5, 23, 27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3781.0109384488" calcext:value-type="float">
            <text:p>13781.0109384488</text:p>
          </table:table-cell>
          <table:table-cell office:value-type="string" calcext:value-type="string">
            <text:p>[31, 37, 32, 33, 26, 10, 6, 12, 14, 27, 23, 17, 18, 11, 8, 7, 21, 36, 35, 30, 5, 4, 2, 15, 16, 20, 28, 19, 3, 1, 13, 9, 0, 25, 24, 22, 29, 3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4936.0317267574" calcext:value-type="float">
            <text:p>14936.0317267574</text:p>
          </table:table-cell>
          <table:table-cell office:value-type="string" calcext:value-type="string">
            <text:p>[31, 33, 32, 27, 24, 22, 18, 15, 6, 0, 9, 13, 17, 16, 7, 11, 26, 30, 35, 37, 23, 20, 28, 29, 34, 36, 25, 19, 2, 4, 5, 21, 12, 14, 8, 10, 3, 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3238.6103679267" calcext:value-type="float">
            <text:p>13238.6103679267</text:p>
          </table:table-cell>
          <table:table-cell office:value-type="string" calcext:value-type="string">
            <text:p>[7, 5, 6, 3, 2, 16, 18, 17, 15, 23, 26, 27, 25, 20, 1, 0, 9, 13, 34, 19, 22, 21, 8, 10, 11, 12, 24, 29, 30, 33, 35, 32, 36, 37, 31, 28, 14, 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0741.070455311" calcext:value-type="float">
            <text:p>10741.070455311</text:p>
          </table:table-cell>
          <table:table-cell office:value-type="string" calcext:value-type="string">
            <text:p>[12, 14, 24, 28, 29, 31, 34, 36, 37, 32, 33, 35, 30, 25, 20, 9, 13, 1, 0, 8, 17, 16, 10, 11, 18, 15, 21, 22, 19, 3, 6, 2, 5, 4, 7, 26, 27, 2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1907.6103821102" calcext:value-type="float">
            <text:p>11907.6103821102</text:p>
          </table:table-cell>
          <table:table-cell office:value-type="string" calcext:value-type="string">
            <text:p>[32, 36, 34, 31, 28, 29, 25, 27, 26, 17, 1, 0, 9, 13, 20, 22, 14, 6, 3, 15, 16, 18, 5, 2, 12, 7, 11, 10, 8, 4, 23, 24, 19, 21, 35, 30, 33, 37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1936.9068314962" calcext:value-type="float">
            <text:p>11936.9068314962</text:p>
          </table:table-cell>
          <table:table-cell office:value-type="string" calcext:value-type="string">
            <text:p>[3, 2, 4, 5, 14, 19, 22, 29, 28, 31, 37, 34, 33, 32, 30, 35, 26, 10, 15, 11, 0, 1, 6, 16, 17, 18, 27, 36, 23, 8, 7, 12, 21, 25, 24, 20, 13, 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4473.0411639727" calcext:value-type="float">
            <text:p>14473.0411639727</text:p>
          </table:table-cell>
          <table:table-cell office:value-type="string" calcext:value-type="string">
            <text:p>[23, 9, 0, 1, 3, 12, 10, 11, 16, 21, 19, 22, 25, 24, 28, 31, 29, 13, 20, 17, 18, 15, 32, 33, 8, 2, 30, 35, 37, 34, 36, 7, 5, 6, 4, 14, 27, 2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1772.8588545533" calcext:value-type="float">
            <text:p>11772.8588545533</text:p>
          </table:table-cell>
          <table:table-cell office:value-type="string" calcext:value-type="string">
            <text:p>[17, 22, 29, 28, 20, 13, 9, 0, 1, 3, 8, 7, 10, 27, 32, 35, 30, 26, 6, 12, 4, 2, 5, 34, 36, 31, 37, 33, 25, 24, 19, 14, 21, 23, 18, 16, 15, 1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3592.7737973208" calcext:value-type="float">
            <text:p>13592.7737973208</text:p>
          </table:table-cell>
          <table:table-cell office:value-type="string" calcext:value-type="string">
            <text:p>[13, 20, 14, 12, 2, 4, 3, 0, 9, 31, 36, 34, 32, 35, 30, 21, 19, 29, 22, 24, 1, 5, 6, 8, 7, 16, 15, 18, 17, 26, 27, 33, 37, 10, 11, 23, 25, 28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3237.8683475559" calcext:value-type="float">
            <text:p>13237.8683475559</text:p>
          </table:table-cell>
          <table:table-cell office:value-type="string" calcext:value-type="string">
            <text:p>[22, 19, 12, 14, 15, 17, 6, 5, 4, 2, 9, 0, 1, 3, 8, 7, 31, 34, 28, 29, 25, 16, 26, 30, 37, 36, 35, 33, 32, 18, 11, 10, 20, 13, 21, 27, 23, 2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13099.6077601446" calcext:value-type="float">
            <text:p>13099.6077601446</text:p>
          </table:table-cell>
          <table:table-cell office:value-type="string" calcext:value-type="string">
            <text:p>[2, 4, 6, 5, 14, 19, 30, 35, 37, 31, 29, 28, 12, 8, 7, 24, 25, 22, 23, 27, 26, 33, 32, 1, 0, 9, 20, 13, 3, 10, 11, 15, 21, 34, 36, 18, 16, 17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3195.4421563892" calcext:value-type="float">
            <text:p>13195.4421563892</text:p>
          </table:table-cell>
          <table:table-cell office:value-type="string" calcext:value-type="string">
            <text:p>[6, 5, 12, 26, 30, 27, 19, 23, 9, 0, 1, 7, 8, 15, 17, 16, 25, 24, 34, 28, 13, 20, 3, 4, 2, 14, 21, 32, 33, 35, 37, 36, 31, 29, 22, 18, 11, 1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0579.0525904501" calcext:value-type="float">
            <text:p>10579.0525904501</text:p>
          </table:table-cell>
          <table:table-cell office:value-type="string" calcext:value-type="string">
            <text:p>[21, 22, 19, 12, 14, 5, 7, 8, 15, 17, 16, 18, 11, 10, 6, 2, 4, 3, 0, 20, 31, 28, 13, 9, 1, 24, 25, 29, 34, 36, 30, 35, 37, 32, 33, 27, 23, 2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2426.4503455004" calcext:value-type="float">
            <text:p>12426.4503455004</text:p>
          </table:table-cell>
          <table:table-cell office:value-type="string" calcext:value-type="string">
            <text:p>[23, 34, 13, 9, 1, 14, 15, 17, 27, 30, 35, 26, 18, 10, 11, 7, 8, 6, 12, 21, 24, 25, 22, 19, 2, 4, 16, 33, 32, 37, 36, 29, 31, 28, 20, 0, 3, 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2154.0300450221" calcext:value-type="float">
            <text:p>12154.0300450221</text:p>
          </table:table-cell>
          <table:table-cell office:value-type="string" calcext:value-type="string">
            <text:p>[13, 20, 9, 0, 1, 10, 11, 12, 14, 3, 8, 15, 30, 35, 33, 36, 28, 29, 31, 34, 37, 32, 22, 19, 24, 16, 17, 18, 26, 27, 23, 21, 7, 4, 6, 2, 5, 2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3285.4275870401" calcext:value-type="float">
            <text:p>13285.4275870401</text:p>
          </table:table-cell>
          <table:table-cell office:value-type="string" calcext:value-type="string">
            <text:p>[28, 25, 24, 19, 12, 7, 10, 17, 27, 32, 30, 23, 21, 14, 3, 4, 6, 8, 11, 26, 18, 15, 16, 34, 31, 37, 35, 33, 36, 29, 22, 13, 20, 0, 1, 2, 5, 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2355.2955856803" calcext:value-type="float">
            <text:p>12355.2955856803</text:p>
          </table:table-cell>
          <table:table-cell office:value-type="string" calcext:value-type="string">
            <text:p>[21, 28, 29, 31, 35, 30, 26, 27, 33, 32, 23, 24, 22, 25, 36, 37, 34, 12, 1, 0, 9, 13, 20, 8, 7, 15, 18, 17, 14, 19, 3, 2, 4, 10, 11, 16, 6, 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2074.9380501127" calcext:value-type="float">
            <text:p>12074.9380501127</text:p>
          </table:table-cell>
          <table:table-cell office:value-type="string" calcext:value-type="string">
            <text:p>[27, 21, 22, 24, 25, 29, 34, 32, 36, 19, 5, 4, 2, 3, 1, 0, 20, 9, 13, 26, 30, 35, 33, 37, 28, 31, 12, 8, 17, 18, 10, 6, 7, 14, 15, 16, 11, 2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3638.4620050096" calcext:value-type="float">
            <text:p>13638.4620050096</text:p>
          </table:table-cell>
          <table:table-cell office:value-type="string" calcext:value-type="string">
            <text:p>[6, 8, 10, 11, 7, 5, 3, 2, 4, 16, 15, 31, 29, 0, 1, 12, 14, 22, 25, 34, 19, 26, 30, 33, 36, 37, 35, 32, 18, 17, 24, 28, 20, 13, 9, 27, 23, 2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2501.5192935957" calcext:value-type="float">
            <text:p>12501.5192935957</text:p>
          </table:table-cell>
          <table:table-cell office:value-type="string" calcext:value-type="string">
            <text:p>[35, 37, 22, 13, 9, 20, 28, 31, 29, 24, 19, 5, 8, 7, 6, 2, 1, 0, 12, 21, 23, 27, 30, 32, 36, 34, 14, 3, 4, 11, 15, 16, 10, 17, 18, 26, 25, 3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4874.3904143837" calcext:value-type="float">
            <text:p>14874.3904143837</text:p>
          </table:table-cell>
          <table:table-cell office:value-type="string" calcext:value-type="string">
            <text:p>[9, 5, 4, 7, 6, 16, 30, 35, 18, 17, 27, 36, 37, 28, 13, 25, 22, 14, 12, 1, 0, 2, 3, 8, 19, 29, 34, 31, 24, 21, 23, 15, 11, 10, 26, 32, 33, 2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1238.5615311253" calcext:value-type="float">
            <text:p>11238.5615311253</text:p>
          </table:table-cell>
          <table:table-cell office:value-type="string" calcext:value-type="string">
            <text:p>[0, 1, 2, 3, 18, 19, 22, 24, 25, 14, 17, 15, 10, 11, 16, 34, 37, 33, 35, 30, 26, 8, 7, 6, 4, 5, 12, 29, 31, 36, 32, 27, 23, 21, 28, 20, 9, 1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1946.7989967197" calcext:value-type="float">
            <text:p>11946.7989967197</text:p>
          </table:table-cell>
          <table:table-cell office:value-type="string" calcext:value-type="string">
            <text:p>[32, 36, 27, 23, 14, 2, 4, 15, 10, 11, 16, 17, 18, 26, 35, 30, 37, 28, 13, 0, 1, 3, 6, 7, 8, 12, 5, 22, 24, 31, 29, 25, 21, 19, 9, 20, 34, 3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1788.7165500697" calcext:value-type="float">
            <text:p>11788.7165500697</text:p>
          </table:table-cell>
          <table:table-cell office:value-type="string" calcext:value-type="string">
            <text:p>[21, 3, 2, 4, 5, 6, 10, 11, 12, 14, 24, 22, 25, 28, 29, 31, 37, 33, 32, 36, 34, 15, 17, 18, 16, 8, 7, 20, 9, 1, 13, 0, 19, 23, 27, 35, 30, 2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3691.9357725012" calcext:value-type="float">
            <text:p>13691.9357725012</text:p>
          </table:table-cell>
          <table:table-cell office:value-type="string" calcext:value-type="string">
            <text:p>[34, 23, 24, 25, 31, 29, 22, 19, 21, 6, 7, 5, 2, 4, 8, 18, 17, 26, 27, 9, 13, 28, 20, 33, 37, 35, 32, 30, 11, 10, 3, 0, 1, 12, 14, 15, 16, 3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1934.9978308847" calcext:value-type="float">
            <text:p>11934.9978308847</text:p>
          </table:table-cell>
          <table:table-cell office:value-type="string" calcext:value-type="string">
            <text:p>[27, 1, 0, 9, 13, 20, 28, 34, 33, 32, 35, 30, 26, 24, 25, 21, 29, 31, 37, 36, 8, 3, 2, 11, 10, 7, 22, 19, 14, 12, 23, 5, 6, 4, 15, 18, 17, 1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3965.8707265942" calcext:value-type="float">
            <text:p>13965.8707265942</text:p>
          </table:table-cell>
          <table:table-cell office:value-type="string" calcext:value-type="string">
            <text:p>[5, 6, 7, 8, 16, 15, 26, 30, 33, 35, 32, 36, 23, 12, 0, 1, 2, 4, 10, 11, 18, 17, 13, 20, 9, 29, 37, 31, 21, 14, 25, 19, 24, 34, 28, 22, 27, 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3404.4458103709" calcext:value-type="float">
            <text:p>13404.4458103709</text:p>
          </table:table-cell>
          <table:table-cell office:value-type="string" calcext:value-type="string">
            <text:p>[3, 21, 34, 35, 33, 26, 18, 16, 17, 15, 23, 27, 25, 24, 36, 37, 32, 30, 31, 29, 28, 22, 2, 4, 8, 11, 10, 7, 9, 1, 20, 13, 0, 19, 14, 12, 6, 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13111.3099172542" calcext:value-type="float">
            <text:p>13111.3099172542</text:p>
          </table:table-cell>
          <table:table-cell office:value-type="string" calcext:value-type="string">
            <text:p>[20, 13, 28, 29, 24, 21, 19, 12, 14, 7, 6, 3, 5, 8, 15, 18, 17, 16, 10, 4, 2, 11, 34, 31, 36, 27, 23, 32, 35, 33, 37, 30, 26, 1, 25, 22, 9, 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3131.7481381273" calcext:value-type="float">
            <text:p>13131.7481381273</text:p>
          </table:table-cell>
          <table:table-cell office:value-type="string" calcext:value-type="string">
            <text:p>[2, 6, 10, 26, 15, 18, 17, 12, 14, 8, 11, 16, 23, 20, 9, 19, 24, 28, 34, 32, 33, 37, 35, 30, 27, 36, 31, 13, 0, 1, 3, 5, 22, 25, 29, 21, 7, 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3042.8978566332" calcext:value-type="float">
            <text:p>13042.8978566332</text:p>
          </table:table-cell>
          <table:table-cell office:value-type="string" calcext:value-type="string">
            <text:p>[0, 9, 13, 20, 22, 25, 24, 35, 32, 37, 31, 28, 29, 2, 4, 5, 12, 19, 21, 14, 11, 10, 34, 36, 26, 15, 8, 6, 18, 16, 17, 33, 30, 27, 23, 7, 3, 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139.5022379076" calcext:value-type="float">
            <text:p>11139.5022379076</text:p>
          </table:table-cell>
          <table:table-cell office:value-type="string" calcext:value-type="string">
            <text:p>[26, 16, 15, 17, 18, 21, 19, 22, 25, 24, 14, 12, 3, 1, 0, 9, 20, 28, 27, 32, 33, 35, 37, 29, 13, 2, 4, 5, 6, 7, 8, 10, 11, 23, 31, 34, 36, 3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2070.9601648008" calcext:value-type="float">
            <text:p>12070.9601648008</text:p>
          </table:table-cell>
          <table:table-cell office:value-type="string" calcext:value-type="string">
            <text:p>[21, 12, 19, 22, 25, 28, 20, 13, 9, 0, 1, 2, 5, 6, 24, 31, 29, 35, 30, 8, 4, 3, 15, 7, 16, 18, 23, 27, 37, 34, 36, 33, 32, 26, 17, 10, 11, 1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0942.4849348639" calcext:value-type="float">
            <text:p>10942.4849348639</text:p>
          </table:table-cell>
          <table:table-cell office:value-type="string" calcext:value-type="string">
            <text:p>[10, 11, 8, 5, 7, 21, 22, 20, 13, 9, 23, 26, 15, 18, 17, 16, 4, 0, 1, 3, 2, 6, 14, 12, 19, 24, 25, 29, 28, 31, 34, 36, 37, 30, 32, 35, 33, 27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1734.5399295958" calcext:value-type="float">
            <text:p>11734.5399295958</text:p>
          </table:table-cell>
          <table:table-cell office:value-type="string" calcext:value-type="string">
            <text:p>[4, 2, 6, 7, 8, 14, 1, 9, 20, 28, 31, 25, 21, 23, 27, 32, 33, 26, 12, 22, 24, 19, 16, 15, 11, 10, 17, 18, 37, 36, 30, 35, 34, 29, 13, 0, 3, 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1888.5175953365" calcext:value-type="float">
            <text:p>11888.5175953365</text:p>
          </table:table-cell>
          <table:table-cell office:value-type="string" calcext:value-type="string">
            <text:p>[28, 34, 26, 27, 11, 10, 12, 14, 7, 4, 5, 3, 1, 0, 2, 6, 19, 24, 13, 9, 20, 29, 23, 21, 8, 15, 17, 16, 18, 22, 25, 36, 32, 33, 30, 35, 37, 3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3021.7904776304" calcext:value-type="float">
            <text:p>13021.7904776304</text:p>
          </table:table-cell>
          <table:table-cell office:value-type="string" calcext:value-type="string">
            <text:p>[16, 15, 8, 5, 4, 2, 6, 7, 23, 27, 26, 18, 17, 3, 13, 9, 20, 28, 24, 12, 14, 37, 36, 21, 1, 0, 32, 35, 30, 33, 34, 31, 29, 22, 25, 19, 11, 1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2202.4126462637" calcext:value-type="float">
            <text:p>12202.4126462637</text:p>
          </table:table-cell>
          <table:table-cell office:value-type="string" calcext:value-type="string">
            <text:p>[7, 8, 6, 2, 4, 5, 14, 12, 22, 24, 25, 23, 30, 37, 36, 34, 32, 33, 27, 3, 1, 0, 19, 26, 35, 16, 15, 10, 11, 18, 17, 9, 13, 20, 28, 29, 31, 2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2592.0301410483" calcext:value-type="float">
            <text:p>12592.0301410483</text:p>
          </table:table-cell>
          <table:table-cell office:value-type="string" calcext:value-type="string">
            <text:p>[12, 6, 11, 10, 7, 13, 20, 9, 24, 25, 21, 36, 23, 4, 2, 1, 0, 29, 34, 37, 32, 33, 30, 35, 26, 27, 31, 28, 22, 19, 16, 18, 17, 15, 8, 5, 3, 1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0799.2383074958" calcext:value-type="float">
            <text:p>10799.2383074958</text:p>
          </table:table-cell>
          <table:table-cell office:value-type="string" calcext:value-type="string">
            <text:p>[5, 12, 14, 20, 13, 9, 0, 1, 3, 4, 2, 7, 18, 17, 23, 27, 29, 31, 28, 25, 24, 22, 19, 21, 8, 10, 16, 15, 36, 34, 30, 35, 37, 32, 33, 26, 11, 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542.2881622974" calcext:value-type="float">
            <text:p>11542.2881622974</text:p>
          </table:table-cell>
          <table:table-cell office:value-type="string" calcext:value-type="string">
            <text:p>[28, 20, 13, 9, 12, 15, 16, 18, 17, 7, 8, 23, 21, 36, 37, 35, 33, 32, 10, 11, 14, 6, 4, 0, 1, 3, 2, 5, 19, 22, 31, 29, 34, 30, 26, 27, 24, 2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0724.8788469842" calcext:value-type="float">
            <text:p>10724.8788469842</text:p>
          </table:table-cell>
          <table:table-cell office:value-type="string" calcext:value-type="string">
            <text:p>[29, 28, 4, 2, 3, 1, 0, 9, 20, 13, 25, 24, 22, 19, 14, 12, 5, 6, 21, 27, 32, 35, 30, 26, 18, 17, 11, 16, 15, 10, 8, 7, 23, 34, 31, 37, 33, 3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2954.550477339" calcext:value-type="float">
            <text:p>12954.550477339</text:p>
          </table:table-cell>
          <table:table-cell office:value-type="string" calcext:value-type="string">
            <text:p>[8, 10, 11, 27, 22, 19, 5, 6, 23, 21, 20, 28, 34, 33, 37, 35, 30, 26, 15, 16, 17, 18, 7, 9, 13, 0, 1, 3, 32, 36, 31, 29, 25, 24, 2, 4, 12, 1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1600.1293644291" calcext:value-type="float">
            <text:p>11600.1293644291</text:p>
          </table:table-cell>
          <table:table-cell office:value-type="string" calcext:value-type="string">
            <text:p>[18, 17, 16, 26, 10, 8, 23, 21, 22, 19, 3, 2, 27, 34, 36, 37, 32, 33, 30, 35, 31, 29, 12, 14, 7, 11, 4, 6, 5, 1, 0, 20, 13, 9, 28, 25, 24, 1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3274.2450878215" calcext:value-type="float">
            <text:p>13274.2450878215</text:p>
          </table:table-cell>
          <table:table-cell office:value-type="string" calcext:value-type="string">
            <text:p>[11, 16, 22, 29, 28, 27, 23, 24, 25, 13, 9, 3, 12, 2, 4, 5, 1, 0, 20, 37, 36, 32, 30, 35, 33, 31, 34, 26, 18, 17, 15, 7, 6, 21, 19, 14, 10, 8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2587.9844816803" calcext:value-type="float">
            <text:p>12587.9844816803</text:p>
          </table:table-cell>
          <table:table-cell office:value-type="string" calcext:value-type="string">
            <text:p>[7, 8, 14, 18, 17, 16, 5, 3, 0, 1, 13, 9, 20, 28, 37, 29, 19, 2, 10, 32, 33, 26, 15, 11, 21, 23, 27, 35, 30, 36, 34, 31, 22, 25, 24, 12, 6, 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3550.955358221" calcext:value-type="float">
            <text:p>13550.955358221</text:p>
          </table:table-cell>
          <table:table-cell office:value-type="string" calcext:value-type="string">
            <text:p>[31, 34, 33, 37, 35, 30, 18, 7, 4, 3, 9, 13, 20, 28, 8, 11, 16, 15, 23, 24, 22, 19, 12, 5, 6, 36, 32, 27, 14, 1, 0, 2, 10, 17, 26, 21, 25, 2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3256.4580850517" calcext:value-type="float">
            <text:p>13256.4580850517</text:p>
          </table:table-cell>
          <table:table-cell office:value-type="string" calcext:value-type="string">
            <text:p>[8, 5, 15, 17, 11, 4, 2, 9, 0, 7, 14, 12, 21, 13, 20, 28, 29, 34, 31, 33, 32, 37, 36, 35, 30, 22, 25, 19, 27, 26, 18, 16, 6, 3, 1, 24, 23, 1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2029.477702591" calcext:value-type="float">
            <text:p>12029.477702591</text:p>
          </table:table-cell>
          <table:table-cell office:value-type="string" calcext:value-type="string">
            <text:p>[7, 8, 11, 10, 26, 30, 35, 37, 36, 31, 29, 28, 34, 27, 23, 21, 18, 15, 2, 4, 6, 5, 3, 24, 25, 22, 14, 12, 17, 16, 32, 33, 19, 1, 13, 9, 20, 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0890.2920110628" calcext:value-type="float">
            <text:p>10890.2920110628</text:p>
          </table:table-cell>
          <table:table-cell office:value-type="string" calcext:value-type="string">
            <text:p>[10, 15, 11, 2, 4, 6, 17, 18, 16, 27, 36, 34, 37, 32, 33, 30, 35, 26, 23, 19, 21, 31, 29, 28, 20, 13, 9, 3, 5, 12, 22, 24, 25, 1, 0, 7, 14, 8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2233.8295266374" calcext:value-type="float">
            <text:p>12233.8295266374</text:p>
          </table:table-cell>
          <table:table-cell office:value-type="string" calcext:value-type="string">
            <text:p>[2, 23, 27, 32, 33, 35, 37, 31, 25, 24, 22, 19, 18, 17, 16, 15, 1, 13, 9, 0, 3, 4, 6, 11, 10, 5, 8, 21, 20, 28, 29, 34, 36, 30, 26, 12, 14, 7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12033.5760057102" calcext:value-type="float">
            <text:p>12033.5760057102</text:p>
          </table:table-cell>
          <table:table-cell office:value-type="string" calcext:value-type="string">
            <text:p>[11, 10, 2, 4, 3, 14, 21, 27, 33, 32, 36, 34, 31, 29, 20, 28, 37, 35, 30, 26, 7, 8, 5, 6, 12, 24, 25, 0, 1, 9, 13, 23, 17, 15, 18, 19, 22, 1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1280.6047541858" calcext:value-type="float">
            <text:p>11280.6047541858</text:p>
          </table:table-cell>
          <table:table-cell office:value-type="string" calcext:value-type="string">
            <text:p>[26, 33, 30, 10, 2, 4, 5, 6, 12, 7, 8, 15, 14, 19, 3, 0, 1, 9, 13, 20, 22, 25, 24, 21, 23, 29, 28, 31, 32, 35, 37, 36, 34, 27, 18, 17, 16, 1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5154.8539018756" calcext:value-type="float">
            <text:p>15154.8539018756</text:p>
          </table:table-cell>
          <table:table-cell office:value-type="string" calcext:value-type="string">
            <text:p>[17, 18, 6, 3, 1, 13, 20, 0, 5, 4, 2, 12, 19, 23, 21, 27, 30, 10, 8, 14, 9, 22, 34, 37, 33, 25, 24, 16, 11, 26, 31, 28, 29, 36, 35, 32, 15, 7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0338.6123292843" calcext:value-type="float">
            <text:p>10338.6123292843</text:p>
          </table:table-cell>
          <table:table-cell office:value-type="string" calcext:value-type="string">
            <text:p>[28, 13, 20, 22, 24, 25, 29, 34, 36, 37, 35, 33, 32, 30, 26, 18, 17, 11, 10, 5, 3, 0, 9, 1, 4, 2, 6, 8, 16, 15, 14, 12, 7, 19, 21, 23, 27, 3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2600.981453072" calcext:value-type="float">
            <text:p>12600.981453072</text:p>
          </table:table-cell>
          <table:table-cell office:value-type="string" calcext:value-type="string">
            <text:p>[3, 5, 6, 2, 4, 0, 1, 13, 9, 20, 14, 12, 8, 7, 15, 19, 22, 21, 16, 17, 18, 35, 30, 33, 27, 23, 25, 26, 10, 11, 24, 31, 34, 36, 37, 32, 29, 28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4220.9540909004" calcext:value-type="float">
            <text:p>14220.9540909004</text:p>
          </table:table-cell>
          <table:table-cell office:value-type="string" calcext:value-type="string">
            <text:p>[23, 27, 26, 30, 33, 32, 34, 13, 20, 28, 19, 4, 6, 2, 3, 0, 1, 25, 24, 22, 11, 7, 8, 10, 17, 35, 37, 36, 14, 15, 18, 16, 5, 9, 31, 29, 21, 12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2450.112898009" calcext:value-type="float">
            <text:p>12450.112898009</text:p>
          </table:table-cell>
          <table:table-cell office:value-type="string" calcext:value-type="string">
            <text:p>[27, 22, 25, 34, 36, 37, 35, 26, 30, 32, 33, 9, 13, 20, 21, 23, 16, 14, 17, 10, 8, 7, 12, 5, 3, 19, 24, 29, 31, 28, 0, 1, 2, 6, 4, 11, 15, 18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1914.1970276718" calcext:value-type="float">
            <text:p>11914.1970276718</text:p>
          </table:table-cell>
          <table:table-cell office:value-type="string" calcext:value-type="string">
            <text:p>[7, 8, 5, 1, 0, 9, 20, 13, 19, 12, 6, 2, 3, 4, 11, 14, 21, 23, 29, 31, 28, 22, 18, 17, 16, 26, 33, 35, 30, 25, 24, 34, 32, 36, 37, 27, 15, 1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2068.2221820589" calcext:value-type="float">
            <text:p>12068.2221820589</text:p>
          </table:table-cell>
          <table:table-cell office:value-type="string" calcext:value-type="string">
            <text:p>[29, 34, 36, 37, 35, 27, 23, 17, 16, 15, 11, 18, 21, 19, 22, 28, 31, 25, 24, 9, 0, 1, 3, 12, 14, 6, 7, 8, 4, 2, 10, 33, 32, 30, 26, 5, 13, 2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2757.4069099477" calcext:value-type="float">
            <text:p>12757.4069099477</text:p>
          </table:table-cell>
          <table:table-cell office:value-type="string" calcext:value-type="string">
            <text:p>[30, 35, 28, 20, 0, 9, 13, 31, 34, 36, 37, 26, 7, 14, 12, 19, 1, 2, 4, 3, 8, 15, 27, 29, 24, 22, 25, 23, 18, 10, 11, 17, 16, 6, 5, 21, 32, 3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2286.1751162253" calcext:value-type="float">
            <text:p>12286.1751162253</text:p>
          </table:table-cell>
          <table:table-cell office:value-type="string" calcext:value-type="string">
            <text:p>[6, 1, 0, 28, 31, 29, 21, 18, 17, 16, 7, 8, 10, 26, 33, 30, 35, 32, 34, 37, 36, 19, 22, 13, 20, 9, 14, 3, 2, 11, 15, 23, 24, 25, 27, 12, 5, 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3944.3739797485" calcext:value-type="float">
            <text:p>13944.3739797485</text:p>
          </table:table-cell>
          <table:table-cell office:value-type="string" calcext:value-type="string">
            <text:p>[27, 26, 24, 22, 16, 15, 2, 5, 7, 8, 6, 21, 20, 13, 19, 23, 25, 29, 31, 28, 34, 36, 30, 18, 10, 11, 17, 12, 14, 1, 4, 3, 0, 9, 37, 33, 32, 3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3410.3476184513" calcext:value-type="float">
            <text:p>13410.3476184513</text:p>
          </table:table-cell>
          <table:table-cell office:value-type="string" calcext:value-type="string">
            <text:p>[27, 18, 15, 7, 14, 12, 5, 1, 0, 20, 24, 25, 30, 35, 26, 3, 6, 4, 2, 22, 29, 13, 9, 28, 31, 34, 19, 21, 36, 37, 32, 33, 17, 16, 10, 11, 8, 2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2845.9300843623" calcext:value-type="float">
            <text:p>12845.9300843623</text:p>
          </table:table-cell>
          <table:table-cell office:value-type="string" calcext:value-type="string">
            <text:p>[20, 13, 25, 21, 22, 6, 12, 1, 0, 9, 14, 11, 7, 5, 3, 2, 4, 10, 16, 15, 8, 17, 18, 23, 34, 36, 26, 27, 35, 32, 37, 33, 30, 24, 19, 28, 31, 2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3586.4936651513" calcext:value-type="float">
            <text:p>13586.4936651513</text:p>
          </table:table-cell>
          <table:table-cell office:value-type="string" calcext:value-type="string">
            <text:p>[24, 14, 6, 21, 25, 13, 3, 4, 2, 36, 30, 35, 10, 18, 15, 26, 17, 8, 7, 12, 5, 16, 11, 22, 19, 23, 27, 32, 33, 37, 34, 31, 29, 28, 20, 0, 1, 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1116.2959412916" calcext:value-type="float">
            <text:p>11116.2959412916</text:p>
          </table:table-cell>
          <table:table-cell office:value-type="string" calcext:value-type="string">
            <text:p>[13, 20, 28, 24, 25, 31, 29, 27, 21, 34, 36, 37, 32, 33, 30, 35, 26, 16, 11, 10, 8, 15, 7, 12, 14, 2, 3, 4, 6, 5, 1, 0, 9, 22, 19, 23, 17, 18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1390.2502887123" calcext:value-type="float">
            <text:p>11390.2502887123</text:p>
          </table:table-cell>
          <table:table-cell office:value-type="string" calcext:value-type="string">
            <text:p>[28, 20, 25, 21, 34, 36, 37, 32, 33, 35, 30, 26, 15, 7, 6, 10, 11, 8, 14, 13, 9, 0, 1, 17, 16, 27, 23, 18, 3, 2, 4, 5, 12, 22, 24, 19, 31, 2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1729.4899356704" calcext:value-type="float">
            <text:p>11729.4899356704</text:p>
          </table:table-cell>
          <table:table-cell office:value-type="string" calcext:value-type="string">
            <text:p>[10, 16, 15, 8, 4, 0, 1, 3, 2, 11, 17, 18, 21, 19, 34, 31, 29, 28, 20, 13, 9, 12, 14, 22, 25, 24, 36, 32, 37, 27, 23, 26, 30, 35, 33, 7, 5, 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2384.2048605382" calcext:value-type="float">
            <text:p>12384.2048605382</text:p>
          </table:table-cell>
          <table:table-cell office:value-type="string" calcext:value-type="string">
            <text:p>[13, 20, 28, 31, 33, 35, 30, 17, 16, 15, 11, 10, 26, 32, 37, 24, 23, 18, 27, 36, 34, 29, 14, 12, 19, 22, 7, 8, 6, 25, 21, 3, 5, 2, 4, 0, 1, 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2152.6449614856" calcext:value-type="float">
            <text:p>12152.6449614856</text:p>
          </table:table-cell>
          <table:table-cell office:value-type="string" calcext:value-type="string">
            <text:p>[14, 15, 16, 23, 25, 24, 10, 11, 18, 21, 20, 13, 9, 0, 1, 28, 31, 34, 36, 27, 26, 17, 7, 5, 19, 22, 33, 30, 35, 32, 37, 29, 3, 2, 4, 6, 8, 12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0811.887052369" calcext:value-type="float">
            <text:p>10811.887052369</text:p>
          </table:table-cell>
          <table:table-cell office:value-type="string" calcext:value-type="string">
            <text:p>[11, 15, 23, 14, 8, 7, 3, 2, 4, 5, 6, 12, 19, 22, 25, 21, 24, 35, 30, 26, 20, 9, 13, 1, 0, 28, 31, 29, 34, 36, 33, 37, 32, 27, 17, 18, 16, 1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2740.7387745262" calcext:value-type="float">
            <text:p>12740.7387745262</text:p>
          </table:table-cell>
          <table:table-cell office:value-type="string" calcext:value-type="string">
            <text:p>[21, 22, 26, 30, 35, 32, 27, 23, 10, 11, 18, 17, 16, 15, 8, 5, 14, 12, 13, 9, 3, 6, 7, 20, 29, 33, 37, 34, 36, 31, 28, 0, 1, 4, 2, 19, 25, 2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4919.4777270503" calcext:value-type="float">
            <text:p>14919.4777270503</text:p>
          </table:table-cell>
          <table:table-cell office:value-type="string" calcext:value-type="string">
            <text:p>[13, 34, 35, 22, 19, 6, 5, 2, 3, 9, 1, 0, 20, 31, 28, 29, 23, 21, 8, 12, 36, 30, 26, 33, 32, 37, 27, 14, 18, 11, 16, 7, 4, 10, 15, 17, 24, 2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4299.4625407554" calcext:value-type="float">
            <text:p>14299.4625407554</text:p>
          </table:table-cell>
          <table:table-cell office:value-type="string" calcext:value-type="string">
            <text:p>[29, 34, 36, 33, 23, 13, 9, 1, 3, 8, 15, 16, 10, 11, 18, 30, 32, 37, 35, 26, 21, 19, 0, 12, 17, 2, 4, 22, 24, 14, 7, 6, 5, 27, 25, 31, 20, 2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3088.9485418147" calcext:value-type="float">
            <text:p>13088.9485418147</text:p>
          </table:table-cell>
          <table:table-cell office:value-type="string" calcext:value-type="string">
            <text:p>[0, 9, 13, 2, 4, 7, 14, 23, 21, 22, 24, 25, 19, 12, 11, 16, 18, 17, 15, 27, 28, 31, 29, 34, 36, 32, 6, 5, 1, 20, 30, 35, 37, 33, 26, 10, 8, 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513.0798332943" calcext:value-type="float">
            <text:p>14513.0798332943</text:p>
          </table:table-cell>
          <table:table-cell office:value-type="string" calcext:value-type="string">
            <text:p>[7, 14, 12, 17, 10, 8, 6, 4, 2, 1, 9, 13, 20, 21, 26, 30, 18, 16, 32, 33, 34, 28, 23, 22, 0, 3, 19, 31, 29, 25, 24, 27, 35, 37, 36, 15, 11, 5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4914.6026689348" calcext:value-type="float">
            <text:p>14914.6026689348</text:p>
          </table:table-cell>
          <table:table-cell office:value-type="string" calcext:value-type="string">
            <text:p>[31, 23, 1, 3, 10, 11, 36, 34, 32, 30, 35, 33, 25, 19, 16, 18, 17, 15, 27, 26, 24, 29, 28, 0, 13, 9, 20, 22, 21, 8, 5, 4, 14, 6, 2, 12, 7, 3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2300.0927681355" calcext:value-type="float">
            <text:p>12300.0927681355</text:p>
          </table:table-cell>
          <table:table-cell office:value-type="string" calcext:value-type="string">
            <text:p>[9, 20, 28, 29, 31, 34, 37, 36, 23, 14, 6, 4, 2, 3, 13, 22, 32, 21, 7, 8, 17, 16, 18, 12, 5, 10, 15, 11, 30, 35, 33, 26, 27, 24, 25, 19, 0, 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3594.1031067252" calcext:value-type="float">
            <text:p>13594.1031067252</text:p>
          </table:table-cell>
          <table:table-cell office:value-type="string" calcext:value-type="string">
            <text:p>[32, 33, 18, 16, 11, 10, 12, 14, 24, 25, 19, 21, 26, 27, 29, 31, 23, 37, 35, 17, 15, 8, 5, 6, 7, 3, 1, 0, 9, 13, 20, 22, 4, 2, 28, 34, 30, 36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4446.7655611465" calcext:value-type="float">
            <text:p>14446.7655611465</text:p>
          </table:table-cell>
          <table:table-cell office:value-type="string" calcext:value-type="string">
            <text:p>[34, 19, 12, 14, 23, 30, 35, 37, 32, 33, 36, 6, 2, 17, 26, 18, 21, 31, 29, 9, 0, 3, 16, 15, 10, 11, 8, 7, 4, 5, 1, 13, 20, 24, 25, 27, 22, 2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4426.5019523407" calcext:value-type="float">
            <text:p>14426.5019523407</text:p>
          </table:table-cell>
          <table:table-cell office:value-type="string" calcext:value-type="string">
            <text:p>[37, 36, 35, 33, 30, 26, 14, 19, 24, 21, 27, 4, 2, 10, 23, 7, 12, 25, 11, 17, 18, 15, 16, 8, 6, 5, 3, 34, 22, 20, 29, 9, 0, 1, 13, 28, 31, 32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4185.939709139" calcext:value-type="float">
            <text:p>14185.939709139</text:p>
          </table:table-cell>
          <table:table-cell office:value-type="string" calcext:value-type="string">
            <text:p>[17, 2, 1, 0, 9, 30, 35, 32, 33, 37, 29, 22, 24, 3, 4, 7, 8, 11, 10, 27, 34, 31, 25, 36, 26, 16, 15, 14, 12, 28, 20, 13, 6, 5, 21, 19, 23, 1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2019.0626111189" calcext:value-type="float">
            <text:p>12019.0626111189</text:p>
          </table:table-cell>
          <table:table-cell office:value-type="string" calcext:value-type="string">
            <text:p>[6, 5, 14, 0, 1, 3, 2, 8, 15, 27, 33, 32, 23, 11, 4, 13, 9, 20, 28, 29, 22, 19, 7, 16, 17, 18, 12, 21, 24, 25, 31, 34, 36, 37, 30, 35, 26, 1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1320.9580966694" calcext:value-type="float">
            <text:p>11320.9580966694</text:p>
          </table:table-cell>
          <table:table-cell office:value-type="string" calcext:value-type="string">
            <text:p>[33, 35, 30, 26, 10, 11, 3, 2, 1, 0, 13, 9, 20, 28, 31, 37, 34, 29, 25, 19, 17, 16, 18, 15, 4, 5, 6, 8, 7, 21, 36, 32, 24, 14, 12, 22, 23, 2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0846.3639683897" calcext:value-type="float">
            <text:p>10846.3639683897</text:p>
          </table:table-cell>
          <table:table-cell office:value-type="string" calcext:value-type="string">
            <text:p>[26, 27, 23, 21, 17, 15, 14, 19, 24, 25, 22, 36, 32, 30, 35, 33, 37, 34, 9, 29, 31, 28, 13, 20, 0, 1, 4, 2, 3, 5, 7, 8, 12, 6, 10, 11, 18, 16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1631.9247388117" calcext:value-type="float">
            <text:p>11631.9247388117</text:p>
          </table:table-cell>
          <table:table-cell office:value-type="string" calcext:value-type="string">
            <text:p>[18, 27, 30, 35, 32, 33, 37, 31, 29, 28, 20, 0, 9, 13, 1, 5, 2, 4, 3, 7, 8, 15, 17, 16, 23, 26, 11, 10, 21, 34, 36, 12, 6, 14, 22, 19, 24, 25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2776.090075864" calcext:value-type="float">
            <text:p>12776.090075864</text:p>
          </table:table-cell>
          <table:table-cell office:value-type="string" calcext:value-type="string">
            <text:p>[16, 25, 29, 31, 34, 36, 37, 30, 35, 32, 18, 17, 7, 3, 1, 0, 9, 13, 27, 33, 26, 24, 22, 11, 10, 15, 21, 23, 20, 28, 19, 14, 8, 6, 12, 5, 2, 4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4334.6194050588" calcext:value-type="float">
            <text:p>14334.6194050588</text:p>
          </table:table-cell>
          <table:table-cell office:value-type="string" calcext:value-type="string">
            <text:p>[1, 12, 8, 6, 7, 15, 11, 13, 20, 9, 0, 19, 24, 25, 30, 33, 32, 37, 31, 34, 27, 26, 16, 18, 23, 21, 36, 35, 10, 17, 29, 28, 22, 4, 2, 14, 5, 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3270.4153686432" calcext:value-type="float">
            <text:p>13270.4153686432</text:p>
          </table:table-cell>
          <table:table-cell office:value-type="string" calcext:value-type="string">
            <text:p>[15, 16, 23, 21, 24, 19, 29, 4, 2, 12, 10, 11, 26, 30, 8, 5, 6, 7, 14, 3, 1, 0, 13, 20, 28, 31, 9, 22, 25, 34, 33, 37, 35, 36, 32, 27, 18, 1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13743.8969381555" calcext:value-type="float">
            <text:p>13743.8969381555</text:p>
          </table:table-cell>
          <table:table-cell office:value-type="string" calcext:value-type="string">
            <text:p>[30, 37, 28, 29, 31, 34, 22, 19, 14, 26, 35, 33, 27, 21, 12, 4, 8, 15, 16, 17, 18, 11, 23, 7, 10, 3, 1, 6, 2, 5, 24, 25, 0, 20, 9, 13, 36, 32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13287.1236894631" calcext:value-type="float">
            <text:p>13287.1236894631</text:p>
          </table:table-cell>
          <table:table-cell office:value-type="string" calcext:value-type="string">
            <text:p>[37, 20, 0, 5, 12, 8, 11, 18, 17, 15, 16, 7, 10, 6, 2, 4, 3, 9, 13, 28, 29, 31, 34, 36, 23, 14, 19, 21, 25, 24, 32, 33, 35, 30, 26, 1, 22, 2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1757.5031686057" calcext:value-type="float">
            <text:p>11757.5031686057</text:p>
          </table:table-cell>
          <table:table-cell office:value-type="string" calcext:value-type="string">
            <text:p>[0, 1, 3, 4, 2, 5, 6, 18, 7, 24, 19, 25, 20, 9, 13, 11, 10, 15, 16, 17, 27, 35, 30, 37, 32, 33, 26, 12, 14, 8, 23, 21, 22, 36, 34, 29, 31, 2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2380.0890736872" calcext:value-type="float">
            <text:p>12380.0890736872</text:p>
          </table:table-cell>
          <table:table-cell office:value-type="string" calcext:value-type="string">
            <text:p>[1, 0, 9, 13, 20, 28, 3, 5, 22, 19, 14, 12, 7, 6, 2, 4, 11, 15, 18, 8, 23, 26, 27, 21, 17, 10, 16, 33, 30, 32, 36, 37, 35, 25, 31, 34, 29, 24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2067.10151757" calcext:value-type="float">
            <text:p>12067.10151757</text:p>
          </table:table-cell>
          <table:table-cell office:value-type="string" calcext:value-type="string">
            <text:p>[18, 4, 2, 1, 0, 29, 34, 31, 28, 20, 9, 13, 3, 5, 11, 8, 7, 12, 19, 25, 24, 23, 33, 32, 35, 30, 15, 10, 16, 17, 6, 14, 21, 22, 37, 36, 27, 26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3705.6165631143" calcext:value-type="float">
            <text:p>13705.6165631143</text:p>
          </table:table-cell>
          <table:table-cell office:value-type="string" calcext:value-type="string">
            <text:p>[5, 13, 9, 20, 29, 31, 28, 25, 24, 14, 2, 4, 6, 15, 23, 0, 1, 3, 27, 26, 16, 18, 30, 35, 33, 32, 17, 7, 8, 19, 22, 37, 34, 36, 21, 12, 11, 1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2410.3869228237" calcext:value-type="float">
            <text:p>12410.3869228237</text:p>
          </table:table-cell>
          <table:table-cell office:value-type="string" calcext:value-type="string">
            <text:p>[33, 32, 35, 30, 26, 16, 17, 21, 22, 19, 2, 4, 24, 25, 15, 7, 6, 8, 11, 10, 18, 13, 9, 0, 20, 28, 31, 34, 37, 36, 27, 23, 14, 12, 5, 1, 3, 2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3534.3632954586" calcext:value-type="float">
            <text:p>13534.3632954586</text:p>
          </table:table-cell>
          <table:table-cell office:value-type="string" calcext:value-type="string">
            <text:p>[12, 14, 24, 29, 25, 28, 13, 0, 1, 22, 19, 5, 6, 4, 10, 15, 8, 7, 27, 32, 33, 37, 31, 34, 23, 21, 9, 20, 36, 35, 30, 26, 16, 18, 17, 2, 3, 1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4125.785854634" calcext:value-type="float">
            <text:p>14125.785854634</text:p>
          </table:table-cell>
          <table:table-cell office:value-type="string" calcext:value-type="string">
            <text:p>[11, 10, 8, 7, 17, 26, 30, 35, 23, 24, 22, 20, 13, 21, 33, 32, 29, 31, 3, 5, 15, 27, 37, 36, 34, 19, 12, 1, 0, 9, 28, 25, 14, 2, 4, 6, 16, 1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2553.1052792019" calcext:value-type="float">
            <text:p>12553.1052792019</text:p>
          </table:table-cell>
          <table:table-cell office:value-type="string" calcext:value-type="string">
            <text:p>[35, 27, 21, 22, 19, 24, 31, 25, 26, 30, 32, 33, 36, 28, 13, 9, 0, 7, 10, 2, 4, 12, 23, 14, 15, 11, 17, 18, 16, 8, 6, 5, 3, 1, 20, 29, 34, 3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2182.5832571894" calcext:value-type="float">
            <text:p>12182.5832571894</text:p>
          </table:table-cell>
          <table:table-cell office:value-type="string" calcext:value-type="string">
            <text:p>[32, 36, 34, 37, 33, 30, 35, 7, 5, 4, 10, 11, 15, 8, 14, 6, 3, 2, 17, 18, 16, 12, 22, 28, 23, 21, 29, 31, 20, 9, 0, 1, 13, 19, 24, 25, 26, 2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3461.2142078391" calcext:value-type="float">
            <text:p>13461.2142078391</text:p>
          </table:table-cell>
          <table:table-cell office:value-type="string" calcext:value-type="string">
            <text:p>[37, 36, 34, 27, 7, 8, 4, 2, 5, 22, 28, 31, 11, 10, 26, 14, 12, 3, 1, 0, 9, 13, 20, 35, 30, 24, 25, 29, 19, 21, 23, 16, 15, 6, 17, 18, 33, 32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695.20886257733" calcext:value-type="float">
            <text:p>9695.20886257733</text:p>
          </table:table-cell>
          <table:table-cell office:value-type="string" calcext:value-type="string">
            <text:p>[12, 16, 17, 18, 21, 25, 24, 22, 19, 23, 14, 5, 7, 11, 10, 15, 8, 6, 4, 2, 3, 1, 0, 9, 13, 20, 28, 26, 33, 30, 35, 32, 37, 29, 31, 34, 36, 2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1703.874126268" calcext:value-type="float">
            <text:p>11703.874126268</text:p>
          </table:table-cell>
          <table:table-cell office:value-type="string" calcext:value-type="string">
            <text:p>[4, 2, 6, 10, 11, 8, 7, 12, 19, 23, 21, 15, 16, 17, 18, 27, 24, 22, 13, 20, 28, 35, 33, 32, 37, 36, 25, 29, 31, 34, 30, 26, 14, 9, 0, 1, 5, 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2862.2684841394" calcext:value-type="float">
            <text:p>12862.2684841394</text:p>
          </table:table-cell>
          <table:table-cell office:value-type="string" calcext:value-type="string">
            <text:p>[36, 37, 12, 5, 19, 22, 25, 24, 21, 23, 34, 29, 28, 31, 20, 9, 13, 3, 2, 4, 6, 10, 18, 17, 14, 26, 35, 32, 33, 27, 0, 1, 7, 8, 15, 16, 11, 3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4295.7322184529" calcext:value-type="float">
            <text:p>14295.7322184529</text:p>
          </table:table-cell>
          <table:table-cell office:value-type="string" calcext:value-type="string">
            <text:p>[4, 6, 7, 27, 33, 37, 34, 28, 13, 20, 22, 16, 17, 18, 14, 3, 2, 19, 21, 23, 32, 36, 31, 29, 11, 10, 26, 35, 30, 15, 8, 5, 12, 1, 0, 9, 24, 25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3302.2853264948" calcext:value-type="float">
            <text:p>13302.2853264948</text:p>
          </table:table-cell>
          <table:table-cell office:value-type="string" calcext:value-type="string">
            <text:p>[14, 13, 9, 24, 22, 19, 12, 18, 17, 23, 21, 27, 33, 37, 36, 30, 35, 26, 8, 7, 10, 11, 16, 6, 5, 3, 1, 4, 2, 0, 20, 31, 34, 32, 28, 29, 25, 15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3306.4258076729" calcext:value-type="float">
            <text:p>13306.4258076729</text:p>
          </table:table-cell>
          <table:table-cell office:value-type="string" calcext:value-type="string">
            <text:p>[10, 11, 18, 17, 8, 7, 6, 2, 4, 15, 16, 32, 36, 37, 35, 33, 30, 26, 34, 21, 28, 31, 29, 5, 3, 13, 20, 24, 19, 0, 1, 9, 22, 23, 27, 25, 14, 12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3840.6829411322" calcext:value-type="float">
            <text:p>13840.6829411322</text:p>
          </table:table-cell>
          <table:table-cell office:value-type="string" calcext:value-type="string">
            <text:p>[24, 12, 7, 6, 8, 11, 10, 15, 18, 22, 25, 19, 21, 23, 14, 9, 13, 27, 37, 36, 32, 35, 26, 17, 16, 1, 0, 20, 28, 30, 33, 31, 34, 29, 4, 2, 3, 5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11030.7474614298" calcext:value-type="float">
            <text:p>11030.7474614298</text:p>
          </table:table-cell>
          <table:table-cell office:value-type="string" calcext:value-type="string">
            <text:p>[26, 35, 30, 36, 29, 27, 32, 33, 37, 34, 31, 28, 20, 13, 9, 19, 6, 4, 2, 0, 1, 3, 5, 8, 7, 25, 24, 22, 11, 16, 17, 18, 21, 23, 12, 14, 15, 1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2874.5561972328" calcext:value-type="float">
            <text:p>12874.5561972328</text:p>
          </table:table-cell>
          <table:table-cell office:value-type="string" calcext:value-type="string">
            <text:p>[2, 5, 4, 3, 1, 25, 23, 17, 30, 32, 33, 37, 34, 31, 28, 24, 11, 16, 15, 27, 26, 35, 36, 29, 20, 13, 0, 9, 22, 14, 12, 8, 7, 6, 10, 18, 21, 1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9299.2242729105" calcext:value-type="float">
            <text:p>9299.2242729105</text:p>
          </table:table-cell>
          <table:table-cell office:value-type="string" calcext:value-type="string">
            <text:p>[35, 37, 34, 31, 29, 24, 22, 25, 21, 27, 26, 17, 16, 23, 19, 14, 7, 15, 18, 11, 10, 8, 4, 2, 6, 12, 5, 3, 1, 0, 9, 13, 20, 28, 36, 32, 30, 3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484.0230215825" calcext:value-type="float">
            <text:p>11484.0230215825</text:p>
          </table:table-cell>
          <table:table-cell office:value-type="string" calcext:value-type="string">
            <text:p>[20, 13, 3, 2, 4, 5, 6, 15, 26, 10, 11, 7, 8, 1, 0, 9, 29, 32, 30, 35, 33, 37, 36, 34, 31, 28, 19, 22, 21, 27, 23, 25, 24, 18, 17, 16, 14, 12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2572.671086864" calcext:value-type="float">
            <text:p>12572.671086864</text:p>
          </table:table-cell>
          <table:table-cell office:value-type="string" calcext:value-type="string">
            <text:p>[27, 33, 35, 30, 26, 6, 4, 2, 5, 7, 8, 15, 10, 11, 32, 36, 37, 34, 25, 19, 14, 17, 18, 16, 12, 3, 1, 20, 0, 9, 28, 24, 23, 21, 22, 13, 29, 3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2687.9964746577" calcext:value-type="float">
            <text:p>12687.9964746577</text:p>
          </table:table-cell>
          <table:table-cell office:value-type="string" calcext:value-type="string">
            <text:p>[24, 19, 5, 6, 7, 8, 15, 18, 11, 4, 9, 28, 31, 29, 23, 14, 12, 20, 13, 0, 1, 17, 16, 10, 2, 3, 21, 27, 32, 33, 36, 37, 26, 30, 35, 34, 25, 22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2436.228162113" calcext:value-type="float">
            <text:p>12436.228162113</text:p>
          </table:table-cell>
          <table:table-cell office:value-type="string" calcext:value-type="string">
            <text:p>[18, 7, 5, 2, 4, 6, 12, 14, 24, 28, 20, 9, 3, 1, 0, 13, 34, 36, 32, 26, 17, 8, 10, 31, 29, 37, 33, 35, 30, 21, 27, 23, 25, 22, 19, 11, 16, 15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2211.936240779" calcext:value-type="float">
            <text:p>12211.936240779</text:p>
          </table:table-cell>
          <table:table-cell office:value-type="string" calcext:value-type="string">
            <text:p>[37, 32, 33, 35, 30, 34, 31, 24, 22, 21, 23, 3, 4, 6, 17, 16, 7, 8, 10, 11, 0, 20, 28, 29, 25, 27, 26, 18, 15, 12, 14, 13, 9, 1, 2, 5, 19, 36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1405.6343993406" calcext:value-type="float">
            <text:p>11405.6343993406</text:p>
          </table:table-cell>
          <table:table-cell office:value-type="string" calcext:value-type="string">
            <text:p>[16, 17, 23, 24, 25, 29, 31, 34, 37, 27, 21, 8, 7, 6, 10, 30, 35, 33, 36, 32, 26, 18, 15, 5, 4, 2, 3, 28, 13, 20, 9, 0, 1, 19, 22, 14, 12, 1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2862.5412330704" calcext:value-type="float">
            <text:p>12862.5412330704</text:p>
          </table:table-cell>
          <table:table-cell office:value-type="string" calcext:value-type="string">
            <text:p>[32, 36, 26, 27, 23, 25, 24, 14, 15, 30, 35, 17, 21, 3, 4, 2, 12, 7, 5, 8, 6, 11, 10, 16, 18, 19, 22, 1, 0, 9, 20, 29, 31, 13, 28, 34, 37, 3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3517.3243142175" calcext:value-type="float">
            <text:p>13517.3243142175</text:p>
          </table:table-cell>
          <table:table-cell office:value-type="string" calcext:value-type="string">
            <text:p>[21, 12, 14, 5, 3, 1, 19, 37, 34, 36, 35, 26, 27, 17, 15, 8, 7, 31, 29, 24, 2, 6, 4, 11, 10, 16, 18, 23, 25, 22, 28, 20, 13, 9, 0, 32, 33, 3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1972.2871755131" calcext:value-type="float">
            <text:p>11972.2871755131</text:p>
          </table:table-cell>
          <table:table-cell office:value-type="string" calcext:value-type="string">
            <text:p>[2, 15, 33, 32, 37, 36, 34, 25, 22, 19, 24, 21, 23, 14, 12, 6, 4, 8, 7, 17, 16, 18, 26, 30, 35, 31, 29, 28, 27, 11, 10, 5, 13, 20, 9, 3, 0, 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9908.69406979252" calcext:value-type="float">
            <text:p>9908.69406979252</text:p>
          </table:table-cell>
          <table:table-cell office:value-type="string" calcext:value-type="string">
            <text:p>[10, 16, 26, 30, 35, 33, 32, 37, 36, 27, 23, 8, 7, 12, 21, 22, 24, 25, 34, 31, 29, 28, 9, 20, 13, 0, 1, 5, 17, 18, 19, 14, 4, 2, 3, 6, 15, 1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1657.6748570119" calcext:value-type="float">
            <text:p>11657.6748570119</text:p>
          </table:table-cell>
          <table:table-cell office:value-type="string" calcext:value-type="string">
            <text:p>[32, 37, 31, 34, 36, 12, 2, 3, 28, 29, 25, 22, 19, 14, 18, 17, 15, 16, 8, 4, 5, 6, 7, 24, 13, 20, 9, 0, 1, 10, 11, 21, 23, 27, 26, 30, 33, 35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1608.3975064895" calcext:value-type="float">
            <text:p>11608.3975064895</text:p>
          </table:table-cell>
          <table:table-cell office:value-type="string" calcext:value-type="string">
            <text:p>[27, 23, 21, 22, 24, 25, 29, 31, 37, 32, 36, 34, 4, 2, 3, 5, 7, 8, 17, 16, 6, 12, 26, 33, 35, 30, 1, 0, 13, 9, 20, 28, 19, 14, 15, 10, 11, 1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1257.4501185831" calcext:value-type="float">
            <text:p>11257.4501185831</text:p>
          </table:table-cell>
          <table:table-cell office:value-type="string" calcext:value-type="string">
            <text:p>[31, 29, 22, 19, 24, 13, 0, 9, 20, 28, 32, 37, 33, 36, 34, 27, 21, 23, 25, 1, 3, 7, 14, 12, 6, 4, 2, 5, 8, 11, 10, 17, 16, 15, 18, 26, 30, 35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2392.8889398174" calcext:value-type="float">
            <text:p>12392.8889398174</text:p>
          </table:table-cell>
          <table:table-cell office:value-type="string" calcext:value-type="string">
            <text:p>[18, 17, 16, 10, 6, 5, 1, 0, 3, 2, 8, 7, 11, 15, 23, 21, 14, 19, 22, 27, 29, 24, 12, 4, 25, 34, 36, 37, 33, 35, 30, 32, 9, 13, 20, 28, 31, 26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2571.8133439969" calcext:value-type="float">
            <text:p>12571.8133439969</text:p>
          </table:table-cell>
          <table:table-cell office:value-type="string" calcext:value-type="string">
            <text:p>[14, 18, 17, 24, 22, 19, 15, 16, 10, 11, 12, 5, 2, 4, 3, 13, 36, 37, 35, 33, 32, 23, 6, 8, 7, 1, 0, 9, 20, 25, 29, 31, 28, 34, 30, 26, 27, 2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2813.7794857568" calcext:value-type="float">
            <text:p>12813.7794857568</text:p>
          </table:table-cell>
          <table:table-cell office:value-type="string" calcext:value-type="string">
            <text:p>[24, 25, 19, 0, 3, 1, 6, 2, 5, 36, 34, 37, 26, 23, 21, 22, 31, 29, 28, 20, 13, 9, 32, 30, 35, 33, 27, 8, 4, 11, 16, 15, 10, 18, 17, 7, 12, 14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4176.6893074068" calcext:value-type="float">
            <text:p>14176.6893074068</text:p>
          </table:table-cell>
          <table:table-cell office:value-type="string" calcext:value-type="string">
            <text:p>[11, 3, 0, 13, 9, 7, 16, 15, 12, 27, 26, 10, 23, 14, 6, 5, 37, 36, 34, 32, 33, 35, 30, 17, 18, 21, 25, 24, 22, 20, 1, 28, 31, 29, 19, 2, 4, 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0498.1506661244" calcext:value-type="float">
            <text:p>10498.1506661244</text:p>
          </table:table-cell>
          <table:table-cell office:value-type="string" calcext:value-type="string">
            <text:p>[9, 0, 1, 3, 2, 4, 6, 5, 12, 7, 8, 10, 11, 15, 16, 23, 27, 18, 17, 14, 19, 24, 22, 31, 34, 37, 33, 35, 32, 36, 28, 29, 30, 26, 21, 25, 20, 1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055.7958420161" calcext:value-type="float">
            <text:p>12055.7958420161</text:p>
          </table:table-cell>
          <table:table-cell office:value-type="string" calcext:value-type="string">
            <text:p>[18, 17, 16, 15, 8, 7, 3, 9, 20, 28, 14, 5, 4, 2, 1, 0, 13, 24, 12, 6, 19, 22, 25, 31, 29, 27, 36, 34, 21, 23, 26, 30, 35, 33, 37, 32, 11, 1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2510.9797649267" calcext:value-type="float">
            <text:p>12510.9797649267</text:p>
          </table:table-cell>
          <table:table-cell office:value-type="string" calcext:value-type="string">
            <text:p>[16, 15, 17, 18, 23, 21, 25, 36, 37, 32, 35, 26, 11, 5, 3, 1, 0, 19, 33, 30, 27, 24, 29, 28, 31, 34, 14, 12, 22, 20, 13, 9, 6, 2, 4, 8, 7, 1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11651.9009754288" calcext:value-type="float">
            <text:p>11651.9009754288</text:p>
          </table:table-cell>
          <table:table-cell office:value-type="string" calcext:value-type="string">
            <text:p>[27, 36, 37, 34, 25, 24, 19, 23, 12, 14, 13, 0, 1, 5, 7, 15, 17, 16, 10, 18, 21, 22, 29, 31, 32, 33, 35, 30, 26, 8, 6, 11, 4, 2, 3, 9, 20, 2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0385.3485627596" calcext:value-type="float">
            <text:p>10385.3485627596</text:p>
          </table:table-cell>
          <table:table-cell office:value-type="string" calcext:value-type="string">
            <text:p>[31, 34, 29, 28, 25, 24, 13, 20, 9, 0, 1, 14, 19, 22, 12, 4, 2, 3, 7, 8, 18, 17, 16, 15, 10, 11, 6, 5, 26, 27, 21, 23, 30, 32, 35, 33, 37, 36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2396.0286963623" calcext:value-type="float">
            <text:p>12396.0286963623</text:p>
          </table:table-cell>
          <table:table-cell office:value-type="string" calcext:value-type="string">
            <text:p>[2, 3, 1, 0, 9, 13, 32, 30, 26, 27, 35, 33, 16, 18, 10, 8, 6, 19, 24, 25, 22, 4, 5, 7, 12, 14, 21, 23, 34, 37, 36, 29, 31, 28, 20, 11, 15, 1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2082.6380840195" calcext:value-type="float">
            <text:p>12082.6380840195</text:p>
          </table:table-cell>
          <table:table-cell office:value-type="string" calcext:value-type="string">
            <text:p>[23, 22, 25, 34, 31, 28, 29, 27, 17, 7, 4, 2, 6, 5, 8, 33, 30, 35, 37, 36, 32, 26, 18, 11, 10, 15, 16, 21, 24, 19, 3, 14, 12, 0, 9, 20, 13, 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2742.4731136116" calcext:value-type="float">
            <text:p>12742.4731136116</text:p>
          </table:table-cell>
          <table:table-cell office:value-type="string" calcext:value-type="string">
            <text:p>[35, 37, 26, 22, 24, 19, 8, 10, 11, 27, 36, 34, 32, 33, 15, 7, 5, 1, 0, 20, 13, 9, 3, 12, 14, 21, 23, 17, 16, 18, 6, 2, 4, 25, 29, 28, 31, 3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4174.5840082285" calcext:value-type="float">
            <text:p>14174.5840082285</text:p>
          </table:table-cell>
          <table:table-cell office:value-type="string" calcext:value-type="string">
            <text:p>[32, 35, 37, 25, 24, 22, 19, 13, 9, 1, 12, 17, 18, 23, 27, 33, 30, 28, 20, 0, 11, 26, 31, 29, 34, 36, 7, 8, 15, 16, 10, 6, 3, 2, 4, 5, 14, 2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3238.6552066391" calcext:value-type="float">
            <text:p>13238.6552066391</text:p>
          </table:table-cell>
          <table:table-cell office:value-type="string" calcext:value-type="string">
            <text:p>[27, 13, 20, 28, 9, 1, 0, 31, 29, 21, 25, 26, 17, 18, 15, 10, 7, 4, 11, 5, 8, 19, 22, 24, 14, 12, 2, 3, 6, 16, 23, 36, 37, 32, 33, 35, 30, 34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1705.2028030173" calcext:value-type="float">
            <text:p>11705.2028030173</text:p>
          </table:table-cell>
          <table:table-cell office:value-type="string" calcext:value-type="string">
            <text:p>[6, 8, 2, 3, 1, 0, 9, 13, 19, 21, 29, 31, 34, 23, 18, 15, 16, 17, 5, 4, 12, 14, 24, 25, 27, 35, 30, 22, 20, 28, 36, 37, 33, 32, 26, 10, 11, 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2915.463541611" calcext:value-type="float">
            <text:p>12915.463541611</text:p>
          </table:table-cell>
          <table:table-cell office:value-type="string" calcext:value-type="string">
            <text:p>[16, 18, 33, 32, 37, 20, 13, 9, 2, 3, 1, 0, 19, 22, 35, 30, 26, 21, 23, 14, 6, 15, 11, 17, 24, 25, 28, 29, 31, 34, 36, 27, 4, 5, 12, 7, 8, 1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2577.3778030212" calcext:value-type="float">
            <text:p>12577.3778030212</text:p>
          </table:table-cell>
          <table:table-cell office:value-type="string" calcext:value-type="string">
            <text:p>[5, 9, 13, 0, 1, 19, 22, 21, 36, 29, 24, 25, 23, 15, 11, 16, 18, 17, 7, 6, 3, 12, 14, 4, 2, 10, 26, 27, 34, 37, 32, 35, 33, 30, 31, 28, 20, 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1789.3441635447" calcext:value-type="float">
            <text:p>11789.3441635447</text:p>
          </table:table-cell>
          <table:table-cell office:value-type="string" calcext:value-type="string">
            <text:p>[37, 32, 36, 29, 28, 24, 25, 31, 34, 33, 27, 15, 18, 23, 16, 12, 5, 2, 4, 14, 13, 20, 9, 0, 1, 19, 22, 21, 8, 7, 3, 6, 10, 11, 17, 26, 30, 35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1816.5752683146" calcext:value-type="float">
            <text:p>11816.5752683146</text:p>
          </table:table-cell>
          <table:table-cell office:value-type="string" calcext:value-type="string">
            <text:p>[9, 13, 0, 1, 7, 8, 10, 11, 15, 12, 6, 3, 2, 4, 33, 32, 37, 36, 18, 17, 16, 26, 30, 35, 27, 23, 14, 5, 19, 24, 29, 34, 31, 28, 22, 25, 21, 2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2117.1347026033" calcext:value-type="float">
            <text:p>12117.1347026033</text:p>
          </table:table-cell>
          <table:table-cell office:value-type="string" calcext:value-type="string">
            <text:p>[3, 4, 6, 5, 12, 16, 10, 11, 8, 7, 17, 15, 18, 24, 21, 19, 14, 2, 0, 9, 20, 31, 28, 29, 36, 34, 37, 33, 26, 23, 25, 27, 35, 30, 32, 22, 13, 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3299.9891183073" calcext:value-type="float">
            <text:p>13299.9891183073</text:p>
          </table:table-cell>
          <table:table-cell office:value-type="string" calcext:value-type="string">
            <text:p>[33, 13, 20, 9, 0, 1, 3, 7, 8, 10, 16, 36, 37, 34, 31, 21, 6, 4, 2, 17, 23, 28, 29, 14, 5, 12, 19, 25, 24, 22, 11, 18, 15, 27, 30, 26, 32, 35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2004.0657722327" calcext:value-type="float">
            <text:p>12004.0657722327</text:p>
          </table:table-cell>
          <table:table-cell office:value-type="string" calcext:value-type="string">
            <text:p>[16, 15, 10, 11, 8, 17, 18, 26, 27, 35, 30, 33, 37, 32, 36, 34, 23, 21, 22, 19, 24, 25, 28, 29, 20, 31, 12, 7, 2, 4, 3, 0, 1, 5, 6, 13, 9, 14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0433.6923164264" calcext:value-type="float">
            <text:p>10433.6923164264</text:p>
          </table:table-cell>
          <table:table-cell office:value-type="string" calcext:value-type="string">
            <text:p>[15, 17, 18, 16, 10, 7, 12, 24, 25, 22, 21, 23, 27, 33, 32, 31, 28, 20, 19, 26, 30, 35, 37, 36, 34, 29, 13, 9, 0, 1, 14, 6, 3, 5, 4, 2, 8, 1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0998.0169650249" calcext:value-type="float">
            <text:p>10998.0169650249</text:p>
          </table:table-cell>
          <table:table-cell office:value-type="string" calcext:value-type="string">
            <text:p>[11, 26, 30, 35, 33, 32, 37, 36, 31, 34, 29, 28, 20, 24, 21, 14, 6, 4, 2, 0, 1, 9, 13, 25, 22, 15, 10, 16, 27, 23, 19, 3, 5, 12, 17, 18, 7, 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1049.4036628086" calcext:value-type="float">
            <text:p>11049.4036628086</text:p>
          </table:table-cell>
          <table:table-cell office:value-type="string" calcext:value-type="string">
            <text:p>[3, 6, 7, 16, 17, 15, 4, 2, 5, 13, 9, 20, 24, 22, 25, 21, 23, 10, 11, 18, 27, 26, 8, 12, 14, 19, 29, 31, 37, 32, 33, 30, 35, 36, 34, 28, 0, 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2814.4263539899" calcext:value-type="float">
            <text:p>12814.4263539899</text:p>
          </table:table-cell>
          <table:table-cell office:value-type="string" calcext:value-type="string">
            <text:p>[7, 29, 31, 34, 35, 30, 26, 5, 6, 2, 3, 1, 0, 9, 13, 14, 12, 18, 17, 16, 10, 4, 8, 19, 22, 24, 21, 15, 23, 27, 37, 33, 32, 36, 20, 28, 25, 1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1813.3856671885" calcext:value-type="float">
            <text:p>11813.3856671885</text:p>
          </table:table-cell>
          <table:table-cell office:value-type="string" calcext:value-type="string">
            <text:p>[30, 10, 11, 8, 12, 14, 21, 23, 18, 15, 7, 6, 5, 25, 29, 34, 31, 28, 20, 9, 13, 0, 3, 1, 4, 2, 16, 17, 19, 22, 24, 36, 26, 35, 37, 33, 32, 2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2615.3166562202" calcext:value-type="float">
            <text:p>12615.3166562202</text:p>
          </table:table-cell>
          <table:table-cell office:value-type="string" calcext:value-type="string">
            <text:p>[30, 6, 4, 2, 3, 7, 11, 10, 12, 14, 27, 37, 36, 19, 9, 13, 23, 8, 5, 1, 0, 20, 28, 31, 29, 34, 25, 24, 22, 18, 17, 16, 15, 21, 26, 35, 32, 3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2989.0994591718" calcext:value-type="float">
            <text:p>12989.0994591718</text:p>
          </table:table-cell>
          <table:table-cell office:value-type="string" calcext:value-type="string">
            <text:p>[8, 7, 16, 14, 21, 25, 29, 31, 34, 36, 32, 33, 37, 24, 1, 13, 9, 0, 2, 17, 18, 15, 11, 10, 26, 12, 4, 6, 5, 3, 20, 28, 30, 35, 27, 23, 22, 1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3530.4734394701" calcext:value-type="float">
            <text:p>13530.4734394701</text:p>
          </table:table-cell>
          <table:table-cell office:value-type="string" calcext:value-type="string">
            <text:p>[35, 10, 11, 15, 24, 25, 22, 8, 16, 18, 17, 26, 34, 36, 32, 33, 31, 28, 13, 14, 12, 4, 2, 6, 3, 5, 7, 21, 19, 23, 27, 37, 29, 20, 9, 0, 1, 3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4123.8805510826" calcext:value-type="float">
            <text:p>14123.8805510826</text:p>
          </table:table-cell>
          <table:table-cell office:value-type="string" calcext:value-type="string">
            <text:p>[35, 17, 16, 3, 2, 9, 13, 0, 1, 4, 6, 12, 10, 11, 31, 29, 25, 24, 27, 22, 20, 28, 21, 19, 15, 18, 23, 36, 34, 37, 33, 32, 14, 5, 7, 8, 26, 30]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MIN([.D1:.D810])" office:value-type="float" office:value="9076.64162426587" calcext:value-type="float">
            <text:p>9076.641624265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9076.64162426587" calcext:value-type="float">
            <text:p>9076.64162426587</text:p>
          </table:table-cell>
          <table:table-cell office:value-type="string" calcext:value-type="string">
            <text:p>[16, 18, 23, 21, 25, 31, 29, 24, 22, 19, 14, 10, 11, 17, 15, 12, 5, 8, 7, 6, 4, 2, 3, 1, 0, 9, 13, 20, 28, 34, 36, 35, 30, 33, 32, 37, 27, 26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float" office:value="6656" calcext:value-type="float">
            <text:p>6656</text:p>
          </table:table-cell>
          <table:table-cell table:formula="of:=[.D814]-[.D817]" office:value-type="float" office:value="2420.64162426587" calcext:value-type="float">
            <text:p>2420.641624265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1T13:47:00.081071005</dc:date>
    <meta:editing-duration>PT24M37S</meta:editing-duration>
    <meta:editing-cycles>1</meta:editing-cycles>
    <meta:document-statistic meta:table-count="1" meta:cell-count="4058" meta:object-count="0"/>
    <meta:generator>LibreOffice/6.1.5.2$Linux_X86_64 LibreOffice_project/10$Build-2</meta:generator>
  </office:meta>
</office:document-meta>
</file>